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gr5" style:family="graphic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svg:stroke-color="#00ff00" draw:fill="none" draw:textarea-vertical-align="middle"/>
    </style:style>
    <style:style style:name="gr8" style:family="graphic" style:parent-style-name="objectwithoutfill">
      <style:graphic-properties svg:stroke-color="#ffff00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>
        <draw:custom-shape draw:style-name="gr1" draw:text-style-name="P1" xml:id="id1" draw:id="id1" draw:layer="layout" svg:width="0.505cm" svg:height="1.021cm" svg:x="6.505cm" svg:y="11.6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0.505cm" svg:height="1.021cm" svg:x="7.35cm" svg:y="11.6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7.01cm" svg:y1="12.152cm" svg:x2="7.35cm" svg:y2="12.153cm" draw:start-shape="id1" draw:start-glue-point="10" draw:end-shape="id2" draw:end-glue-point="6" svg:d="M7010 12152h170v1h170" svg:viewBox="0 0 341 2">
          <text:p/>
        </draw:connector>
        <draw:custom-shape draw:style-name="gr1" draw:text-style-name="P1" draw:layer="layout" svg:width="0.505cm" svg:height="1.021cm" svg:x="1.326cm" svg:y="18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505cm" svg:height="1.021cm" svg:x="2.122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.732cm" svg:y1="19.465cm" svg:x2="2.122cm" svg:y2="19.466cm" draw:end-shape="id3" draw:end-glue-point="6" svg:d="M1732 19465h-112v1h502" svg:viewBox="0 0 503 2">
          <text:p/>
        </draw:connector>
        <draw:custom-shape draw:style-name="gr1" draw:text-style-name="P1" xml:id="id4" draw:id="id4" draw:layer="layout" svg:width="0.505cm" svg:height="1.021cm" svg:x="2.718cm" svg:y="18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" draw:id="id5" draw:layer="layout" svg:width="0.505cm" svg:height="1.021cm" svg:x="3.563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3.223cm" svg:y1="19.465cm" svg:x2="3.563cm" svg:y2="19.466cm" draw:start-shape="id4" draw:start-glue-point="10" draw:end-shape="id5" draw:end-glue-point="6" svg:d="M3223 19465h170v1h170" svg:viewBox="0 0 341 2">
          <text:p/>
        </draw:connector>
        <draw:custom-shape draw:style-name="gr1" draw:text-style-name="P1" xml:id="id6" draw:id="id6" draw:layer="layout" svg:width="0.505cm" svg:height="1.021cm" svg:x="1.973cm" svg:y="16.0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0.505cm" svg:height="1.021cm" svg:x="2.818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.478cm" svg:y1="16.552cm" svg:x2="2.818cm" svg:y2="16.553cm" draw:start-shape="id6" draw:start-glue-point="10" draw:end-shape="id7" draw:end-glue-point="6" svg:d="M2478 16552h170v1h170" svg:viewBox="0 0 341 2">
          <text:p/>
        </draw:connector>
        <draw:connector draw:style-name="gr3" draw:text-style-name="P1" draw:layer="layout" draw:type="line" svg:x1="2.226cm" svg:y1="17.062cm" svg:x2="1.479cm" svg:y2="18.954cm" draw:start-shape="id6" draw:start-glue-point="8" svg:d="M2226 17062l-747 1892" svg:viewBox="0 0 748 1893">
          <text:p/>
        </draw:connector>
        <draw:connector draw:style-name="gr3" draw:text-style-name="P1" draw:layer="layout" draw:type="line" svg:x1="2.226cm" svg:y1="17.062cm" svg:x2="2.971cm" svg:y2="18.954cm" draw:start-shape="id6" draw:start-glue-point="8" draw:end-shape="id4" draw:end-glue-point="4" svg:d="M2226 17062l745 1892" svg:viewBox="0 0 746 1893">
          <text:p/>
        </draw:connector>
        <draw:connector draw:style-name="gr3" draw:text-style-name="P1" draw:layer="layout" draw:type="line" svg:x1="2.375cm" svg:y1="18.955cm" svg:x2="3.071cm" svg:y2="17.063cm" draw:start-shape="id3" draw:start-glue-point="4" draw:end-shape="id7" draw:end-glue-point="8" svg:d="M2375 18955l696-1892" svg:viewBox="0 0 697 1893">
          <text:p/>
        </draw:connector>
        <draw:connector draw:style-name="gr3" draw:text-style-name="P1" draw:layer="layout" draw:type="line" svg:x1="3.071cm" svg:y1="17.063cm" svg:x2="3.816cm" svg:y2="18.955cm" draw:start-shape="id7" draw:start-glue-point="8" draw:end-shape="id5" draw:end-glue-point="4" svg:d="M3071 17063l745 1892" svg:viewBox="0 0 746 1893">
          <text:p/>
        </draw:connector>
        <draw:custom-shape draw:style-name="gr1" draw:text-style-name="P1" xml:id="id8" draw:id="id8" draw:layer="layout" svg:width="0.505cm" svg:height="1.021cm" svg:x="4.358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9" draw:id="id9" draw:layer="layout" svg:width="0.504cm" svg:height="1.021cm" svg:x="5.20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4.863cm" svg:y1="19.466cm" svg:x2="5.204cm" svg:y2="19.467cm" draw:start-shape="id8" draw:start-glue-point="10" draw:end-shape="id9" draw:end-glue-point="6" svg:d="M4863 19466h171v1h170" svg:viewBox="0 0 342 2">
          <text:p/>
        </draw:connector>
        <draw:custom-shape draw:style-name="gr1" draw:text-style-name="P1" xml:id="id10" draw:id="id10" draw:layer="layout" svg:width="0.505cm" svg:height="1.021cm" svg:x="5.79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1" draw:id="id11" draw:layer="layout" svg:width="0.505cm" svg:height="1.021cm" svg:x="6.64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6.304cm" svg:y1="19.466cm" svg:x2="6.645cm" svg:y2="19.467cm" draw:start-shape="id10" draw:start-glue-point="10" draw:end-shape="id11" draw:end-glue-point="6" svg:d="M6304 19466h170v1h171" svg:viewBox="0 0 342 2">
          <text:p/>
        </draw:connector>
        <draw:custom-shape draw:style-name="gr1" draw:text-style-name="P1" xml:id="id12" draw:id="id12" draw:layer="layout" svg:width="0.505cm" svg:height="1.021cm" svg:x="5.054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3" draw:id="id13" draw:layer="layout" svg:width="0.505cm" svg:height="1.021cm" svg:x="5.9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5.559cm" svg:y1="16.553cm" svg:x2="5.9cm" svg:y2="16.554cm" draw:start-shape="id12" draw:start-glue-point="10" draw:end-shape="id13" draw:end-glue-point="6" svg:d="M5559 16553h170v1h171" svg:viewBox="0 0 342 2">
          <text:p/>
        </draw:connector>
        <draw:connector draw:style-name="gr3" draw:text-style-name="P1" draw:layer="layout" draw:type="line" svg:x1="5.307cm" svg:y1="17.063cm" svg:x2="4.611cm" svg:y2="18.955cm" draw:start-shape="id12" draw:start-glue-point="8" draw:end-shape="id8" draw:end-glue-point="4" svg:d="M5307 17063l-696 1892" svg:viewBox="0 0 697 1893">
          <text:p/>
        </draw:connector>
        <draw:connector draw:style-name="gr3" draw:text-style-name="P1" draw:layer="layout" draw:type="line" svg:x1="5.307cm" svg:y1="17.063cm" svg:x2="6.052cm" svg:y2="18.955cm" draw:start-shape="id12" draw:start-glue-point="8" draw:end-shape="id10" draw:end-glue-point="4" svg:d="M5307 17063l745 1892" svg:viewBox="0 0 746 1893">
          <text:p/>
        </draw:connector>
        <draw:connector draw:style-name="gr3" draw:text-style-name="P1" draw:layer="layout" draw:type="line" svg:x1="5.456cm" svg:y1="18.956cm" svg:x2="6.153cm" svg:y2="17.064cm" draw:start-shape="id9" draw:start-glue-point="4" draw:end-shape="id13" draw:end-glue-point="8" svg:d="M5456 18956l697-1892" svg:viewBox="0 0 698 1893">
          <text:p/>
        </draw:connector>
        <draw:connector draw:style-name="gr3" draw:text-style-name="P1" draw:layer="layout" draw:type="line" svg:x1="6.153cm" svg:y1="17.064cm" svg:x2="6.898cm" svg:y2="18.956cm" draw:start-shape="id13" draw:start-glue-point="8" draw:end-shape="id11" draw:end-glue-point="4" svg:d="M6153 17064l745 1892" svg:viewBox="0 0 746 1893">
          <text:p/>
        </draw:connector>
        <draw:custom-shape draw:style-name="gr1" draw:text-style-name="P1" xml:id="id14" draw:id="id14" draw:layer="layout" svg:width="0.505cm" svg:height="1.021cm" svg:x="3.513cm" svg:y="13.8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5" draw:id="id15" draw:layer="layout" svg:width="0.505cm" svg:height="1.021cm" svg:x="4.358cm" svg:y="13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4.018cm" svg:y1="14.336cm" svg:x2="4.358cm" svg:y2="14.337cm" draw:start-shape="id14" draw:start-glue-point="10" draw:end-shape="id15" draw:end-glue-point="6" svg:d="M4018 14336h170v1h170" svg:viewBox="0 0 341 2">
          <text:p/>
        </draw:connector>
        <draw:connector draw:style-name="gr3" draw:text-style-name="P1" draw:layer="layout" draw:type="line" svg:x1="2.226cm" svg:y1="16.041cm" svg:x2="3.766cm" svg:y2="14.846cm" draw:start-shape="id6" draw:start-glue-point="4" draw:end-shape="id14" draw:end-glue-point="8" svg:d="M2226 16041l1540-1195" svg:viewBox="0 0 1541 1196">
          <text:p/>
        </draw:connector>
        <draw:connector draw:style-name="gr3" draw:text-style-name="P1" draw:layer="layout" draw:type="line" svg:x1="5.307cm" svg:y1="16.042cm" svg:x2="3.766cm" svg:y2="14.846cm" draw:start-shape="id12" draw:start-glue-point="4" draw:end-shape="id14" draw:end-glue-point="8" svg:d="M5307 16042l-1541-1196" svg:viewBox="0 0 1542 1197">
          <text:p/>
        </draw:connector>
        <draw:connector draw:style-name="gr3" draw:text-style-name="P1" draw:layer="layout" draw:type="line" svg:x1="3.071cm" svg:y1="16.042cm" svg:x2="4.611cm" svg:y2="14.847cm" draw:start-shape="id7" draw:start-glue-point="4" draw:end-shape="id15" draw:end-glue-point="8" svg:d="M3071 16042l1540-1195" svg:viewBox="0 0 1541 1196">
          <text:p/>
        </draw:connector>
        <draw:connector draw:style-name="gr3" draw:text-style-name="P1" draw:layer="layout" draw:type="line" svg:x1="6.153cm" svg:y1="16.043cm" svg:x2="4.611cm" svg:y2="14.847cm" draw:start-shape="id13" draw:start-glue-point="4" draw:end-shape="id15" draw:end-glue-point="8" svg:d="M6153 16043l-1542-1196" svg:viewBox="0 0 1543 1197">
          <text:p/>
        </draw:connector>
        <draw:custom-shape draw:style-name="gr1" draw:text-style-name="P1" xml:id="id17" draw:id="id17" draw:layer="layout" svg:width="0.505cm" svg:height="1.021cm" svg:x="8.43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8.044cm" svg:y1="19.466cm" svg:x2="8.434cm" svg:y2="19.467cm" draw:start-shape="id16" draw:start-glue-point="10" draw:end-shape="id17" draw:end-glue-point="6" svg:d="M8044 19466h195v1h195" svg:viewBox="0 0 391 2">
          <text:p/>
        </draw:connector>
        <draw:custom-shape draw:style-name="gr1" draw:text-style-name="P1" xml:id="id18" draw:id="id18" draw:layer="layout" svg:width="0.505cm" svg:height="1.021cm" svg:x="9.03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9" draw:id="id19" draw:layer="layout" svg:width="0.505cm" svg:height="1.021cm" svg:x="9.87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9.535cm" svg:y1="19.466cm" svg:x2="9.875cm" svg:y2="19.467cm" draw:start-shape="id18" draw:start-glue-point="10" draw:end-shape="id19" draw:end-glue-point="6" svg:d="M9535 19466h170v1h170" svg:viewBox="0 0 341 2">
          <text:p/>
        </draw:connector>
        <draw:custom-shape draw:style-name="gr1" draw:text-style-name="P1" xml:id="id20" draw:id="id20" draw:layer="layout" svg:width="0.505cm" svg:height="1.021cm" svg:x="8.285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1" draw:id="id21" draw:layer="layout" svg:width="0.505cm" svg:height="1.021cm" svg:x="9.13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8.79cm" svg:y1="16.553cm" svg:x2="9.13cm" svg:y2="16.554cm" draw:start-shape="id20" draw:start-glue-point="10" draw:end-shape="id21" draw:end-glue-point="6" svg:d="M8790 16553h170v1h170" svg:viewBox="0 0 341 2">
          <text:p/>
        </draw:connector>
        <draw:connector draw:style-name="gr3" draw:text-style-name="P1" draw:layer="layout" draw:type="line" svg:x1="8.538cm" svg:y1="17.063cm" svg:x2="7.792cm" svg:y2="18.955cm" draw:start-shape="id20" draw:start-glue-point="8" draw:end-shape="id16" draw:end-glue-point="4" svg:d="M8538 17063l-746 1892" svg:viewBox="0 0 747 1893">
          <text:p/>
        </draw:connector>
        <draw:connector draw:style-name="gr3" draw:text-style-name="P1" draw:layer="layout" draw:type="line" svg:x1="8.538cm" svg:y1="17.063cm" svg:x2="9.283cm" svg:y2="18.955cm" draw:start-shape="id20" draw:start-glue-point="8" draw:end-shape="id18" draw:end-glue-point="4" svg:d="M8538 17063l745 1892" svg:viewBox="0 0 746 1893">
          <text:p/>
        </draw:connector>
        <draw:connector draw:style-name="gr3" draw:text-style-name="P1" draw:layer="layout" draw:type="line" svg:x1="8.687cm" svg:y1="18.956cm" svg:x2="9.383cm" svg:y2="17.064cm" draw:start-shape="id17" draw:start-glue-point="4" draw:end-shape="id21" draw:end-glue-point="8" svg:d="M8687 18956l696-1892" svg:viewBox="0 0 697 1893">
          <text:p/>
        </draw:connector>
        <draw:connector draw:style-name="gr3" draw:text-style-name="P1" draw:layer="layout" draw:type="line" svg:x1="9.383cm" svg:y1="17.064cm" svg:x2="10.128cm" svg:y2="18.956cm" draw:start-shape="id21" draw:start-glue-point="8" draw:end-shape="id19" draw:end-glue-point="4" svg:d="M9383 17064l745 1892" svg:viewBox="0 0 746 1893">
          <text:p/>
        </draw:connector>
        <draw:custom-shape draw:style-name="gr1" draw:text-style-name="P1" xml:id="id22" draw:id="id22" draw:layer="layout" svg:width="0.505cm" svg:height="1.021cm" svg:x="10.67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3" draw:id="id23" draw:layer="layout" svg:width="0.505cm" svg:height="1.021cm" svg:x="11.516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1.175cm" svg:y1="19.467cm" svg:x2="11.516cm" svg:y2="19.468cm" draw:start-shape="id22" draw:start-glue-point="10" draw:end-shape="id23" draw:end-glue-point="6" svg:d="M11175 19467h170v1h171" svg:viewBox="0 0 342 2">
          <text:p/>
        </draw:connector>
        <draw:custom-shape draw:style-name="gr1" draw:text-style-name="P1" xml:id="id24" draw:id="id24" draw:layer="layout" svg:width="0.505cm" svg:height="1.021cm" svg:x="12.112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5" draw:id="id25" draw:layer="layout" svg:width="0.505cm" svg:height="1.021cm" svg:x="12.957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2.617cm" svg:y1="19.467cm" svg:x2="12.957cm" svg:y2="19.468cm" draw:start-shape="id24" draw:start-glue-point="10" draw:end-shape="id25" draw:end-glue-point="6" svg:d="M12617 19467h170v1h170" svg:viewBox="0 0 341 2">
          <text:p/>
        </draw:connector>
        <draw:custom-shape draw:style-name="gr1" draw:text-style-name="P1" xml:id="id26" draw:id="id26" draw:layer="layout" svg:width="0.505cm" svg:height="1.021cm" svg:x="11.367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7" draw:id="id27" draw:layer="layout" svg:width="0.505cm" svg:height="1.021cm" svg:x="12.212cm" svg:y="16.0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1.872cm" svg:y1="16.554cm" svg:x2="12.212cm" svg:y2="16.555cm" draw:start-shape="id26" draw:start-glue-point="10" draw:end-shape="id27" draw:end-glue-point="6" svg:d="M11872 16554h170v1h170" svg:viewBox="0 0 341 2">
          <text:p/>
        </draw:connector>
        <draw:connector draw:style-name="gr3" draw:text-style-name="P1" draw:layer="layout" draw:type="line" svg:x1="11.62cm" svg:y1="17.064cm" svg:x2="10.923cm" svg:y2="18.956cm" draw:start-shape="id26" draw:start-glue-point="8" draw:end-shape="id22" draw:end-glue-point="4" svg:d="M11620 17064l-697 1892" svg:viewBox="0 0 698 1893">
          <text:p/>
        </draw:connector>
        <draw:connector draw:style-name="gr3" draw:text-style-name="P1" draw:layer="layout" draw:type="line" svg:x1="11.62cm" svg:y1="17.064cm" svg:x2="12.365cm" svg:y2="18.956cm" draw:start-shape="id26" draw:start-glue-point="8" draw:end-shape="id24" draw:end-glue-point="4" svg:d="M11620 17064l745 1892" svg:viewBox="0 0 746 1893">
          <text:p/>
        </draw:connector>
        <draw:connector draw:style-name="gr3" draw:text-style-name="P1" draw:layer="layout" draw:type="line" svg:x1="11.769cm" svg:y1="18.957cm" svg:x2="12.465cm" svg:y2="17.065cm" draw:start-shape="id23" draw:start-glue-point="4" draw:end-shape="id27" draw:end-glue-point="8" svg:d="M11769 18957l696-1892" svg:viewBox="0 0 697 1893">
          <text:p/>
        </draw:connector>
        <draw:connector draw:style-name="gr3" draw:text-style-name="P1" draw:layer="layout" draw:type="line" svg:x1="12.465cm" svg:y1="17.065cm" svg:x2="13.21cm" svg:y2="18.957cm" draw:start-shape="id27" draw:start-glue-point="8" draw:end-shape="id25" draw:end-glue-point="4" svg:d="M12465 17065l745 1892" svg:viewBox="0 0 746 1893">
          <text:p/>
        </draw:connector>
        <draw:custom-shape draw:style-name="gr1" draw:text-style-name="P1" xml:id="id28" draw:id="id28" draw:layer="layout" svg:width="0.505cm" svg:height="1.021cm" svg:x="9.825cm" svg:y="13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9" draw:id="id29" draw:layer="layout" svg:width="0.505cm" svg:height="1.021cm" svg:x="10.67cm" svg:y="13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0.33cm" svg:y1="14.337cm" svg:x2="10.67cm" svg:y2="14.338cm" draw:start-shape="id28" draw:start-glue-point="10" draw:end-shape="id29" draw:end-glue-point="6" svg:d="M10330 14337h170v1h170" svg:viewBox="0 0 341 2">
          <text:p/>
        </draw:connector>
        <draw:connector draw:style-name="gr3" draw:text-style-name="P1" draw:layer="layout" draw:type="line" svg:x1="8.538cm" svg:y1="16.042cm" svg:x2="10.078cm" svg:y2="14.847cm" draw:start-shape="id20" draw:start-glue-point="4" draw:end-shape="id28" draw:end-glue-point="8" svg:d="M8538 16042l1540-1195" svg:viewBox="0 0 1541 1196">
          <text:p/>
        </draw:connector>
        <draw:connector draw:style-name="gr3" draw:text-style-name="P1" draw:layer="layout" draw:type="line" svg:x1="11.62cm" svg:y1="16.043cm" svg:x2="10.078cm" svg:y2="14.847cm" draw:start-shape="id26" draw:start-glue-point="4" draw:end-shape="id28" draw:end-glue-point="8" svg:d="M11620 16043l-1542-1196" svg:viewBox="0 0 1543 1197">
          <text:p/>
        </draw:connector>
        <draw:connector draw:style-name="gr3" draw:text-style-name="P1" draw:layer="layout" draw:type="line" svg:x1="9.383cm" svg:y1="16.043cm" svg:x2="10.923cm" svg:y2="14.848cm" draw:start-shape="id21" draw:start-glue-point="4" draw:end-shape="id29" draw:end-glue-point="8" svg:d="M9383 16043l1540-1195" svg:viewBox="0 0 1541 1196">
          <text:p/>
        </draw:connector>
        <draw:connector draw:style-name="gr3" draw:text-style-name="P1" draw:layer="layout" draw:type="line" svg:x1="12.465cm" svg:y1="16.044cm" svg:x2="10.923cm" svg:y2="14.848cm" draw:start-shape="id27" draw:start-glue-point="4" draw:end-shape="id29" draw:end-glue-point="8" svg:d="M12465 16044l-1542-1196" svg:viewBox="0 0 1543 1197">
          <text:p/>
        </draw:connector>
        <draw:custom-shape draw:style-name="gr1" draw:text-style-name="P1" xml:id="id16" draw:id="id16" draw:layer="layout" svg:width="0.505cm" svg:height="1.021cm" svg:x="7.53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3.766cm" svg:y1="13.825cm" svg:x2="6.758cm" svg:y2="12.662cm" draw:start-shape="id14" draw:start-glue-point="4" draw:end-shape="id1" draw:end-glue-point="8" svg:d="M3766 13825l2992-1163" svg:viewBox="0 0 2993 1164">
          <text:p/>
        </draw:connector>
        <draw:connector draw:style-name="gr3" draw:text-style-name="P1" draw:layer="layout" draw:type="line" svg:x1="4.611cm" svg:y1="13.826cm" svg:x2="7.603cm" svg:y2="12.663cm" draw:start-shape="id15" draw:start-glue-point="4" draw:end-shape="id2" draw:end-glue-point="8" svg:d="M4611 13826l2992-1163" svg:viewBox="0 0 2993 1164">
          <text:p/>
        </draw:connector>
        <draw:connector draw:style-name="gr3" draw:text-style-name="P1" draw:layer="layout" draw:type="line" svg:x1="6.758cm" svg:y1="12.662cm" svg:x2="10.078cm" svg:y2="13.826cm" draw:start-shape="id1" draw:start-glue-point="8" draw:end-shape="id28" draw:end-glue-point="4" svg:d="M6758 12662l3320 1164" svg:viewBox="0 0 3321 1165">
          <text:p/>
        </draw:connector>
        <draw:connector draw:style-name="gr3" draw:text-style-name="P1" draw:layer="layout" draw:type="line" svg:x1="7.603cm" svg:y1="12.663cm" svg:x2="10.923cm" svg:y2="13.827cm" draw:start-shape="id2" draw:start-glue-point="8" draw:end-shape="id29" draw:end-glue-point="4" svg:d="M7603 12663l3320 1164" svg:viewBox="0 0 3321 1165">
          <text:p/>
        </draw:connector>
        <draw:custom-shape draw:style-name="gr1" draw:text-style-name="P1" xml:id="id30" draw:id="id30" draw:layer="layout" svg:width="0.505cm" svg:height="1.021cm" svg:x="19.205cm" svg:y="11.6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1" draw:id="id31" draw:layer="layout" svg:width="0.505cm" svg:height="1.021cm" svg:x="20.05cm" svg:y="11.6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9.71cm" svg:y1="12.152cm" svg:x2="20.05cm" svg:y2="12.153cm" draw:start-shape="id30" draw:start-glue-point="10" draw:end-shape="id31" draw:end-glue-point="6" svg:d="M19710 12152h170v1h170" svg:viewBox="0 0 341 2">
          <text:p/>
        </draw:connector>
        <draw:custom-shape draw:style-name="gr1" draw:text-style-name="P1" draw:layer="layout" svg:width="0.505cm" svg:height="1.021cm" svg:x="14.026cm" svg:y="18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505cm" svg:height="1.021cm" svg:x="14.822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4.432cm" svg:y1="19.465cm" svg:x2="14.822cm" svg:y2="19.466cm" draw:end-shape="id32" draw:end-glue-point="6" svg:d="M14432 19465h-112v1h502" svg:viewBox="0 0 503 2">
          <text:p/>
        </draw:connector>
        <draw:custom-shape draw:style-name="gr1" draw:text-style-name="P1" xml:id="id33" draw:id="id33" draw:layer="layout" svg:width="0.505cm" svg:height="1.021cm" svg:x="15.418cm" svg:y="18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4" draw:id="id34" draw:layer="layout" svg:width="0.505cm" svg:height="1.021cm" svg:x="16.263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5.923cm" svg:y1="19.465cm" svg:x2="16.263cm" svg:y2="19.466cm" draw:start-shape="id33" draw:start-glue-point="10" draw:end-shape="id34" draw:end-glue-point="6" svg:d="M15923 19465h170v1h170" svg:viewBox="0 0 341 2">
          <text:p/>
        </draw:connector>
        <draw:custom-shape draw:style-name="gr1" draw:text-style-name="P1" xml:id="id35" draw:id="id35" draw:layer="layout" svg:width="0.505cm" svg:height="1.021cm" svg:x="14.673cm" svg:y="16.0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6" draw:id="id36" draw:layer="layout" svg:width="0.505cm" svg:height="1.021cm" svg:x="15.518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5.178cm" svg:y1="16.552cm" svg:x2="15.518cm" svg:y2="16.553cm" draw:start-shape="id35" draw:start-glue-point="10" draw:end-shape="id36" draw:end-glue-point="6" svg:d="M15178 16552h170v1h170" svg:viewBox="0 0 341 2">
          <text:p/>
        </draw:connector>
        <draw:connector draw:style-name="gr3" draw:text-style-name="P1" draw:layer="layout" draw:type="line" svg:x1="14.926cm" svg:y1="17.062cm" svg:x2="14.179cm" svg:y2="18.954cm" draw:start-shape="id35" draw:start-glue-point="8" svg:d="M14926 17062l-747 1892" svg:viewBox="0 0 748 1893">
          <text:p/>
        </draw:connector>
        <draw:connector draw:style-name="gr3" draw:text-style-name="P1" draw:layer="layout" draw:type="line" svg:x1="14.926cm" svg:y1="17.062cm" svg:x2="15.671cm" svg:y2="18.954cm" draw:start-shape="id35" draw:start-glue-point="8" draw:end-shape="id33" draw:end-glue-point="4" svg:d="M14926 17062l745 1892" svg:viewBox="0 0 746 1893">
          <text:p/>
        </draw:connector>
        <draw:connector draw:style-name="gr3" draw:text-style-name="P1" draw:layer="layout" draw:type="line" svg:x1="15.075cm" svg:y1="18.955cm" svg:x2="15.771cm" svg:y2="17.063cm" draw:start-shape="id32" draw:start-glue-point="4" draw:end-shape="id36" draw:end-glue-point="8" svg:d="M15075 18955l696-1892" svg:viewBox="0 0 697 1893">
          <text:p/>
        </draw:connector>
        <draw:connector draw:style-name="gr3" draw:text-style-name="P1" draw:layer="layout" draw:type="line" svg:x1="15.771cm" svg:y1="17.063cm" svg:x2="16.516cm" svg:y2="18.955cm" draw:start-shape="id36" draw:start-glue-point="8" draw:end-shape="id34" draw:end-glue-point="4" svg:d="M15771 17063l745 1892" svg:viewBox="0 0 746 1893">
          <text:p/>
        </draw:connector>
        <draw:custom-shape draw:style-name="gr1" draw:text-style-name="P1" xml:id="id37" draw:id="id37" draw:layer="layout" svg:width="0.505cm" svg:height="1.021cm" svg:x="17.058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8" draw:id="id38" draw:layer="layout" svg:width="0.504cm" svg:height="1.021cm" svg:x="17.90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7.563cm" svg:y1="19.466cm" svg:x2="17.904cm" svg:y2="19.467cm" draw:start-shape="id37" draw:start-glue-point="10" draw:end-shape="id38" draw:end-glue-point="6" svg:d="M17563 19466h171v1h170" svg:viewBox="0 0 342 2">
          <text:p/>
        </draw:connector>
        <draw:custom-shape draw:style-name="gr1" draw:text-style-name="P1" xml:id="id39" draw:id="id39" draw:layer="layout" svg:width="0.505cm" svg:height="1.021cm" svg:x="18.49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0" draw:id="id40" draw:layer="layout" svg:width="0.505cm" svg:height="1.021cm" svg:x="19.34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9.004cm" svg:y1="19.466cm" svg:x2="19.345cm" svg:y2="19.467cm" draw:start-shape="id39" draw:start-glue-point="10" draw:end-shape="id40" draw:end-glue-point="6" svg:d="M19004 19466h170v1h171" svg:viewBox="0 0 342 2">
          <text:p/>
        </draw:connector>
        <draw:custom-shape draw:style-name="gr1" draw:text-style-name="P1" xml:id="id41" draw:id="id41" draw:layer="layout" svg:width="0.505cm" svg:height="1.021cm" svg:x="17.754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2" draw:id="id42" draw:layer="layout" svg:width="0.505cm" svg:height="1.021cm" svg:x="18.6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8.259cm" svg:y1="16.553cm" svg:x2="18.6cm" svg:y2="16.554cm" draw:start-shape="id41" draw:start-glue-point="10" draw:end-shape="id42" draw:end-glue-point="6" svg:d="M18259 16553h170v1h171" svg:viewBox="0 0 342 2">
          <text:p/>
        </draw:connector>
        <draw:connector draw:style-name="gr3" draw:text-style-name="P1" draw:layer="layout" draw:type="line" svg:x1="18.007cm" svg:y1="17.063cm" svg:x2="17.311cm" svg:y2="18.955cm" draw:start-shape="id41" draw:start-glue-point="8" draw:end-shape="id37" draw:end-glue-point="4" svg:d="M18007 17063l-696 1892" svg:viewBox="0 0 697 1893">
          <text:p/>
        </draw:connector>
        <draw:connector draw:style-name="gr3" draw:text-style-name="P1" draw:layer="layout" draw:type="line" svg:x1="18.007cm" svg:y1="17.063cm" svg:x2="18.752cm" svg:y2="18.955cm" draw:start-shape="id41" draw:start-glue-point="8" draw:end-shape="id39" draw:end-glue-point="4" svg:d="M18007 17063l745 1892" svg:viewBox="0 0 746 1893">
          <text:p/>
        </draw:connector>
        <draw:connector draw:style-name="gr3" draw:text-style-name="P1" draw:layer="layout" draw:type="line" svg:x1="18.156cm" svg:y1="18.956cm" svg:x2="18.853cm" svg:y2="17.064cm" draw:start-shape="id38" draw:start-glue-point="4" draw:end-shape="id42" draw:end-glue-point="8" svg:d="M18156 18956l697-1892" svg:viewBox="0 0 698 1893">
          <text:p/>
        </draw:connector>
        <draw:connector draw:style-name="gr3" draw:text-style-name="P1" draw:layer="layout" draw:type="line" svg:x1="18.853cm" svg:y1="17.064cm" svg:x2="19.598cm" svg:y2="18.956cm" draw:start-shape="id42" draw:start-glue-point="8" draw:end-shape="id40" draw:end-glue-point="4" svg:d="M18853 17064l745 1892" svg:viewBox="0 0 746 1893">
          <text:p/>
        </draw:connector>
        <draw:custom-shape draw:style-name="gr1" draw:text-style-name="P1" xml:id="id43" draw:id="id43" draw:layer="layout" svg:width="0.505cm" svg:height="1.021cm" svg:x="16.213cm" svg:y="13.8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4" draw:id="id44" draw:layer="layout" svg:width="0.505cm" svg:height="1.021cm" svg:x="17.058cm" svg:y="13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6.718cm" svg:y1="14.336cm" svg:x2="17.058cm" svg:y2="14.337cm" draw:start-shape="id43" draw:start-glue-point="10" draw:end-shape="id44" draw:end-glue-point="6" svg:d="M16718 14336h170v1h170" svg:viewBox="0 0 341 2">
          <text:p/>
        </draw:connector>
        <draw:connector draw:style-name="gr3" draw:text-style-name="P1" draw:layer="layout" draw:type="line" svg:x1="14.926cm" svg:y1="16.041cm" svg:x2="16.466cm" svg:y2="14.846cm" draw:start-shape="id35" draw:start-glue-point="4" draw:end-shape="id43" draw:end-glue-point="8" svg:d="M14926 16041l1540-1195" svg:viewBox="0 0 1541 1196">
          <text:p/>
        </draw:connector>
        <draw:connector draw:style-name="gr3" draw:text-style-name="P1" draw:layer="layout" draw:type="line" svg:x1="18.007cm" svg:y1="16.042cm" svg:x2="16.466cm" svg:y2="14.846cm" draw:start-shape="id41" draw:start-glue-point="4" draw:end-shape="id43" draw:end-glue-point="8" svg:d="M18007 16042l-1541-1196" svg:viewBox="0 0 1542 1197">
          <text:p/>
        </draw:connector>
        <draw:connector draw:style-name="gr3" draw:text-style-name="P1" draw:layer="layout" draw:type="line" svg:x1="15.771cm" svg:y1="16.042cm" svg:x2="17.311cm" svg:y2="14.847cm" draw:start-shape="id36" draw:start-glue-point="4" draw:end-shape="id44" draw:end-glue-point="8" svg:d="M15771 16042l1540-1195" svg:viewBox="0 0 1541 1196">
          <text:p/>
        </draw:connector>
        <draw:connector draw:style-name="gr3" draw:text-style-name="P1" draw:layer="layout" draw:type="line" svg:x1="18.853cm" svg:y1="16.043cm" svg:x2="17.311cm" svg:y2="14.847cm" draw:start-shape="id42" draw:start-glue-point="4" draw:end-shape="id44" draw:end-glue-point="8" svg:d="M18853 16043l-1542-1196" svg:viewBox="0 0 1543 1197">
          <text:p/>
        </draw:connector>
        <draw:custom-shape draw:style-name="gr1" draw:text-style-name="P1" xml:id="id46" draw:id="id46" draw:layer="layout" svg:width="0.505cm" svg:height="1.021cm" svg:x="21.13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0.744cm" svg:y1="19.466cm" svg:x2="21.134cm" svg:y2="19.467cm" draw:start-shape="id45" draw:start-glue-point="10" draw:end-shape="id46" draw:end-glue-point="6" svg:d="M20744 19466h195v1h195" svg:viewBox="0 0 391 2">
          <text:p/>
        </draw:connector>
        <draw:custom-shape draw:style-name="gr1" draw:text-style-name="P1" xml:id="id47" draw:id="id47" draw:layer="layout" svg:width="0.505cm" svg:height="1.021cm" svg:x="21.73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8" draw:id="id48" draw:layer="layout" svg:width="0.505cm" svg:height="1.021cm" svg:x="22.57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2.235cm" svg:y1="19.466cm" svg:x2="22.575cm" svg:y2="19.467cm" draw:start-shape="id47" draw:start-glue-point="10" draw:end-shape="id48" draw:end-glue-point="6" svg:d="M22235 19466h170v1h170" svg:viewBox="0 0 341 2">
          <text:p/>
        </draw:connector>
        <draw:custom-shape draw:style-name="gr1" draw:text-style-name="P1" xml:id="id49" draw:id="id49" draw:layer="layout" svg:width="0.505cm" svg:height="1.021cm" svg:x="20.985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0" draw:id="id50" draw:layer="layout" svg:width="0.505cm" svg:height="1.021cm" svg:x="21.83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1.49cm" svg:y1="16.553cm" svg:x2="21.83cm" svg:y2="16.554cm" draw:start-shape="id49" draw:start-glue-point="10" draw:end-shape="id50" draw:end-glue-point="6" svg:d="M21490 16553h170v1h170" svg:viewBox="0 0 341 2">
          <text:p/>
        </draw:connector>
        <draw:connector draw:style-name="gr3" draw:text-style-name="P1" draw:layer="layout" draw:type="line" svg:x1="21.238cm" svg:y1="17.063cm" svg:x2="20.492cm" svg:y2="18.955cm" draw:start-shape="id49" draw:start-glue-point="8" draw:end-shape="id45" draw:end-glue-point="4" svg:d="M21238 17063l-746 1892" svg:viewBox="0 0 747 1893">
          <text:p/>
        </draw:connector>
        <draw:connector draw:style-name="gr3" draw:text-style-name="P1" draw:layer="layout" draw:type="line" svg:x1="21.238cm" svg:y1="17.063cm" svg:x2="21.983cm" svg:y2="18.955cm" draw:start-shape="id49" draw:start-glue-point="8" draw:end-shape="id47" draw:end-glue-point="4" svg:d="M21238 17063l745 1892" svg:viewBox="0 0 746 1893">
          <text:p/>
        </draw:connector>
        <draw:connector draw:style-name="gr3" draw:text-style-name="P1" draw:layer="layout" draw:type="line" svg:x1="21.387cm" svg:y1="18.956cm" svg:x2="22.083cm" svg:y2="17.064cm" draw:start-shape="id46" draw:start-glue-point="4" draw:end-shape="id50" draw:end-glue-point="8" svg:d="M21387 18956l696-1892" svg:viewBox="0 0 697 1893">
          <text:p/>
        </draw:connector>
        <draw:connector draw:style-name="gr3" draw:text-style-name="P1" draw:layer="layout" draw:type="line" svg:x1="22.083cm" svg:y1="17.064cm" svg:x2="22.828cm" svg:y2="18.956cm" draw:start-shape="id50" draw:start-glue-point="8" draw:end-shape="id48" draw:end-glue-point="4" svg:d="M22083 17064l745 1892" svg:viewBox="0 0 746 1893">
          <text:p/>
        </draw:connector>
        <draw:custom-shape draw:style-name="gr1" draw:text-style-name="P1" xml:id="id51" draw:id="id51" draw:layer="layout" svg:width="0.505cm" svg:height="1.021cm" svg:x="23.37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2" draw:id="id52" draw:layer="layout" svg:width="0.505cm" svg:height="1.021cm" svg:x="24.216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3.875cm" svg:y1="19.467cm" svg:x2="24.216cm" svg:y2="19.468cm" draw:start-shape="id51" draw:start-glue-point="10" draw:end-shape="id52" draw:end-glue-point="6" svg:d="M23875 19467h170v1h171" svg:viewBox="0 0 342 2">
          <text:p/>
        </draw:connector>
        <draw:custom-shape draw:style-name="gr1" draw:text-style-name="P1" xml:id="id53" draw:id="id53" draw:layer="layout" svg:width="0.505cm" svg:height="1.021cm" svg:x="24.812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4" draw:id="id54" draw:layer="layout" svg:width="0.505cm" svg:height="1.021cm" svg:x="25.657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5.317cm" svg:y1="19.467cm" svg:x2="25.657cm" svg:y2="19.468cm" draw:start-shape="id53" draw:start-glue-point="10" draw:end-shape="id54" draw:end-glue-point="6" svg:d="M25317 19467h170v1h170" svg:viewBox="0 0 341 2">
          <text:p/>
        </draw:connector>
        <draw:custom-shape draw:style-name="gr1" draw:text-style-name="P1" xml:id="id55" draw:id="id55" draw:layer="layout" svg:width="0.505cm" svg:height="1.021cm" svg:x="24.067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6" draw:id="id56" draw:layer="layout" svg:width="0.505cm" svg:height="1.021cm" svg:x="24.912cm" svg:y="16.0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4.572cm" svg:y1="16.554cm" svg:x2="24.912cm" svg:y2="16.555cm" draw:start-shape="id55" draw:start-glue-point="10" draw:end-shape="id56" draw:end-glue-point="6" svg:d="M24572 16554h170v1h170" svg:viewBox="0 0 341 2">
          <text:p/>
        </draw:connector>
        <draw:connector draw:style-name="gr3" draw:text-style-name="P1" draw:layer="layout" draw:type="line" svg:x1="24.32cm" svg:y1="17.064cm" svg:x2="23.623cm" svg:y2="18.956cm" draw:start-shape="id55" draw:start-glue-point="8" draw:end-shape="id51" draw:end-glue-point="4" svg:d="M24320 17064l-697 1892" svg:viewBox="0 0 698 1893">
          <text:p/>
        </draw:connector>
        <draw:connector draw:style-name="gr3" draw:text-style-name="P1" draw:layer="layout" draw:type="line" svg:x1="24.32cm" svg:y1="17.064cm" svg:x2="25.065cm" svg:y2="18.956cm" draw:start-shape="id55" draw:start-glue-point="8" draw:end-shape="id53" draw:end-glue-point="4" svg:d="M24320 17064l745 1892" svg:viewBox="0 0 746 1893">
          <text:p/>
        </draw:connector>
        <draw:connector draw:style-name="gr3" draw:text-style-name="P1" draw:layer="layout" draw:type="line" svg:x1="24.469cm" svg:y1="18.957cm" svg:x2="25.165cm" svg:y2="17.065cm" draw:start-shape="id52" draw:start-glue-point="4" draw:end-shape="id56" draw:end-glue-point="8" svg:d="M24469 18957l696-1892" svg:viewBox="0 0 697 1893">
          <text:p/>
        </draw:connector>
        <draw:connector draw:style-name="gr3" draw:text-style-name="P1" draw:layer="layout" draw:type="line" svg:x1="25.165cm" svg:y1="17.065cm" svg:x2="25.91cm" svg:y2="18.957cm" draw:start-shape="id56" draw:start-glue-point="8" draw:end-shape="id54" draw:end-glue-point="4" svg:d="M25165 17065l745 1892" svg:viewBox="0 0 746 1893">
          <text:p/>
        </draw:connector>
        <draw:custom-shape draw:style-name="gr1" draw:text-style-name="P1" xml:id="id57" draw:id="id57" draw:layer="layout" svg:width="0.505cm" svg:height="1.021cm" svg:x="22.525cm" svg:y="13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8" draw:id="id58" draw:layer="layout" svg:width="0.505cm" svg:height="1.021cm" svg:x="23.37cm" svg:y="13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3.03cm" svg:y1="14.337cm" svg:x2="23.37cm" svg:y2="14.338cm" draw:start-shape="id57" draw:start-glue-point="10" draw:end-shape="id58" draw:end-glue-point="6" svg:d="M23030 14337h170v1h170" svg:viewBox="0 0 341 2">
          <text:p/>
        </draw:connector>
        <draw:connector draw:style-name="gr3" draw:text-style-name="P1" draw:layer="layout" draw:type="line" svg:x1="21.238cm" svg:y1="16.042cm" svg:x2="22.778cm" svg:y2="14.847cm" draw:start-shape="id49" draw:start-glue-point="4" draw:end-shape="id57" draw:end-glue-point="8" svg:d="M21238 16042l1540-1195" svg:viewBox="0 0 1541 1196">
          <text:p/>
        </draw:connector>
        <draw:connector draw:style-name="gr3" draw:text-style-name="P1" draw:layer="layout" draw:type="line" svg:x1="24.32cm" svg:y1="16.043cm" svg:x2="22.778cm" svg:y2="14.847cm" draw:start-shape="id55" draw:start-glue-point="4" draw:end-shape="id57" draw:end-glue-point="8" svg:d="M24320 16043l-1542-1196" svg:viewBox="0 0 1543 1197">
          <text:p/>
        </draw:connector>
        <draw:connector draw:style-name="gr3" draw:text-style-name="P1" draw:layer="layout" draw:type="line" svg:x1="22.083cm" svg:y1="16.043cm" svg:x2="23.623cm" svg:y2="14.848cm" draw:start-shape="id50" draw:start-glue-point="4" draw:end-shape="id58" draw:end-glue-point="8" svg:d="M22083 16043l1540-1195" svg:viewBox="0 0 1541 1196">
          <text:p/>
        </draw:connector>
        <draw:connector draw:style-name="gr3" draw:text-style-name="P1" draw:layer="layout" draw:type="line" svg:x1="25.165cm" svg:y1="16.044cm" svg:x2="23.623cm" svg:y2="14.848cm" draw:start-shape="id56" draw:start-glue-point="4" draw:end-shape="id58" draw:end-glue-point="8" svg:d="M25165 16044l-1542-1196" svg:viewBox="0 0 1543 1197">
          <text:p/>
        </draw:connector>
        <draw:custom-shape draw:style-name="gr1" draw:text-style-name="P1" xml:id="id45" draw:id="id45" draw:layer="layout" svg:width="0.505cm" svg:height="1.021cm" svg:x="20.23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16.466cm" svg:y1="13.825cm" svg:x2="19.458cm" svg:y2="12.662cm" draw:start-shape="id43" draw:start-glue-point="4" draw:end-shape="id30" draw:end-glue-point="8" svg:d="M16466 13825l2992-1163" svg:viewBox="0 0 2993 1164">
          <text:p/>
        </draw:connector>
        <draw:connector draw:style-name="gr3" draw:text-style-name="P1" draw:layer="layout" draw:type="line" svg:x1="17.311cm" svg:y1="13.826cm" svg:x2="20.303cm" svg:y2="12.663cm" draw:start-shape="id44" draw:start-glue-point="4" draw:end-shape="id31" draw:end-glue-point="8" svg:d="M17311 13826l2992-1163" svg:viewBox="0 0 2993 1164">
          <text:p/>
        </draw:connector>
        <draw:connector draw:style-name="gr3" draw:text-style-name="P1" draw:layer="layout" draw:type="line" svg:x1="19.458cm" svg:y1="12.662cm" svg:x2="22.778cm" svg:y2="13.826cm" draw:start-shape="id30" draw:start-glue-point="8" draw:end-shape="id57" draw:end-glue-point="4" svg:d="M19458 12662l3320 1164" svg:viewBox="0 0 3321 1165">
          <text:p/>
        </draw:connector>
        <draw:connector draw:style-name="gr3" draw:text-style-name="P1" draw:layer="layout" draw:type="line" svg:x1="20.303cm" svg:y1="12.663cm" svg:x2="23.623cm" svg:y2="13.827cm" draw:start-shape="id31" draw:start-glue-point="8" draw:end-shape="id58" draw:end-glue-point="4" svg:d="M20303 12663l3320 1164" svg:viewBox="0 0 3321 1165">
          <text:p/>
        </draw:connector>
        <draw:custom-shape draw:style-name="gr1" draw:text-style-name="P1" xml:id="id59" draw:id="id59" draw:layer="layout" svg:width="0.505cm" svg:height="1.021cm" svg:x="12.105cm" svg:y="8.1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60" draw:id="id60" draw:layer="layout" svg:width="0.505cm" svg:height="1.021cm" svg:x="12.95cm" svg:y="8.1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6.758cm" svg:y1="11.641cm" svg:x2="12.358cm" svg:y2="9.162cm" draw:start-shape="id1" draw:start-glue-point="4" draw:end-shape="id59" draw:end-glue-point="8" svg:d="M6758 11641l5600-2479" svg:viewBox="0 0 5601 2480">
          <text:p/>
        </draw:connector>
        <draw:connector draw:style-name="gr3" draw:text-style-name="P1" draw:layer="layout" draw:type="line" svg:x1="7.603cm" svg:y1="11.642cm" svg:x2="13.203cm" svg:y2="9.163cm" draw:start-shape="id2" draw:start-glue-point="4" draw:end-shape="id60" draw:end-glue-point="8" svg:d="M7603 11642l5600-2479" svg:viewBox="0 0 5601 2480">
          <text:p/>
        </draw:connector>
        <draw:connector draw:style-name="gr3" draw:text-style-name="P1" draw:layer="layout" draw:type="line" svg:x1="12.358cm" svg:y1="9.162cm" svg:x2="19.458cm" svg:y2="11.641cm" draw:start-shape="id59" draw:start-glue-point="8" draw:end-shape="id30" draw:end-glue-point="4" svg:d="M12358 9162l7100 2479" svg:viewBox="0 0 7101 2480">
          <text:p/>
        </draw:connector>
        <draw:connector draw:style-name="gr3" draw:text-style-name="P1" draw:layer="layout" draw:type="line" svg:x1="13.203cm" svg:y1="9.163cm" svg:x2="20.303cm" svg:y2="11.642cm" draw:start-shape="id60" draw:start-glue-point="8" draw:end-shape="id31" draw:end-glue-point="4" svg:d="M13203 9163l7100 2479" svg:viewBox="0 0 7101 2480">
          <text:p/>
        </draw:connector>
        <draw:connector draw:style-name="gr3" draw:text-style-name="P1" draw:layer="layout" draw:type="line" svg:x1="12.95cm" svg:y1="8.653cm" svg:x2="12.61cm" svg:y2="8.652cm" draw:start-shape="id60" draw:start-glue-point="6" draw:end-shape="id59" draw:end-glue-point="10" svg:d="M12950 8653l-340-1" svg:viewBox="0 0 341 2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1" xml:id="id88" draw:id="id88" draw:layer="Layout" svg:width="0.505cm" svg:height="1.021cm" svg:x="6.505cm" svg:y="11.6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505cm" svg:height="1.021cm" svg:x="1.326cm" svg:y="18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1" draw:id="id61" draw:layer="Layout" svg:width="0.505cm" svg:height="1.021cm" svg:x="2.122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.732cm" svg:y1="19.465cm" svg:x2="2.122cm" svg:y2="19.466cm" draw:end-shape="id61" draw:end-glue-point="6" svg:d="M1732 19465h-112v1h502" svg:viewBox="0 0 503 2">
          <text:p/>
        </draw:connector>
        <draw:custom-shape draw:style-name="gr5" draw:text-style-name="P1" xml:id="id62" draw:id="id62" draw:layer="Layout" svg:width="0.505cm" svg:height="1.021cm" svg:x="2.718cm" svg:y="18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63" draw:id="id63" draw:layer="Layout" svg:width="0.505cm" svg:height="1.021cm" svg:x="3.563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3.223cm" svg:y1="19.465cm" svg:x2="3.563cm" svg:y2="19.466cm" draw:start-shape="id62" draw:start-glue-point="10" draw:end-shape="id63" draw:end-glue-point="6" svg:d="M3223 19465h170v1h170" svg:viewBox="0 0 341 2">
          <text:p/>
        </draw:connector>
        <draw:custom-shape draw:style-name="gr5" draw:text-style-name="P1" xml:id="id64" draw:id="id64" draw:layer="Layout" svg:width="0.505cm" svg:height="1.021cm" svg:x="1.973cm" svg:y="16.0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65" draw:id="id65" draw:layer="Layout" svg:width="0.505cm" svg:height="1.021cm" svg:x="2.818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.478cm" svg:y1="16.552cm" svg:x2="2.818cm" svg:y2="16.553cm" draw:start-shape="id64" draw:start-glue-point="10" draw:end-shape="id65" draw:end-glue-point="6" svg:d="M2478 16552h170v1h170" svg:viewBox="0 0 341 2">
          <text:p/>
        </draw:connector>
        <draw:connector draw:style-name="gr3" draw:text-style-name="P1" draw:layer="layout" draw:type="line" svg:x1="2.226cm" svg:y1="17.062cm" svg:x2="1.479cm" svg:y2="18.954cm" draw:start-shape="id64" draw:start-glue-point="8" svg:d="M2226 17062l-747 1892" svg:viewBox="0 0 748 1893">
          <text:p/>
        </draw:connector>
        <draw:connector draw:style-name="gr3" draw:text-style-name="P1" draw:layer="layout" draw:type="line" svg:x1="2.226cm" svg:y1="17.062cm" svg:x2="2.971cm" svg:y2="18.954cm" draw:start-shape="id64" draw:start-glue-point="8" draw:end-shape="id62" draw:end-glue-point="4" svg:d="M2226 17062l745 1892" svg:viewBox="0 0 746 1893">
          <text:p/>
        </draw:connector>
        <draw:connector draw:style-name="gr3" draw:text-style-name="P1" draw:layer="layout" draw:type="line" svg:x1="2.375cm" svg:y1="18.955cm" svg:x2="3.071cm" svg:y2="17.063cm" draw:start-shape="id61" draw:start-glue-point="4" draw:end-shape="id65" draw:end-glue-point="8" svg:d="M2375 18955l696-1892" svg:viewBox="0 0 697 1893">
          <text:p/>
        </draw:connector>
        <draw:connector draw:style-name="gr3" draw:text-style-name="P1" draw:layer="layout" draw:type="line" svg:x1="3.071cm" svg:y1="17.063cm" svg:x2="3.816cm" svg:y2="18.955cm" draw:start-shape="id65" draw:start-glue-point="8" draw:end-shape="id63" draw:end-glue-point="4" svg:d="M3071 17063l745 1892" svg:viewBox="0 0 746 1893">
          <text:p/>
        </draw:connector>
        <draw:custom-shape draw:style-name="gr5" draw:text-style-name="P1" xml:id="id66" draw:id="id66" draw:layer="Layout" svg:width="0.505cm" svg:height="1.021cm" svg:x="4.358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67" draw:id="id67" draw:layer="Layout" svg:width="0.504cm" svg:height="1.021cm" svg:x="5.20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4.863cm" svg:y1="19.466cm" svg:x2="5.204cm" svg:y2="19.467cm" draw:start-shape="id66" draw:start-glue-point="10" draw:end-shape="id67" draw:end-glue-point="6" svg:d="M4863 19466h171v1h170" svg:viewBox="0 0 342 2">
          <text:p/>
        </draw:connector>
        <draw:custom-shape draw:style-name="gr5" draw:text-style-name="P1" xml:id="id68" draw:id="id68" draw:layer="Layout" svg:width="0.505cm" svg:height="1.021cm" svg:x="5.79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69" draw:id="id69" draw:layer="Layout" svg:width="0.505cm" svg:height="1.021cm" svg:x="6.64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6.304cm" svg:y1="19.466cm" svg:x2="6.645cm" svg:y2="19.467cm" draw:start-shape="id68" draw:start-glue-point="10" draw:end-shape="id69" draw:end-glue-point="6" svg:d="M6304 19466h170v1h171" svg:viewBox="0 0 342 2">
          <text:p/>
        </draw:connector>
        <draw:custom-shape draw:style-name="gr5" draw:text-style-name="P1" xml:id="id70" draw:id="id70" draw:layer="Layout" svg:width="0.505cm" svg:height="1.021cm" svg:x="5.054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71" draw:id="id71" draw:layer="Layout" svg:width="0.505cm" svg:height="1.021cm" svg:x="5.9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5.559cm" svg:y1="16.553cm" svg:x2="5.9cm" svg:y2="16.554cm" draw:start-shape="id70" draw:start-glue-point="10" draw:end-shape="id71" draw:end-glue-point="6" svg:d="M5559 16553h170v1h171" svg:viewBox="0 0 342 2">
          <text:p/>
        </draw:connector>
        <draw:connector draw:style-name="gr3" draw:text-style-name="P1" draw:layer="layout" draw:type="line" svg:x1="5.307cm" svg:y1="17.063cm" svg:x2="4.611cm" svg:y2="18.955cm" draw:start-shape="id70" draw:start-glue-point="8" draw:end-shape="id66" draw:end-glue-point="4" svg:d="M5307 17063l-696 1892" svg:viewBox="0 0 697 1893">
          <text:p/>
        </draw:connector>
        <draw:connector draw:style-name="gr3" draw:text-style-name="P1" draw:layer="layout" draw:type="line" svg:x1="5.307cm" svg:y1="17.063cm" svg:x2="6.052cm" svg:y2="18.955cm" draw:start-shape="id70" draw:start-glue-point="8" draw:end-shape="id68" draw:end-glue-point="4" svg:d="M5307 17063l745 1892" svg:viewBox="0 0 746 1893">
          <text:p/>
        </draw:connector>
        <draw:connector draw:style-name="gr3" draw:text-style-name="P1" draw:layer="layout" draw:type="line" svg:x1="5.456cm" svg:y1="18.956cm" svg:x2="6.153cm" svg:y2="17.064cm" draw:start-shape="id67" draw:start-glue-point="4" draw:end-shape="id71" draw:end-glue-point="8" svg:d="M5456 18956l697-1892" svg:viewBox="0 0 698 1893">
          <text:p/>
        </draw:connector>
        <draw:connector draw:style-name="gr3" draw:text-style-name="P1" draw:layer="layout" draw:type="line" svg:x1="6.153cm" svg:y1="17.064cm" svg:x2="6.898cm" svg:y2="18.956cm" draw:start-shape="id71" draw:start-glue-point="8" draw:end-shape="id69" draw:end-glue-point="4" svg:d="M6153 17064l745 1892" svg:viewBox="0 0 746 1893">
          <text:p/>
        </draw:connector>
        <draw:custom-shape draw:style-name="gr5" draw:text-style-name="P1" xml:id="id72" draw:id="id72" draw:layer="Layout" svg:width="0.505cm" svg:height="1.021cm" svg:x="3.513cm" svg:y="13.8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73" draw:id="id73" draw:layer="Layout" svg:width="0.505cm" svg:height="1.021cm" svg:x="4.358cm" svg:y="13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4.018cm" svg:y1="14.336cm" svg:x2="4.358cm" svg:y2="14.337cm" draw:start-shape="id72" draw:start-glue-point="10" draw:end-shape="id73" draw:end-glue-point="6" svg:d="M4018 14336h170v1h170" svg:viewBox="0 0 341 2">
          <text:p/>
        </draw:connector>
        <draw:connector draw:style-name="gr3" draw:text-style-name="P1" draw:layer="layout" draw:type="line" svg:x1="2.226cm" svg:y1="16.041cm" svg:x2="3.766cm" svg:y2="14.846cm" draw:start-shape="id64" draw:start-glue-point="4" draw:end-shape="id72" draw:end-glue-point="8" svg:d="M2226 16041l1540-1195" svg:viewBox="0 0 1541 1196">
          <text:p/>
        </draw:connector>
        <draw:connector draw:style-name="gr3" draw:text-style-name="P1" draw:layer="layout" draw:type="line" svg:x1="5.307cm" svg:y1="16.042cm" svg:x2="3.766cm" svg:y2="14.846cm" draw:start-shape="id70" draw:start-glue-point="4" draw:end-shape="id72" draw:end-glue-point="8" svg:d="M5307 16042l-1541-1196" svg:viewBox="0 0 1542 1197">
          <text:p/>
        </draw:connector>
        <draw:connector draw:style-name="gr3" draw:text-style-name="P1" draw:layer="layout" draw:type="line" svg:x1="3.071cm" svg:y1="16.042cm" svg:x2="4.611cm" svg:y2="14.847cm" draw:start-shape="id65" draw:start-glue-point="4" draw:end-shape="id73" draw:end-glue-point="8" svg:d="M3071 16042l1540-1195" svg:viewBox="0 0 1541 1196">
          <text:p/>
        </draw:connector>
        <draw:connector draw:style-name="gr3" draw:text-style-name="P1" draw:layer="layout" draw:type="line" svg:x1="6.153cm" svg:y1="16.043cm" svg:x2="4.611cm" svg:y2="14.847cm" draw:start-shape="id71" draw:start-glue-point="4" draw:end-shape="id73" draw:end-glue-point="8" svg:d="M6153 16043l-1542-1196" svg:viewBox="0 0 1543 1197">
          <text:p/>
        </draw:connector>
        <draw:custom-shape draw:style-name="gr5" draw:text-style-name="P1" xml:id="id75" draw:id="id75" draw:layer="Layout" svg:width="0.505cm" svg:height="1.021cm" svg:x="8.43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8.044cm" svg:y1="19.466cm" svg:x2="8.434cm" svg:y2="19.467cm" draw:start-shape="id74" draw:start-glue-point="10" draw:end-shape="id75" draw:end-glue-point="6" svg:d="M8044 19466h195v1h195" svg:viewBox="0 0 391 2">
          <text:p/>
        </draw:connector>
        <draw:custom-shape draw:style-name="gr5" draw:text-style-name="P1" xml:id="id76" draw:id="id76" draw:layer="Layout" svg:width="0.505cm" svg:height="1.021cm" svg:x="9.03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77" draw:id="id77" draw:layer="Layout" svg:width="0.505cm" svg:height="1.021cm" svg:x="9.87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9.535cm" svg:y1="19.466cm" svg:x2="9.875cm" svg:y2="19.467cm" draw:start-shape="id76" draw:start-glue-point="10" draw:end-shape="id77" draw:end-glue-point="6" svg:d="M9535 19466h170v1h170" svg:viewBox="0 0 341 2">
          <text:p/>
        </draw:connector>
        <draw:custom-shape draw:style-name="gr5" draw:text-style-name="P1" xml:id="id78" draw:id="id78" draw:layer="Layout" svg:width="0.505cm" svg:height="1.021cm" svg:x="8.285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79" draw:id="id79" draw:layer="Layout" svg:width="0.505cm" svg:height="1.021cm" svg:x="9.13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8.79cm" svg:y1="16.553cm" svg:x2="9.13cm" svg:y2="16.554cm" draw:start-shape="id78" draw:start-glue-point="10" draw:end-shape="id79" draw:end-glue-point="6" svg:d="M8790 16553h170v1h170" svg:viewBox="0 0 341 2">
          <text:p/>
        </draw:connector>
        <draw:connector draw:style-name="gr3" draw:text-style-name="P1" draw:layer="layout" draw:type="line" svg:x1="8.538cm" svg:y1="17.063cm" svg:x2="7.792cm" svg:y2="18.955cm" draw:start-shape="id78" draw:start-glue-point="8" draw:end-shape="id74" draw:end-glue-point="4" svg:d="M8538 17063l-746 1892" svg:viewBox="0 0 747 1893">
          <text:p/>
        </draw:connector>
        <draw:connector draw:style-name="gr3" draw:text-style-name="P1" draw:layer="layout" draw:type="line" svg:x1="8.538cm" svg:y1="17.063cm" svg:x2="9.283cm" svg:y2="18.955cm" draw:start-shape="id78" draw:start-glue-point="8" draw:end-shape="id76" draw:end-glue-point="4" svg:d="M8538 17063l745 1892" svg:viewBox="0 0 746 1893">
          <text:p/>
        </draw:connector>
        <draw:connector draw:style-name="gr3" draw:text-style-name="P1" draw:layer="layout" draw:type="line" svg:x1="8.687cm" svg:y1="18.956cm" svg:x2="9.383cm" svg:y2="17.064cm" draw:start-shape="id75" draw:start-glue-point="4" draw:end-shape="id79" draw:end-glue-point="8" svg:d="M8687 18956l696-1892" svg:viewBox="0 0 697 1893">
          <text:p/>
        </draw:connector>
        <draw:connector draw:style-name="gr3" draw:text-style-name="P1" draw:layer="layout" draw:type="line" svg:x1="9.383cm" svg:y1="17.064cm" svg:x2="10.128cm" svg:y2="18.956cm" draw:start-shape="id79" draw:start-glue-point="8" draw:end-shape="id77" draw:end-glue-point="4" svg:d="M9383 17064l745 1892" svg:viewBox="0 0 746 1893">
          <text:p/>
        </draw:connector>
        <draw:custom-shape draw:style-name="gr5" draw:text-style-name="P1" xml:id="id80" draw:id="id80" draw:layer="Layout" svg:width="0.505cm" svg:height="1.021cm" svg:x="10.67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81" draw:id="id81" draw:layer="Layout" svg:width="0.505cm" svg:height="1.021cm" svg:x="11.516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1.175cm" svg:y1="19.467cm" svg:x2="11.516cm" svg:y2="19.468cm" draw:start-shape="id80" draw:start-glue-point="10" draw:end-shape="id81" draw:end-glue-point="6" svg:d="M11175 19467h170v1h171" svg:viewBox="0 0 342 2">
          <text:p/>
        </draw:connector>
        <draw:custom-shape draw:style-name="gr5" draw:text-style-name="P1" xml:id="id82" draw:id="id82" draw:layer="Layout" svg:width="0.505cm" svg:height="1.021cm" svg:x="12.112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83" draw:id="id83" draw:layer="Layout" svg:width="0.505cm" svg:height="1.021cm" svg:x="12.957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2.617cm" svg:y1="19.467cm" svg:x2="12.957cm" svg:y2="19.468cm" draw:start-shape="id82" draw:start-glue-point="10" draw:end-shape="id83" draw:end-glue-point="6" svg:d="M12617 19467h170v1h170" svg:viewBox="0 0 341 2">
          <text:p/>
        </draw:connector>
        <draw:custom-shape draw:style-name="gr5" draw:text-style-name="P1" xml:id="id84" draw:id="id84" draw:layer="Layout" svg:width="0.505cm" svg:height="1.021cm" svg:x="11.367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85" draw:id="id85" draw:layer="Layout" svg:width="0.505cm" svg:height="1.021cm" svg:x="12.212cm" svg:y="16.0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1.872cm" svg:y1="16.554cm" svg:x2="12.212cm" svg:y2="16.555cm" draw:start-shape="id84" draw:start-glue-point="10" draw:end-shape="id85" draw:end-glue-point="6" svg:d="M11872 16554h170v1h170" svg:viewBox="0 0 341 2">
          <text:p/>
        </draw:connector>
        <draw:connector draw:style-name="gr3" draw:text-style-name="P1" draw:layer="layout" draw:type="line" svg:x1="11.62cm" svg:y1="17.064cm" svg:x2="10.923cm" svg:y2="18.956cm" draw:start-shape="id84" draw:start-glue-point="8" draw:end-shape="id80" draw:end-glue-point="4" svg:d="M11620 17064l-697 1892" svg:viewBox="0 0 698 1893">
          <text:p/>
        </draw:connector>
        <draw:connector draw:style-name="gr3" draw:text-style-name="P1" draw:layer="layout" draw:type="line" svg:x1="11.62cm" svg:y1="17.064cm" svg:x2="12.365cm" svg:y2="18.956cm" draw:start-shape="id84" draw:start-glue-point="8" draw:end-shape="id82" draw:end-glue-point="4" svg:d="M11620 17064l745 1892" svg:viewBox="0 0 746 1893">
          <text:p/>
        </draw:connector>
        <draw:connector draw:style-name="gr3" draw:text-style-name="P1" draw:layer="layout" draw:type="line" svg:x1="11.769cm" svg:y1="18.957cm" svg:x2="12.465cm" svg:y2="17.065cm" draw:start-shape="id81" draw:start-glue-point="4" draw:end-shape="id85" draw:end-glue-point="8" svg:d="M11769 18957l696-1892" svg:viewBox="0 0 697 1893">
          <text:p/>
        </draw:connector>
        <draw:connector draw:style-name="gr3" draw:text-style-name="P1" draw:layer="layout" draw:type="line" svg:x1="12.465cm" svg:y1="17.065cm" svg:x2="13.21cm" svg:y2="18.957cm" draw:start-shape="id85" draw:start-glue-point="8" draw:end-shape="id83" draw:end-glue-point="4" svg:d="M12465 17065l745 1892" svg:viewBox="0 0 746 1893">
          <text:p/>
        </draw:connector>
        <draw:custom-shape draw:style-name="gr5" draw:text-style-name="P1" xml:id="id86" draw:id="id86" draw:layer="Layout" svg:width="0.505cm" svg:height="1.021cm" svg:x="9.825cm" svg:y="13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87" draw:id="id87" draw:layer="Layout" svg:width="0.505cm" svg:height="1.021cm" svg:x="10.67cm" svg:y="13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0.33cm" svg:y1="14.337cm" svg:x2="10.67cm" svg:y2="14.338cm" draw:start-shape="id86" draw:start-glue-point="10" draw:end-shape="id87" draw:end-glue-point="6" svg:d="M10330 14337h170v1h170" svg:viewBox="0 0 341 2">
          <text:p/>
        </draw:connector>
        <draw:connector draw:style-name="gr3" draw:text-style-name="P1" draw:layer="layout" draw:type="line" svg:x1="8.538cm" svg:y1="16.042cm" svg:x2="10.078cm" svg:y2="14.847cm" draw:start-shape="id78" draw:start-glue-point="4" draw:end-shape="id86" draw:end-glue-point="8" svg:d="M8538 16042l1540-1195" svg:viewBox="0 0 1541 1196">
          <text:p/>
        </draw:connector>
        <draw:connector draw:style-name="gr3" draw:text-style-name="P1" draw:layer="layout" draw:type="line" svg:x1="11.62cm" svg:y1="16.043cm" svg:x2="10.078cm" svg:y2="14.847cm" draw:start-shape="id84" draw:start-glue-point="4" draw:end-shape="id86" draw:end-glue-point="8" svg:d="M11620 16043l-1542-1196" svg:viewBox="0 0 1543 1197">
          <text:p/>
        </draw:connector>
        <draw:connector draw:style-name="gr3" draw:text-style-name="P1" draw:layer="layout" draw:type="line" svg:x1="9.383cm" svg:y1="16.043cm" svg:x2="10.923cm" svg:y2="14.848cm" draw:start-shape="id79" draw:start-glue-point="4" draw:end-shape="id87" draw:end-glue-point="8" svg:d="M9383 16043l1540-1195" svg:viewBox="0 0 1541 1196">
          <text:p/>
        </draw:connector>
        <draw:connector draw:style-name="gr3" draw:text-style-name="P1" draw:layer="layout" draw:type="line" svg:x1="12.465cm" svg:y1="16.044cm" svg:x2="10.923cm" svg:y2="14.848cm" draw:start-shape="id85" draw:start-glue-point="4" draw:end-shape="id87" draw:end-glue-point="8" svg:d="M12465 16044l-1542-1196" svg:viewBox="0 0 1543 1197">
          <text:p/>
        </draw:connector>
        <draw:custom-shape draw:style-name="gr5" draw:text-style-name="P1" xml:id="id74" draw:id="id74" draw:layer="Layout" svg:width="0.505cm" svg:height="1.021cm" svg:x="7.53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3.766cm" svg:y1="13.825cm" svg:x2="6.758cm" svg:y2="12.662cm" draw:start-shape="id72" draw:start-glue-point="4" draw:end-shape="id88" draw:end-glue-point="8" svg:d="M3766 13825l2992-1163" svg:viewBox="0 0 2993 1164">
          <text:p/>
        </draw:connector>
        <draw:connector draw:style-name="gr3" draw:text-style-name="P1" draw:layer="layout" draw:type="line" svg:x1="6.758cm" svg:y1="12.662cm" svg:x2="10.078cm" svg:y2="13.826cm" draw:start-shape="id88" draw:start-glue-point="8" draw:end-shape="id86" draw:end-glue-point="4" svg:d="M6758 12662l3320 1164" svg:viewBox="0 0 3321 1165">
          <text:p/>
        </draw:connector>
        <draw:custom-shape draw:style-name="gr5" draw:text-style-name="P1" xml:id="id89" draw:id="id89" draw:layer="Layout" svg:width="0.505cm" svg:height="1.021cm" svg:x="19.205cm" svg:y="11.6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90" draw:id="id90" draw:layer="Layout" svg:width="0.505cm" svg:height="1.021cm" svg:x="20.05cm" svg:y="11.6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9.71cm" svg:y1="12.152cm" svg:x2="20.05cm" svg:y2="12.153cm" draw:start-shape="id89" draw:start-glue-point="10" draw:end-shape="id90" draw:end-glue-point="6" svg:d="M19710 12152h170v1h170" svg:viewBox="0 0 341 2">
          <text:p/>
        </draw:connector>
        <draw:custom-shape draw:style-name="gr5" draw:text-style-name="P1" draw:layer="Layout" svg:width="0.505cm" svg:height="1.021cm" svg:x="14.026cm" svg:y="18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1" draw:id="id91" draw:layer="Layout" svg:width="0.505cm" svg:height="1.021cm" svg:x="14.822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4.432cm" svg:y1="19.465cm" svg:x2="14.822cm" svg:y2="19.466cm" draw:end-shape="id91" draw:end-glue-point="6" svg:d="M14432 19465h-112v1h502" svg:viewBox="0 0 503 2">
          <text:p/>
        </draw:connector>
        <draw:custom-shape draw:style-name="gr5" draw:text-style-name="P1" xml:id="id92" draw:id="id92" draw:layer="Layout" svg:width="0.505cm" svg:height="1.021cm" svg:x="15.418cm" svg:y="18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93" draw:id="id93" draw:layer="Layout" svg:width="0.505cm" svg:height="1.021cm" svg:x="16.263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5.923cm" svg:y1="19.465cm" svg:x2="16.263cm" svg:y2="19.466cm" draw:start-shape="id92" draw:start-glue-point="10" draw:end-shape="id93" draw:end-glue-point="6" svg:d="M15923 19465h170v1h170" svg:viewBox="0 0 341 2">
          <text:p/>
        </draw:connector>
        <draw:custom-shape draw:style-name="gr5" draw:text-style-name="P1" xml:id="id94" draw:id="id94" draw:layer="Layout" svg:width="0.505cm" svg:height="1.021cm" svg:x="14.673cm" svg:y="16.0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95" draw:id="id95" draw:layer="Layout" svg:width="0.505cm" svg:height="1.021cm" svg:x="15.518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5.178cm" svg:y1="16.552cm" svg:x2="15.518cm" svg:y2="16.553cm" draw:start-shape="id94" draw:start-glue-point="10" draw:end-shape="id95" draw:end-glue-point="6" svg:d="M15178 16552h170v1h170" svg:viewBox="0 0 341 2">
          <text:p/>
        </draw:connector>
        <draw:connector draw:style-name="gr3" draw:text-style-name="P1" draw:layer="layout" draw:type="line" svg:x1="14.926cm" svg:y1="17.062cm" svg:x2="14.179cm" svg:y2="18.954cm" draw:start-shape="id94" draw:start-glue-point="8" svg:d="M14926 17062l-747 1892" svg:viewBox="0 0 748 1893">
          <text:p/>
        </draw:connector>
        <draw:connector draw:style-name="gr3" draw:text-style-name="P1" draw:layer="layout" draw:type="line" svg:x1="14.926cm" svg:y1="17.062cm" svg:x2="15.671cm" svg:y2="18.954cm" draw:start-shape="id94" draw:start-glue-point="8" draw:end-shape="id92" draw:end-glue-point="4" svg:d="M14926 17062l745 1892" svg:viewBox="0 0 746 1893">
          <text:p/>
        </draw:connector>
        <draw:connector draw:style-name="gr3" draw:text-style-name="P1" draw:layer="layout" draw:type="line" svg:x1="15.075cm" svg:y1="18.955cm" svg:x2="15.771cm" svg:y2="17.063cm" draw:start-shape="id91" draw:start-glue-point="4" draw:end-shape="id95" draw:end-glue-point="8" svg:d="M15075 18955l696-1892" svg:viewBox="0 0 697 1893">
          <text:p/>
        </draw:connector>
        <draw:connector draw:style-name="gr3" draw:text-style-name="P1" draw:layer="layout" draw:type="line" svg:x1="15.771cm" svg:y1="17.063cm" svg:x2="16.516cm" svg:y2="18.955cm" draw:start-shape="id95" draw:start-glue-point="8" draw:end-shape="id93" draw:end-glue-point="4" svg:d="M15771 17063l745 1892" svg:viewBox="0 0 746 1893">
          <text:p/>
        </draw:connector>
        <draw:custom-shape draw:style-name="gr5" draw:text-style-name="P1" xml:id="id96" draw:id="id96" draw:layer="Layout" svg:width="0.505cm" svg:height="1.021cm" svg:x="17.058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97" draw:id="id97" draw:layer="Layout" svg:width="0.504cm" svg:height="1.021cm" svg:x="17.90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7.563cm" svg:y1="19.466cm" svg:x2="17.904cm" svg:y2="19.467cm" draw:start-shape="id96" draw:start-glue-point="10" draw:end-shape="id97" draw:end-glue-point="6" svg:d="M17563 19466h171v1h170" svg:viewBox="0 0 342 2">
          <text:p/>
        </draw:connector>
        <draw:custom-shape draw:style-name="gr5" draw:text-style-name="P1" xml:id="id98" draw:id="id98" draw:layer="Layout" svg:width="0.505cm" svg:height="1.021cm" svg:x="18.49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99" draw:id="id99" draw:layer="Layout" svg:width="0.505cm" svg:height="1.021cm" svg:x="19.34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9.004cm" svg:y1="19.466cm" svg:x2="19.345cm" svg:y2="19.467cm" draw:start-shape="id98" draw:start-glue-point="10" draw:end-shape="id99" draw:end-glue-point="6" svg:d="M19004 19466h170v1h171" svg:viewBox="0 0 342 2">
          <text:p/>
        </draw:connector>
        <draw:custom-shape draw:style-name="gr5" draw:text-style-name="P1" xml:id="id100" draw:id="id100" draw:layer="Layout" svg:width="0.505cm" svg:height="1.021cm" svg:x="17.754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01" draw:id="id101" draw:layer="Layout" svg:width="0.505cm" svg:height="1.021cm" svg:x="18.6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8.259cm" svg:y1="16.553cm" svg:x2="18.6cm" svg:y2="16.554cm" draw:start-shape="id100" draw:start-glue-point="10" draw:end-shape="id101" draw:end-glue-point="6" svg:d="M18259 16553h170v1h171" svg:viewBox="0 0 342 2">
          <text:p/>
        </draw:connector>
        <draw:connector draw:style-name="gr3" draw:text-style-name="P1" draw:layer="layout" draw:type="line" svg:x1="18.007cm" svg:y1="17.063cm" svg:x2="17.311cm" svg:y2="18.955cm" draw:start-shape="id100" draw:start-glue-point="8" draw:end-shape="id96" draw:end-glue-point="4" svg:d="M18007 17063l-696 1892" svg:viewBox="0 0 697 1893">
          <text:p/>
        </draw:connector>
        <draw:connector draw:style-name="gr3" draw:text-style-name="P1" draw:layer="layout" draw:type="line" svg:x1="18.007cm" svg:y1="17.063cm" svg:x2="18.752cm" svg:y2="18.955cm" draw:start-shape="id100" draw:start-glue-point="8" draw:end-shape="id98" draw:end-glue-point="4" svg:d="M18007 17063l745 1892" svg:viewBox="0 0 746 1893">
          <text:p/>
        </draw:connector>
        <draw:connector draw:style-name="gr3" draw:text-style-name="P1" draw:layer="layout" draw:type="line" svg:x1="18.156cm" svg:y1="18.956cm" svg:x2="18.853cm" svg:y2="17.064cm" draw:start-shape="id97" draw:start-glue-point="4" draw:end-shape="id101" draw:end-glue-point="8" svg:d="M18156 18956l697-1892" svg:viewBox="0 0 698 1893">
          <text:p/>
        </draw:connector>
        <draw:connector draw:style-name="gr3" draw:text-style-name="P1" draw:layer="layout" draw:type="line" svg:x1="18.853cm" svg:y1="17.064cm" svg:x2="19.598cm" svg:y2="18.956cm" draw:start-shape="id101" draw:start-glue-point="8" draw:end-shape="id99" draw:end-glue-point="4" svg:d="M18853 17064l745 1892" svg:viewBox="0 0 746 1893">
          <text:p/>
        </draw:connector>
        <draw:custom-shape draw:style-name="gr5" draw:text-style-name="P1" xml:id="id102" draw:id="id102" draw:layer="Layout" svg:width="0.505cm" svg:height="1.021cm" svg:x="16.213cm" svg:y="13.8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03" draw:id="id103" draw:layer="Layout" svg:width="0.505cm" svg:height="1.021cm" svg:x="17.058cm" svg:y="13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6.718cm" svg:y1="14.336cm" svg:x2="17.058cm" svg:y2="14.337cm" draw:start-shape="id102" draw:start-glue-point="10" draw:end-shape="id103" draw:end-glue-point="6" svg:d="M16718 14336h170v1h170" svg:viewBox="0 0 341 2">
          <text:p/>
        </draw:connector>
        <draw:connector draw:style-name="gr3" draw:text-style-name="P1" draw:layer="layout" draw:type="line" svg:x1="14.926cm" svg:y1="16.041cm" svg:x2="16.466cm" svg:y2="14.846cm" draw:start-shape="id94" draw:start-glue-point="4" draw:end-shape="id102" draw:end-glue-point="8" svg:d="M14926 16041l1540-1195" svg:viewBox="0 0 1541 1196">
          <text:p/>
        </draw:connector>
        <draw:connector draw:style-name="gr3" draw:text-style-name="P1" draw:layer="layout" draw:type="line" svg:x1="18.007cm" svg:y1="16.042cm" svg:x2="16.466cm" svg:y2="14.846cm" draw:start-shape="id100" draw:start-glue-point="4" draw:end-shape="id102" draw:end-glue-point="8" svg:d="M18007 16042l-1541-1196" svg:viewBox="0 0 1542 1197">
          <text:p/>
        </draw:connector>
        <draw:connector draw:style-name="gr3" draw:text-style-name="P1" draw:layer="layout" draw:type="line" svg:x1="15.771cm" svg:y1="16.042cm" svg:x2="17.311cm" svg:y2="14.847cm" draw:start-shape="id95" draw:start-glue-point="4" draw:end-shape="id103" draw:end-glue-point="8" svg:d="M15771 16042l1540-1195" svg:viewBox="0 0 1541 1196">
          <text:p/>
        </draw:connector>
        <draw:connector draw:style-name="gr3" draw:text-style-name="P1" draw:layer="layout" draw:type="line" svg:x1="18.853cm" svg:y1="16.043cm" svg:x2="17.311cm" svg:y2="14.847cm" draw:start-shape="id101" draw:start-glue-point="4" draw:end-shape="id103" draw:end-glue-point="8" svg:d="M18853 16043l-1542-1196" svg:viewBox="0 0 1543 1197">
          <text:p/>
        </draw:connector>
        <draw:custom-shape draw:style-name="gr5" draw:text-style-name="P1" xml:id="id105" draw:id="id105" draw:layer="Layout" svg:width="0.505cm" svg:height="1.021cm" svg:x="21.13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0.744cm" svg:y1="19.466cm" svg:x2="21.134cm" svg:y2="19.467cm" draw:start-shape="id104" draw:start-glue-point="10" draw:end-shape="id105" draw:end-glue-point="6" svg:d="M20744 19466h195v1h195" svg:viewBox="0 0 391 2">
          <text:p/>
        </draw:connector>
        <draw:custom-shape draw:style-name="gr5" draw:text-style-name="P1" xml:id="id106" draw:id="id106" draw:layer="Layout" svg:width="0.505cm" svg:height="1.021cm" svg:x="21.73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07" draw:id="id107" draw:layer="Layout" svg:width="0.505cm" svg:height="1.021cm" svg:x="22.57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2.235cm" svg:y1="19.466cm" svg:x2="22.575cm" svg:y2="19.467cm" draw:start-shape="id106" draw:start-glue-point="10" draw:end-shape="id107" draw:end-glue-point="6" svg:d="M22235 19466h170v1h170" svg:viewBox="0 0 341 2">
          <text:p/>
        </draw:connector>
        <draw:custom-shape draw:style-name="gr5" draw:text-style-name="P1" xml:id="id108" draw:id="id108" draw:layer="Layout" svg:width="0.505cm" svg:height="1.021cm" svg:x="20.985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09" draw:id="id109" draw:layer="Layout" svg:width="0.505cm" svg:height="1.021cm" svg:x="21.83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1.49cm" svg:y1="16.553cm" svg:x2="21.83cm" svg:y2="16.554cm" draw:start-shape="id108" draw:start-glue-point="10" draw:end-shape="id109" draw:end-glue-point="6" svg:d="M21490 16553h170v1h170" svg:viewBox="0 0 341 2">
          <text:p/>
        </draw:connector>
        <draw:connector draw:style-name="gr3" draw:text-style-name="P1" draw:layer="layout" draw:type="line" svg:x1="21.238cm" svg:y1="17.063cm" svg:x2="20.492cm" svg:y2="18.955cm" draw:start-shape="id108" draw:start-glue-point="8" draw:end-shape="id104" draw:end-glue-point="4" svg:d="M21238 17063l-746 1892" svg:viewBox="0 0 747 1893">
          <text:p/>
        </draw:connector>
        <draw:connector draw:style-name="gr3" draw:text-style-name="P1" draw:layer="layout" draw:type="line" svg:x1="21.238cm" svg:y1="17.063cm" svg:x2="21.983cm" svg:y2="18.955cm" draw:start-shape="id108" draw:start-glue-point="8" draw:end-shape="id106" draw:end-glue-point="4" svg:d="M21238 17063l745 1892" svg:viewBox="0 0 746 1893">
          <text:p/>
        </draw:connector>
        <draw:connector draw:style-name="gr3" draw:text-style-name="P1" draw:layer="layout" draw:type="line" svg:x1="21.387cm" svg:y1="18.956cm" svg:x2="22.083cm" svg:y2="17.064cm" draw:start-shape="id105" draw:start-glue-point="4" draw:end-shape="id109" draw:end-glue-point="8" svg:d="M21387 18956l696-1892" svg:viewBox="0 0 697 1893">
          <text:p/>
        </draw:connector>
        <draw:connector draw:style-name="gr3" draw:text-style-name="P1" draw:layer="layout" draw:type="line" svg:x1="22.083cm" svg:y1="17.064cm" svg:x2="22.828cm" svg:y2="18.956cm" draw:start-shape="id109" draw:start-glue-point="8" draw:end-shape="id107" draw:end-glue-point="4" svg:d="M22083 17064l745 1892" svg:viewBox="0 0 746 1893">
          <text:p/>
        </draw:connector>
        <draw:custom-shape draw:style-name="gr5" draw:text-style-name="P1" xml:id="id110" draw:id="id110" draw:layer="Layout" svg:width="0.505cm" svg:height="1.021cm" svg:x="23.37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11" draw:id="id111" draw:layer="Layout" svg:width="0.505cm" svg:height="1.021cm" svg:x="24.216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3.875cm" svg:y1="19.467cm" svg:x2="24.216cm" svg:y2="19.468cm" draw:start-shape="id110" draw:start-glue-point="10" draw:end-shape="id111" draw:end-glue-point="6" svg:d="M23875 19467h170v1h171" svg:viewBox="0 0 342 2">
          <text:p/>
        </draw:connector>
        <draw:custom-shape draw:style-name="gr5" draw:text-style-name="P1" xml:id="id112" draw:id="id112" draw:layer="Layout" svg:width="0.505cm" svg:height="1.021cm" svg:x="24.812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13" draw:id="id113" draw:layer="Layout" svg:width="0.505cm" svg:height="1.021cm" svg:x="25.657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5.317cm" svg:y1="19.467cm" svg:x2="25.657cm" svg:y2="19.468cm" draw:start-shape="id112" draw:start-glue-point="10" draw:end-shape="id113" draw:end-glue-point="6" svg:d="M25317 19467h170v1h170" svg:viewBox="0 0 341 2">
          <text:p/>
        </draw:connector>
        <draw:custom-shape draw:style-name="gr5" draw:text-style-name="P1" xml:id="id114" draw:id="id114" draw:layer="Layout" svg:width="0.505cm" svg:height="1.021cm" svg:x="24.067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15" draw:id="id115" draw:layer="Layout" svg:width="0.505cm" svg:height="1.021cm" svg:x="24.912cm" svg:y="16.0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4.572cm" svg:y1="16.554cm" svg:x2="24.912cm" svg:y2="16.555cm" draw:start-shape="id114" draw:start-glue-point="10" draw:end-shape="id115" draw:end-glue-point="6" svg:d="M24572 16554h170v1h170" svg:viewBox="0 0 341 2">
          <text:p/>
        </draw:connector>
        <draw:connector draw:style-name="gr3" draw:text-style-name="P1" draw:layer="layout" draw:type="line" svg:x1="24.32cm" svg:y1="17.064cm" svg:x2="23.623cm" svg:y2="18.956cm" draw:start-shape="id114" draw:start-glue-point="8" draw:end-shape="id110" draw:end-glue-point="4" svg:d="M24320 17064l-697 1892" svg:viewBox="0 0 698 1893">
          <text:p/>
        </draw:connector>
        <draw:connector draw:style-name="gr3" draw:text-style-name="P1" draw:layer="layout" draw:type="line" svg:x1="24.32cm" svg:y1="17.064cm" svg:x2="25.065cm" svg:y2="18.956cm" draw:start-shape="id114" draw:start-glue-point="8" draw:end-shape="id112" draw:end-glue-point="4" svg:d="M24320 17064l745 1892" svg:viewBox="0 0 746 1893">
          <text:p/>
        </draw:connector>
        <draw:connector draw:style-name="gr3" draw:text-style-name="P1" draw:layer="layout" draw:type="line" svg:x1="24.469cm" svg:y1="18.957cm" svg:x2="25.165cm" svg:y2="17.065cm" draw:start-shape="id111" draw:start-glue-point="4" draw:end-shape="id115" draw:end-glue-point="8" svg:d="M24469 18957l696-1892" svg:viewBox="0 0 697 1893">
          <text:p/>
        </draw:connector>
        <draw:connector draw:style-name="gr3" draw:text-style-name="P1" draw:layer="layout" draw:type="line" svg:x1="25.165cm" svg:y1="17.065cm" svg:x2="25.91cm" svg:y2="18.957cm" draw:start-shape="id115" draw:start-glue-point="8" draw:end-shape="id113" draw:end-glue-point="4" svg:d="M25165 17065l745 1892" svg:viewBox="0 0 746 1893">
          <text:p/>
        </draw:connector>
        <draw:custom-shape draw:style-name="gr5" draw:text-style-name="P1" xml:id="id116" draw:id="id116" draw:layer="Layout" svg:width="0.505cm" svg:height="1.021cm" svg:x="22.525cm" svg:y="13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17" draw:id="id117" draw:layer="Layout" svg:width="0.505cm" svg:height="1.021cm" svg:x="23.37cm" svg:y="13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3.03cm" svg:y1="14.337cm" svg:x2="23.37cm" svg:y2="14.338cm" draw:start-shape="id116" draw:start-glue-point="10" draw:end-shape="id117" draw:end-glue-point="6" svg:d="M23030 14337h170v1h170" svg:viewBox="0 0 341 2">
          <text:p/>
        </draw:connector>
        <draw:connector draw:style-name="gr3" draw:text-style-name="P1" draw:layer="layout" draw:type="line" svg:x1="21.238cm" svg:y1="16.042cm" svg:x2="22.778cm" svg:y2="14.847cm" draw:start-shape="id108" draw:start-glue-point="4" draw:end-shape="id116" draw:end-glue-point="8" svg:d="M21238 16042l1540-1195" svg:viewBox="0 0 1541 1196">
          <text:p/>
        </draw:connector>
        <draw:connector draw:style-name="gr3" draw:text-style-name="P1" draw:layer="layout" draw:type="line" svg:x1="24.32cm" svg:y1="16.043cm" svg:x2="22.778cm" svg:y2="14.847cm" draw:start-shape="id114" draw:start-glue-point="4" draw:end-shape="id116" draw:end-glue-point="8" svg:d="M24320 16043l-1542-1196" svg:viewBox="0 0 1543 1197">
          <text:p/>
        </draw:connector>
        <draw:connector draw:style-name="gr3" draw:text-style-name="P1" draw:layer="layout" draw:type="line" svg:x1="22.083cm" svg:y1="16.043cm" svg:x2="23.623cm" svg:y2="14.848cm" draw:start-shape="id109" draw:start-glue-point="4" draw:end-shape="id117" draw:end-glue-point="8" svg:d="M22083 16043l1540-1195" svg:viewBox="0 0 1541 1196">
          <text:p/>
        </draw:connector>
        <draw:connector draw:style-name="gr3" draw:text-style-name="P1" draw:layer="layout" draw:type="line" svg:x1="25.165cm" svg:y1="16.044cm" svg:x2="23.623cm" svg:y2="14.848cm" draw:start-shape="id115" draw:start-glue-point="4" draw:end-shape="id117" draw:end-glue-point="8" svg:d="M25165 16044l-1542-1196" svg:viewBox="0 0 1543 1197">
          <text:p/>
        </draw:connector>
        <draw:custom-shape draw:style-name="gr5" draw:text-style-name="P1" xml:id="id104" draw:id="id104" draw:layer="Layout" svg:width="0.505cm" svg:height="1.021cm" svg:x="20.23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16.466cm" svg:y1="13.825cm" svg:x2="19.458cm" svg:y2="12.662cm" draw:start-shape="id102" draw:start-glue-point="4" draw:end-shape="id89" draw:end-glue-point="8" svg:d="M16466 13825l2992-1163" svg:viewBox="0 0 2993 1164">
          <text:p/>
        </draw:connector>
        <draw:connector draw:style-name="gr3" draw:text-style-name="P1" draw:layer="layout" draw:type="line" svg:x1="17.311cm" svg:y1="13.826cm" svg:x2="20.303cm" svg:y2="12.663cm" draw:start-shape="id103" draw:start-glue-point="4" draw:end-shape="id90" draw:end-glue-point="8" svg:d="M17311 13826l2992-1163" svg:viewBox="0 0 2993 1164">
          <text:p/>
        </draw:connector>
        <draw:connector draw:style-name="gr3" draw:text-style-name="P1" draw:layer="layout" draw:type="line" svg:x1="19.458cm" svg:y1="12.662cm" svg:x2="22.778cm" svg:y2="13.826cm" draw:start-shape="id89" draw:start-glue-point="8" draw:end-shape="id116" draw:end-glue-point="4" svg:d="M19458 12662l3320 1164" svg:viewBox="0 0 3321 1165">
          <text:p/>
        </draw:connector>
        <draw:connector draw:style-name="gr3" draw:text-style-name="P1" draw:layer="layout" draw:type="line" svg:x1="20.303cm" svg:y1="12.663cm" svg:x2="23.623cm" svg:y2="13.827cm" draw:start-shape="id90" draw:start-glue-point="8" draw:end-shape="id117" draw:end-glue-point="4" svg:d="M20303 12663l3320 1164" svg:viewBox="0 0 3321 1165">
          <text:p/>
        </draw:connector>
        <draw:custom-shape draw:style-name="gr5" draw:text-style-name="P1" xml:id="id118" draw:id="id118" draw:layer="Layout" svg:width="0.505cm" svg:height="1.021cm" svg:x="12.105cm" svg:y="8.1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19" draw:id="id119" draw:layer="Layout" svg:width="0.505cm" svg:height="1.021cm" svg:x="12.95cm" svg:y="8.1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6.758cm" svg:y1="11.641cm" svg:x2="12.358cm" svg:y2="9.162cm" draw:start-shape="id88" draw:start-glue-point="4" draw:end-shape="id118" draw:end-glue-point="8" svg:d="M6758 11641l5600-2479" svg:viewBox="0 0 5601 2480">
          <text:p/>
        </draw:connector>
        <draw:connector draw:style-name="gr3" draw:text-style-name="P1" draw:layer="layout" draw:type="line" svg:x1="12.358cm" svg:y1="9.162cm" svg:x2="19.458cm" svg:y2="11.641cm" draw:start-shape="id118" draw:start-glue-point="8" draw:end-shape="id89" draw:end-glue-point="4" svg:d="M12358 9162l7100 2479" svg:viewBox="0 0 7101 2480">
          <text:p/>
        </draw:connector>
        <draw:connector draw:style-name="gr3" draw:text-style-name="P1" draw:layer="layout" draw:type="line" svg:x1="13.203cm" svg:y1="9.163cm" svg:x2="20.303cm" svg:y2="11.642cm" draw:start-shape="id119" draw:start-glue-point="8" draw:end-shape="id90" draw:end-glue-point="4" svg:d="M13203 9163l7100 2479" svg:viewBox="0 0 7101 2480">
          <text:p/>
        </draw:connector>
        <draw:connector draw:style-name="gr3" draw:text-style-name="P1" draw:layer="layout" draw:type="line" svg:x1="12.95cm" svg:y1="8.653cm" svg:x2="12.61cm" svg:y2="8.652cm" draw:start-shape="id119" draw:start-glue-point="6" draw:end-shape="id118" draw:end-glue-point="10" svg:d="M12950 8653l-340-1" svg:viewBox="0 0 341 2">
          <text:p/>
        </draw:connecto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5" draw:text-style-name="P1" xml:id="id147" draw:id="id147" draw:layer="Layout" svg:width="0.505cm" svg:height="1.021cm" svg:x="6.505cm" svg:y="11.6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505cm" svg:height="1.021cm" svg:x="1.326cm" svg:y="18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0" draw:id="id120" draw:layer="Layout" svg:width="0.505cm" svg:height="1.021cm" svg:x="2.122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.732cm" svg:y1="19.465cm" svg:x2="2.122cm" svg:y2="19.466cm" draw:end-shape="id120" draw:end-glue-point="6" svg:d="M1732 19465h-112v1h502" svg:viewBox="0 0 503 2">
          <text:p/>
        </draw:connector>
        <draw:custom-shape draw:style-name="gr5" draw:text-style-name="P1" xml:id="id121" draw:id="id121" draw:layer="Layout" svg:width="0.505cm" svg:height="1.021cm" svg:x="2.718cm" svg:y="18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22" draw:id="id122" draw:layer="Layout" svg:width="0.505cm" svg:height="1.021cm" svg:x="3.563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3.223cm" svg:y1="19.465cm" svg:x2="3.563cm" svg:y2="19.466cm" draw:start-shape="id121" draw:start-glue-point="10" draw:end-shape="id122" draw:end-glue-point="6" svg:d="M3223 19465h170v1h170" svg:viewBox="0 0 341 2">
          <text:p/>
        </draw:connector>
        <draw:custom-shape draw:style-name="gr5" draw:text-style-name="P1" xml:id="id123" draw:id="id123" draw:layer="Layout" svg:width="0.505cm" svg:height="1.021cm" svg:x="1.973cm" svg:y="16.0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24" draw:id="id124" draw:layer="Layout" svg:width="0.505cm" svg:height="1.021cm" svg:x="2.818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.478cm" svg:y1="16.552cm" svg:x2="2.818cm" svg:y2="16.553cm" draw:start-shape="id123" draw:start-glue-point="10" draw:end-shape="id124" draw:end-glue-point="6" svg:d="M2478 16552h170v1h170" svg:viewBox="0 0 341 2">
          <text:p/>
        </draw:connector>
        <draw:connector draw:style-name="gr3" draw:text-style-name="P1" draw:layer="layout" draw:type="line" svg:x1="2.226cm" svg:y1="17.062cm" svg:x2="1.479cm" svg:y2="18.954cm" draw:start-shape="id123" draw:start-glue-point="8" svg:d="M2226 17062l-747 1892" svg:viewBox="0 0 748 1893">
          <text:p/>
        </draw:connector>
        <draw:connector draw:style-name="gr3" draw:text-style-name="P1" draw:layer="layout" draw:type="line" svg:x1="2.226cm" svg:y1="17.062cm" svg:x2="2.971cm" svg:y2="18.954cm" draw:start-shape="id123" draw:start-glue-point="8" draw:end-shape="id121" draw:end-glue-point="4" svg:d="M2226 17062l745 1892" svg:viewBox="0 0 746 1893">
          <text:p/>
        </draw:connector>
        <draw:connector draw:style-name="gr3" draw:text-style-name="P1" draw:layer="layout" draw:type="line" svg:x1="2.375cm" svg:y1="18.955cm" svg:x2="3.071cm" svg:y2="17.063cm" draw:start-shape="id120" draw:start-glue-point="4" draw:end-shape="id124" draw:end-glue-point="8" svg:d="M2375 18955l696-1892" svg:viewBox="0 0 697 1893">
          <text:p/>
        </draw:connector>
        <draw:connector draw:style-name="gr3" draw:text-style-name="P1" draw:layer="layout" draw:type="line" svg:x1="3.071cm" svg:y1="17.063cm" svg:x2="3.816cm" svg:y2="18.955cm" draw:start-shape="id124" draw:start-glue-point="8" draw:end-shape="id122" draw:end-glue-point="4" svg:d="M3071 17063l745 1892" svg:viewBox="0 0 746 1893">
          <text:p/>
        </draw:connector>
        <draw:custom-shape draw:style-name="gr5" draw:text-style-name="P1" xml:id="id125" draw:id="id125" draw:layer="Layout" svg:width="0.505cm" svg:height="1.021cm" svg:x="4.358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26" draw:id="id126" draw:layer="Layout" svg:width="0.504cm" svg:height="1.021cm" svg:x="5.20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4.863cm" svg:y1="19.466cm" svg:x2="5.204cm" svg:y2="19.467cm" draw:start-shape="id125" draw:start-glue-point="10" draw:end-shape="id126" draw:end-glue-point="6" svg:d="M4863 19466h171v1h170" svg:viewBox="0 0 342 2">
          <text:p/>
        </draw:connector>
        <draw:custom-shape draw:style-name="gr5" draw:text-style-name="P1" xml:id="id127" draw:id="id127" draw:layer="Layout" svg:width="0.505cm" svg:height="1.021cm" svg:x="5.79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28" draw:id="id128" draw:layer="Layout" svg:width="0.505cm" svg:height="1.021cm" svg:x="6.64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6.304cm" svg:y1="19.466cm" svg:x2="6.645cm" svg:y2="19.467cm" draw:start-shape="id127" draw:start-glue-point="10" draw:end-shape="id128" draw:end-glue-point="6" svg:d="M6304 19466h170v1h171" svg:viewBox="0 0 342 2">
          <text:p/>
        </draw:connector>
        <draw:custom-shape draw:style-name="gr5" draw:text-style-name="P1" xml:id="id129" draw:id="id129" draw:layer="Layout" svg:width="0.505cm" svg:height="1.021cm" svg:x="5.054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30" draw:id="id130" draw:layer="Layout" svg:width="0.505cm" svg:height="1.021cm" svg:x="5.9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5.559cm" svg:y1="16.553cm" svg:x2="5.9cm" svg:y2="16.554cm" draw:start-shape="id129" draw:start-glue-point="10" draw:end-shape="id130" draw:end-glue-point="6" svg:d="M5559 16553h170v1h171" svg:viewBox="0 0 342 2">
          <text:p/>
        </draw:connector>
        <draw:connector draw:style-name="gr3" draw:text-style-name="P1" draw:layer="layout" draw:type="line" svg:x1="5.307cm" svg:y1="17.063cm" svg:x2="4.611cm" svg:y2="18.955cm" draw:start-shape="id129" draw:start-glue-point="8" draw:end-shape="id125" draw:end-glue-point="4" svg:d="M5307 17063l-696 1892" svg:viewBox="0 0 697 1893">
          <text:p/>
        </draw:connector>
        <draw:connector draw:style-name="gr3" draw:text-style-name="P1" draw:layer="layout" draw:type="line" svg:x1="5.307cm" svg:y1="17.063cm" svg:x2="6.052cm" svg:y2="18.955cm" draw:start-shape="id129" draw:start-glue-point="8" draw:end-shape="id127" draw:end-glue-point="4" svg:d="M5307 17063l745 1892" svg:viewBox="0 0 746 1893">
          <text:p/>
        </draw:connector>
        <draw:connector draw:style-name="gr3" draw:text-style-name="P1" draw:layer="layout" draw:type="line" svg:x1="5.456cm" svg:y1="18.956cm" svg:x2="6.153cm" svg:y2="17.064cm" draw:start-shape="id126" draw:start-glue-point="4" draw:end-shape="id130" draw:end-glue-point="8" svg:d="M5456 18956l697-1892" svg:viewBox="0 0 698 1893">
          <text:p/>
        </draw:connector>
        <draw:connector draw:style-name="gr3" draw:text-style-name="P1" draw:layer="layout" draw:type="line" svg:x1="6.153cm" svg:y1="17.064cm" svg:x2="6.898cm" svg:y2="18.956cm" draw:start-shape="id130" draw:start-glue-point="8" draw:end-shape="id128" draw:end-glue-point="4" svg:d="M6153 17064l745 1892" svg:viewBox="0 0 746 1893">
          <text:p/>
        </draw:connector>
        <draw:custom-shape draw:style-name="gr5" draw:text-style-name="P1" xml:id="id131" draw:id="id131" draw:layer="Layout" svg:width="0.505cm" svg:height="1.021cm" svg:x="3.513cm" svg:y="13.8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32" draw:id="id132" draw:layer="Layout" svg:width="0.505cm" svg:height="1.021cm" svg:x="4.358cm" svg:y="13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4.018cm" svg:y1="14.336cm" svg:x2="4.358cm" svg:y2="14.337cm" draw:start-shape="id131" draw:start-glue-point="10" draw:end-shape="id132" draw:end-glue-point="6" svg:d="M4018 14336h170v1h170" svg:viewBox="0 0 341 2">
          <text:p/>
        </draw:connector>
        <draw:connector draw:style-name="gr3" draw:text-style-name="P1" draw:layer="layout" draw:type="line" svg:x1="2.226cm" svg:y1="16.041cm" svg:x2="3.766cm" svg:y2="14.846cm" draw:start-shape="id123" draw:start-glue-point="4" draw:end-shape="id131" draw:end-glue-point="8" svg:d="M2226 16041l1540-1195" svg:viewBox="0 0 1541 1196">
          <text:p/>
        </draw:connector>
        <draw:connector draw:style-name="gr3" draw:text-style-name="P1" draw:layer="layout" draw:type="line" svg:x1="5.307cm" svg:y1="16.042cm" svg:x2="3.766cm" svg:y2="14.846cm" draw:start-shape="id129" draw:start-glue-point="4" draw:end-shape="id131" draw:end-glue-point="8" svg:d="M5307 16042l-1541-1196" svg:viewBox="0 0 1542 1197">
          <text:p/>
        </draw:connector>
        <draw:connector draw:style-name="gr3" draw:text-style-name="P1" draw:layer="layout" draw:type="line" svg:x1="3.071cm" svg:y1="16.042cm" svg:x2="4.611cm" svg:y2="14.847cm" draw:start-shape="id124" draw:start-glue-point="4" draw:end-shape="id132" draw:end-glue-point="8" svg:d="M3071 16042l1540-1195" svg:viewBox="0 0 1541 1196">
          <text:p/>
        </draw:connector>
        <draw:connector draw:style-name="gr3" draw:text-style-name="P1" draw:layer="layout" draw:type="line" svg:x1="6.153cm" svg:y1="16.043cm" svg:x2="4.611cm" svg:y2="14.847cm" draw:start-shape="id130" draw:start-glue-point="4" draw:end-shape="id132" draw:end-glue-point="8" svg:d="M6153 16043l-1542-1196" svg:viewBox="0 0 1543 1197">
          <text:p/>
        </draw:connector>
        <draw:custom-shape draw:style-name="gr5" draw:text-style-name="P1" xml:id="id134" draw:id="id134" draw:layer="Layout" svg:width="0.505cm" svg:height="1.021cm" svg:x="8.43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8.044cm" svg:y1="19.466cm" svg:x2="8.434cm" svg:y2="19.467cm" draw:start-shape="id133" draw:start-glue-point="10" draw:end-shape="id134" draw:end-glue-point="6" svg:d="M8044 19466h195v1h195" svg:viewBox="0 0 391 2">
          <text:p/>
        </draw:connector>
        <draw:custom-shape draw:style-name="gr5" draw:text-style-name="P1" xml:id="id135" draw:id="id135" draw:layer="Layout" svg:width="0.505cm" svg:height="1.021cm" svg:x="9.03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36" draw:id="id136" draw:layer="Layout" svg:width="0.505cm" svg:height="1.021cm" svg:x="9.87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9.535cm" svg:y1="19.466cm" svg:x2="9.875cm" svg:y2="19.467cm" draw:start-shape="id135" draw:start-glue-point="10" draw:end-shape="id136" draw:end-glue-point="6" svg:d="M9535 19466h170v1h170" svg:viewBox="0 0 341 2">
          <text:p/>
        </draw:connector>
        <draw:custom-shape draw:style-name="gr5" draw:text-style-name="P1" xml:id="id137" draw:id="id137" draw:layer="Layout" svg:width="0.505cm" svg:height="1.021cm" svg:x="8.285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38" draw:id="id138" draw:layer="Layout" svg:width="0.505cm" svg:height="1.021cm" svg:x="9.13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1" draw:layer="layout" svg:x1="8.79cm" svg:y1="16.553cm" svg:x2="9.13cm" svg:y2="16.554cm" draw:start-shape="id137" draw:start-glue-point="10" draw:end-shape="id138" draw:end-glue-point="6" svg:d="M8790 16553h170v1h170" svg:viewBox="0 0 341 2">
          <text:p/>
        </draw:connector>
        <draw:connector draw:style-name="gr3" draw:text-style-name="P1" draw:layer="layout" draw:type="line" svg:x1="8.538cm" svg:y1="17.063cm" svg:x2="7.792cm" svg:y2="18.955cm" draw:start-shape="id137" draw:start-glue-point="8" draw:end-shape="id133" draw:end-glue-point="4" svg:d="M8538 17063l-746 1892" svg:viewBox="0 0 747 1893">
          <text:p/>
        </draw:connector>
        <draw:connector draw:style-name="gr3" draw:text-style-name="P1" draw:layer="layout" draw:type="line" svg:x1="8.538cm" svg:y1="17.063cm" svg:x2="9.283cm" svg:y2="18.955cm" draw:start-shape="id137" draw:start-glue-point="8" draw:end-shape="id135" draw:end-glue-point="4" svg:d="M8538 17063l745 1892" svg:viewBox="0 0 746 1893">
          <text:p/>
        </draw:connector>
        <draw:connector draw:style-name="gr3" draw:text-style-name="P1" draw:layer="layout" draw:type="line" svg:x1="8.687cm" svg:y1="18.956cm" svg:x2="9.383cm" svg:y2="17.064cm" draw:start-shape="id134" draw:start-glue-point="4" draw:end-shape="id138" draw:end-glue-point="8" svg:d="M8687 18956l696-1892" svg:viewBox="0 0 697 1893">
          <text:p/>
        </draw:connector>
        <draw:connector draw:style-name="gr3" draw:text-style-name="P1" draw:layer="layout" draw:type="line" svg:x1="9.383cm" svg:y1="17.064cm" svg:x2="10.128cm" svg:y2="18.956cm" draw:start-shape="id138" draw:start-glue-point="8" draw:end-shape="id136" draw:end-glue-point="4" svg:d="M9383 17064l745 1892" svg:viewBox="0 0 746 1893">
          <text:p/>
        </draw:connector>
        <draw:custom-shape draw:style-name="gr5" draw:text-style-name="P1" xml:id="id139" draw:id="id139" draw:layer="Layout" svg:width="0.505cm" svg:height="1.021cm" svg:x="10.67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40" draw:id="id140" draw:layer="Layout" svg:width="0.505cm" svg:height="1.021cm" svg:x="11.516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1.175cm" svg:y1="19.467cm" svg:x2="11.516cm" svg:y2="19.468cm" draw:start-shape="id139" draw:start-glue-point="10" draw:end-shape="id140" draw:end-glue-point="6" svg:d="M11175 19467h170v1h171" svg:viewBox="0 0 342 2">
          <text:p/>
        </draw:connector>
        <draw:custom-shape draw:style-name="gr5" draw:text-style-name="P1" xml:id="id141" draw:id="id141" draw:layer="Layout" svg:width="0.505cm" svg:height="1.021cm" svg:x="12.112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42" draw:id="id142" draw:layer="Layout" svg:width="0.505cm" svg:height="1.021cm" svg:x="12.957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2.617cm" svg:y1="19.467cm" svg:x2="12.957cm" svg:y2="19.468cm" draw:start-shape="id141" draw:start-glue-point="10" draw:end-shape="id142" draw:end-glue-point="6" svg:d="M12617 19467h170v1h170" svg:viewBox="0 0 341 2">
          <text:p/>
        </draw:connector>
        <draw:custom-shape draw:style-name="gr5" draw:text-style-name="P1" xml:id="id143" draw:id="id143" draw:layer="Layout" svg:width="0.505cm" svg:height="1.021cm" svg:x="11.367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44" draw:id="id144" draw:layer="Layout" svg:width="0.505cm" svg:height="1.021cm" svg:x="12.212cm" svg:y="16.0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1.872cm" svg:y1="16.554cm" svg:x2="12.212cm" svg:y2="16.555cm" draw:start-shape="id143" draw:start-glue-point="10" draw:end-shape="id144" draw:end-glue-point="6" svg:d="M11872 16554h170v1h170" svg:viewBox="0 0 341 2">
          <text:p/>
        </draw:connector>
        <draw:connector draw:style-name="gr3" draw:text-style-name="P1" draw:layer="layout" draw:type="line" svg:x1="11.62cm" svg:y1="17.064cm" svg:x2="10.923cm" svg:y2="18.956cm" draw:start-shape="id143" draw:start-glue-point="8" draw:end-shape="id139" draw:end-glue-point="4" svg:d="M11620 17064l-697 1892" svg:viewBox="0 0 698 1893">
          <text:p/>
        </draw:connector>
        <draw:connector draw:style-name="gr3" draw:text-style-name="P1" draw:layer="layout" draw:type="line" svg:x1="11.62cm" svg:y1="17.064cm" svg:x2="12.365cm" svg:y2="18.956cm" draw:start-shape="id143" draw:start-glue-point="8" draw:end-shape="id141" draw:end-glue-point="4" svg:d="M11620 17064l745 1892" svg:viewBox="0 0 746 1893">
          <text:p/>
        </draw:connector>
        <draw:connector draw:style-name="gr3" draw:text-style-name="P1" draw:layer="layout" draw:type="line" svg:x1="11.769cm" svg:y1="18.957cm" svg:x2="12.465cm" svg:y2="17.065cm" draw:start-shape="id140" draw:start-glue-point="4" draw:end-shape="id144" draw:end-glue-point="8" svg:d="M11769 18957l696-1892" svg:viewBox="0 0 697 1893">
          <text:p/>
        </draw:connector>
        <draw:connector draw:style-name="gr3" draw:text-style-name="P1" draw:layer="layout" draw:type="line" svg:x1="12.465cm" svg:y1="17.065cm" svg:x2="13.21cm" svg:y2="18.957cm" draw:start-shape="id144" draw:start-glue-point="8" draw:end-shape="id142" draw:end-glue-point="4" svg:d="M12465 17065l745 1892" svg:viewBox="0 0 746 1893">
          <text:p/>
        </draw:connector>
        <draw:custom-shape draw:style-name="gr5" draw:text-style-name="P1" xml:id="id145" draw:id="id145" draw:layer="Layout" svg:width="0.505cm" svg:height="1.021cm" svg:x="7.577cm" svg:y="11.6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46" draw:id="id146" draw:layer="Layout" svg:width="0.505cm" svg:height="1.021cm" svg:x="10.67cm" svg:y="13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8.538cm" svg:y1="16.042cm" svg:x2="7.83cm" svg:y2="12.705cm" draw:start-shape="id137" draw:start-glue-point="4" draw:end-shape="id145" draw:end-glue-point="8" svg:d="M8538 16042l-708-3337" svg:viewBox="0 0 709 3338">
          <text:p/>
        </draw:connector>
        <draw:connector draw:style-name="gr3" draw:text-style-name="P1" draw:layer="layout" draw:type="line" svg:x1="11.62cm" svg:y1="16.043cm" svg:x2="7.83cm" svg:y2="12.705cm" draw:start-shape="id143" draw:start-glue-point="4" draw:end-shape="id145" draw:end-glue-point="8" svg:d="M11620 16043l-3790-3338" svg:viewBox="0 0 3791 3339">
          <text:p/>
        </draw:connector>
        <draw:connector draw:style-name="gr3" draw:text-style-name="P1" draw:layer="layout" draw:type="line" svg:x1="9.635cm" svg:y1="16.554cm" svg:x2="10.67cm" svg:y2="14.338cm" draw:start-shape="id138" draw:start-glue-point="10" draw:end-shape="id146" draw:end-glue-point="6" svg:d="M9635 16554l1035-2216" svg:viewBox="0 0 1036 2217">
          <text:p/>
        </draw:connector>
        <draw:connector draw:style-name="gr3" draw:text-style-name="P1" draw:layer="layout" draw:type="line" svg:x1="12.465cm" svg:y1="16.044cm" svg:x2="10.923cm" svg:y2="14.848cm" draw:start-shape="id144" draw:start-glue-point="4" draw:end-shape="id146" draw:end-glue-point="8" svg:d="M12465 16044l-1542-1196" svg:viewBox="0 0 1543 1197">
          <text:p/>
        </draw:connector>
        <draw:custom-shape draw:style-name="gr5" draw:text-style-name="P1" xml:id="id133" draw:id="id133" draw:layer="Layout" svg:width="0.505cm" svg:height="1.021cm" svg:x="7.53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3.766cm" svg:y1="13.825cm" svg:x2="6.758cm" svg:y2="12.662cm" draw:start-shape="id131" draw:start-glue-point="4" draw:end-shape="id147" draw:end-glue-point="8" svg:d="M3766 13825l2992-1163" svg:viewBox="0 0 2993 1164">
          <text:p/>
        </draw:connector>
        <draw:connector draw:style-name="gr7" draw:text-style-name="P1" draw:layer="layout" draw:type="line" svg:x1="7.01cm" svg:y1="12.152cm" svg:x2="7.577cm" svg:y2="12.195cm" draw:start-shape="id147" draw:start-glue-point="10" draw:end-shape="id145" draw:end-glue-point="6" svg:d="M7010 12152l567 43" svg:viewBox="0 0 568 44">
          <text:p/>
        </draw:connector>
        <draw:custom-shape draw:style-name="gr5" draw:text-style-name="P1" xml:id="id148" draw:id="id148" draw:layer="Layout" svg:width="0.505cm" svg:height="1.021cm" svg:x="19.205cm" svg:y="11.6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49" draw:id="id149" draw:layer="Layout" svg:width="0.505cm" svg:height="1.021cm" svg:x="20.05cm" svg:y="11.6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9.71cm" svg:y1="12.152cm" svg:x2="20.05cm" svg:y2="12.153cm" draw:start-shape="id148" draw:start-glue-point="10" draw:end-shape="id149" draw:end-glue-point="6" svg:d="M19710 12152h170v1h170" svg:viewBox="0 0 341 2">
          <text:p/>
        </draw:connector>
        <draw:custom-shape draw:style-name="gr5" draw:text-style-name="P1" draw:layer="Layout" svg:width="0.505cm" svg:height="1.021cm" svg:x="14.026cm" svg:y="18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50" draw:id="id150" draw:layer="Layout" svg:width="0.505cm" svg:height="1.021cm" svg:x="14.822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4.432cm" svg:y1="19.465cm" svg:x2="14.822cm" svg:y2="19.466cm" draw:end-shape="id150" draw:end-glue-point="6" svg:d="M14432 19465h-112v1h502" svg:viewBox="0 0 503 2">
          <text:p/>
        </draw:connector>
        <draw:custom-shape draw:style-name="gr5" draw:text-style-name="P1" xml:id="id151" draw:id="id151" draw:layer="Layout" svg:width="0.505cm" svg:height="1.021cm" svg:x="15.418cm" svg:y="18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52" draw:id="id152" draw:layer="Layout" svg:width="0.505cm" svg:height="1.021cm" svg:x="16.263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5.923cm" svg:y1="19.465cm" svg:x2="16.263cm" svg:y2="19.466cm" draw:start-shape="id151" draw:start-glue-point="10" draw:end-shape="id152" draw:end-glue-point="6" svg:d="M15923 19465h170v1h170" svg:viewBox="0 0 341 2">
          <text:p/>
        </draw:connector>
        <draw:custom-shape draw:style-name="gr5" draw:text-style-name="P1" xml:id="id153" draw:id="id153" draw:layer="Layout" svg:width="0.505cm" svg:height="1.021cm" svg:x="14.673cm" svg:y="16.0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54" draw:id="id154" draw:layer="Layout" svg:width="0.505cm" svg:height="1.021cm" svg:x="15.518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5.178cm" svg:y1="16.552cm" svg:x2="15.518cm" svg:y2="16.553cm" draw:start-shape="id153" draw:start-glue-point="10" draw:end-shape="id154" draw:end-glue-point="6" svg:d="M15178 16552h170v1h170" svg:viewBox="0 0 341 2">
          <text:p/>
        </draw:connector>
        <draw:connector draw:style-name="gr3" draw:text-style-name="P1" draw:layer="layout" draw:type="line" svg:x1="14.926cm" svg:y1="17.062cm" svg:x2="14.179cm" svg:y2="18.954cm" draw:start-shape="id153" draw:start-glue-point="8" svg:d="M14926 17062l-747 1892" svg:viewBox="0 0 748 1893">
          <text:p/>
        </draw:connector>
        <draw:connector draw:style-name="gr3" draw:text-style-name="P1" draw:layer="layout" draw:type="line" svg:x1="14.926cm" svg:y1="17.062cm" svg:x2="15.671cm" svg:y2="18.954cm" draw:start-shape="id153" draw:start-glue-point="8" draw:end-shape="id151" draw:end-glue-point="4" svg:d="M14926 17062l745 1892" svg:viewBox="0 0 746 1893">
          <text:p/>
        </draw:connector>
        <draw:connector draw:style-name="gr3" draw:text-style-name="P1" draw:layer="layout" draw:type="line" svg:x1="15.075cm" svg:y1="18.955cm" svg:x2="15.771cm" svg:y2="17.063cm" draw:start-shape="id150" draw:start-glue-point="4" draw:end-shape="id154" draw:end-glue-point="8" svg:d="M15075 18955l696-1892" svg:viewBox="0 0 697 1893">
          <text:p/>
        </draw:connector>
        <draw:connector draw:style-name="gr3" draw:text-style-name="P1" draw:layer="layout" draw:type="line" svg:x1="15.771cm" svg:y1="17.063cm" svg:x2="16.516cm" svg:y2="18.955cm" draw:start-shape="id154" draw:start-glue-point="8" draw:end-shape="id152" draw:end-glue-point="4" svg:d="M15771 17063l745 1892" svg:viewBox="0 0 746 1893">
          <text:p/>
        </draw:connector>
        <draw:custom-shape draw:style-name="gr5" draw:text-style-name="P1" xml:id="id155" draw:id="id155" draw:layer="Layout" svg:width="0.505cm" svg:height="1.021cm" svg:x="17.058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56" draw:id="id156" draw:layer="Layout" svg:width="0.504cm" svg:height="1.021cm" svg:x="17.90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7.563cm" svg:y1="19.466cm" svg:x2="17.904cm" svg:y2="19.467cm" draw:start-shape="id155" draw:start-glue-point="10" draw:end-shape="id156" draw:end-glue-point="6" svg:d="M17563 19466h171v1h170" svg:viewBox="0 0 342 2">
          <text:p/>
        </draw:connector>
        <draw:custom-shape draw:style-name="gr5" draw:text-style-name="P1" xml:id="id157" draw:id="id157" draw:layer="Layout" svg:width="0.505cm" svg:height="1.021cm" svg:x="18.49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58" draw:id="id158" draw:layer="Layout" svg:width="0.505cm" svg:height="1.021cm" svg:x="19.34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9.004cm" svg:y1="19.466cm" svg:x2="19.345cm" svg:y2="19.467cm" draw:start-shape="id157" draw:start-glue-point="10" draw:end-shape="id158" draw:end-glue-point="6" svg:d="M19004 19466h170v1h171" svg:viewBox="0 0 342 2">
          <text:p/>
        </draw:connector>
        <draw:custom-shape draw:style-name="gr5" draw:text-style-name="P1" xml:id="id159" draw:id="id159" draw:layer="Layout" svg:width="0.505cm" svg:height="1.021cm" svg:x="17.754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60" draw:id="id160" draw:layer="Layout" svg:width="0.505cm" svg:height="1.021cm" svg:x="18.6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8.259cm" svg:y1="16.553cm" svg:x2="18.6cm" svg:y2="16.554cm" draw:start-shape="id159" draw:start-glue-point="10" draw:end-shape="id160" draw:end-glue-point="6" svg:d="M18259 16553h170v1h171" svg:viewBox="0 0 342 2">
          <text:p/>
        </draw:connector>
        <draw:connector draw:style-name="gr3" draw:text-style-name="P1" draw:layer="layout" draw:type="line" svg:x1="18.007cm" svg:y1="17.063cm" svg:x2="17.311cm" svg:y2="18.955cm" draw:start-shape="id159" draw:start-glue-point="8" draw:end-shape="id155" draw:end-glue-point="4" svg:d="M18007 17063l-696 1892" svg:viewBox="0 0 697 1893">
          <text:p/>
        </draw:connector>
        <draw:connector draw:style-name="gr3" draw:text-style-name="P1" draw:layer="layout" draw:type="line" svg:x1="18.007cm" svg:y1="17.063cm" svg:x2="18.752cm" svg:y2="18.955cm" draw:start-shape="id159" draw:start-glue-point="8" draw:end-shape="id157" draw:end-glue-point="4" svg:d="M18007 17063l745 1892" svg:viewBox="0 0 746 1893">
          <text:p/>
        </draw:connector>
        <draw:connector draw:style-name="gr3" draw:text-style-name="P1" draw:layer="layout" draw:type="line" svg:x1="18.156cm" svg:y1="18.956cm" svg:x2="18.853cm" svg:y2="17.064cm" draw:start-shape="id156" draw:start-glue-point="4" draw:end-shape="id160" draw:end-glue-point="8" svg:d="M18156 18956l697-1892" svg:viewBox="0 0 698 1893">
          <text:p/>
        </draw:connector>
        <draw:connector draw:style-name="gr3" draw:text-style-name="P1" draw:layer="layout" draw:type="line" svg:x1="18.853cm" svg:y1="17.064cm" svg:x2="19.598cm" svg:y2="18.956cm" draw:start-shape="id160" draw:start-glue-point="8" draw:end-shape="id158" draw:end-glue-point="4" svg:d="M18853 17064l745 1892" svg:viewBox="0 0 746 1893">
          <text:p/>
        </draw:connector>
        <draw:custom-shape draw:style-name="gr5" draw:text-style-name="P1" xml:id="id161" draw:id="id161" draw:layer="Layout" svg:width="0.505cm" svg:height="1.021cm" svg:x="16.213cm" svg:y="13.8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62" draw:id="id162" draw:layer="Layout" svg:width="0.505cm" svg:height="1.021cm" svg:x="17.058cm" svg:y="13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6.718cm" svg:y1="14.336cm" svg:x2="17.058cm" svg:y2="14.337cm" draw:start-shape="id161" draw:start-glue-point="10" draw:end-shape="id162" draw:end-glue-point="6" svg:d="M16718 14336h170v1h170" svg:viewBox="0 0 341 2">
          <text:p/>
        </draw:connector>
        <draw:connector draw:style-name="gr3" draw:text-style-name="P1" draw:layer="layout" draw:type="line" svg:x1="14.926cm" svg:y1="16.041cm" svg:x2="16.466cm" svg:y2="14.846cm" draw:start-shape="id153" draw:start-glue-point="4" draw:end-shape="id161" draw:end-glue-point="8" svg:d="M14926 16041l1540-1195" svg:viewBox="0 0 1541 1196">
          <text:p/>
        </draw:connector>
        <draw:connector draw:style-name="gr3" draw:text-style-name="P1" draw:layer="layout" draw:type="line" svg:x1="18.007cm" svg:y1="16.042cm" svg:x2="16.466cm" svg:y2="14.846cm" draw:start-shape="id159" draw:start-glue-point="4" draw:end-shape="id161" draw:end-glue-point="8" svg:d="M18007 16042l-1541-1196" svg:viewBox="0 0 1542 1197">
          <text:p/>
        </draw:connector>
        <draw:connector draw:style-name="gr3" draw:text-style-name="P1" draw:layer="layout" draw:type="line" svg:x1="15.771cm" svg:y1="16.042cm" svg:x2="17.311cm" svg:y2="14.847cm" draw:start-shape="id154" draw:start-glue-point="4" draw:end-shape="id162" draw:end-glue-point="8" svg:d="M15771 16042l1540-1195" svg:viewBox="0 0 1541 1196">
          <text:p/>
        </draw:connector>
        <draw:connector draw:style-name="gr3" draw:text-style-name="P1" draw:layer="layout" draw:type="line" svg:x1="18.853cm" svg:y1="16.043cm" svg:x2="17.311cm" svg:y2="14.847cm" draw:start-shape="id160" draw:start-glue-point="4" draw:end-shape="id162" draw:end-glue-point="8" svg:d="M18853 16043l-1542-1196" svg:viewBox="0 0 1543 1197">
          <text:p/>
        </draw:connector>
        <draw:custom-shape draw:style-name="gr5" draw:text-style-name="P1" xml:id="id164" draw:id="id164" draw:layer="Layout" svg:width="0.505cm" svg:height="1.021cm" svg:x="21.13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0.744cm" svg:y1="19.466cm" svg:x2="21.134cm" svg:y2="19.467cm" draw:start-shape="id163" draw:start-glue-point="10" draw:end-shape="id164" draw:end-glue-point="6" svg:d="M20744 19466h195v1h195" svg:viewBox="0 0 391 2">
          <text:p/>
        </draw:connector>
        <draw:custom-shape draw:style-name="gr5" draw:text-style-name="P1" xml:id="id165" draw:id="id165" draw:layer="Layout" svg:width="0.505cm" svg:height="1.021cm" svg:x="21.73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66" draw:id="id166" draw:layer="Layout" svg:width="0.505cm" svg:height="1.021cm" svg:x="22.57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2.235cm" svg:y1="19.466cm" svg:x2="22.575cm" svg:y2="19.467cm" draw:start-shape="id165" draw:start-glue-point="10" draw:end-shape="id166" draw:end-glue-point="6" svg:d="M22235 19466h170v1h170" svg:viewBox="0 0 341 2">
          <text:p/>
        </draw:connector>
        <draw:custom-shape draw:style-name="gr5" draw:text-style-name="P1" xml:id="id167" draw:id="id167" draw:layer="Layout" svg:width="0.505cm" svg:height="1.021cm" svg:x="20.985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68" draw:id="id168" draw:layer="Layout" svg:width="0.505cm" svg:height="1.021cm" svg:x="21.83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1.49cm" svg:y1="16.553cm" svg:x2="21.83cm" svg:y2="16.554cm" draw:start-shape="id167" draw:start-glue-point="10" draw:end-shape="id168" draw:end-glue-point="6" svg:d="M21490 16553h170v1h170" svg:viewBox="0 0 341 2">
          <text:p/>
        </draw:connector>
        <draw:connector draw:style-name="gr3" draw:text-style-name="P1" draw:layer="layout" draw:type="line" svg:x1="21.238cm" svg:y1="17.063cm" svg:x2="20.492cm" svg:y2="18.955cm" draw:start-shape="id167" draw:start-glue-point="8" draw:end-shape="id163" draw:end-glue-point="4" svg:d="M21238 17063l-746 1892" svg:viewBox="0 0 747 1893">
          <text:p/>
        </draw:connector>
        <draw:connector draw:style-name="gr3" draw:text-style-name="P1" draw:layer="layout" draw:type="line" svg:x1="21.238cm" svg:y1="17.063cm" svg:x2="21.983cm" svg:y2="18.955cm" draw:start-shape="id167" draw:start-glue-point="8" draw:end-shape="id165" draw:end-glue-point="4" svg:d="M21238 17063l745 1892" svg:viewBox="0 0 746 1893">
          <text:p/>
        </draw:connector>
        <draw:connector draw:style-name="gr3" draw:text-style-name="P1" draw:layer="layout" draw:type="line" svg:x1="21.387cm" svg:y1="18.956cm" svg:x2="22.083cm" svg:y2="17.064cm" draw:start-shape="id164" draw:start-glue-point="4" draw:end-shape="id168" draw:end-glue-point="8" svg:d="M21387 18956l696-1892" svg:viewBox="0 0 697 1893">
          <text:p/>
        </draw:connector>
        <draw:connector draw:style-name="gr3" draw:text-style-name="P1" draw:layer="layout" draw:type="line" svg:x1="22.083cm" svg:y1="17.064cm" svg:x2="22.828cm" svg:y2="18.956cm" draw:start-shape="id168" draw:start-glue-point="8" draw:end-shape="id166" draw:end-glue-point="4" svg:d="M22083 17064l745 1892" svg:viewBox="0 0 746 1893">
          <text:p/>
        </draw:connector>
        <draw:custom-shape draw:style-name="gr5" draw:text-style-name="P1" xml:id="id169" draw:id="id169" draw:layer="Layout" svg:width="0.505cm" svg:height="1.021cm" svg:x="23.37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70" draw:id="id170" draw:layer="Layout" svg:width="0.505cm" svg:height="1.021cm" svg:x="24.216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3.875cm" svg:y1="19.467cm" svg:x2="24.216cm" svg:y2="19.468cm" draw:start-shape="id169" draw:start-glue-point="10" draw:end-shape="id170" draw:end-glue-point="6" svg:d="M23875 19467h170v1h171" svg:viewBox="0 0 342 2">
          <text:p/>
        </draw:connector>
        <draw:custom-shape draw:style-name="gr5" draw:text-style-name="P1" xml:id="id171" draw:id="id171" draw:layer="Layout" svg:width="0.505cm" svg:height="1.021cm" svg:x="24.812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72" draw:id="id172" draw:layer="Layout" svg:width="0.505cm" svg:height="1.021cm" svg:x="25.657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5.317cm" svg:y1="19.467cm" svg:x2="25.657cm" svg:y2="19.468cm" draw:start-shape="id171" draw:start-glue-point="10" draw:end-shape="id172" draw:end-glue-point="6" svg:d="M25317 19467h170v1h170" svg:viewBox="0 0 341 2">
          <text:p/>
        </draw:connector>
        <draw:custom-shape draw:style-name="gr5" draw:text-style-name="P1" xml:id="id173" draw:id="id173" draw:layer="Layout" svg:width="0.505cm" svg:height="1.021cm" svg:x="24.067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74" draw:id="id174" draw:layer="Layout" svg:width="0.505cm" svg:height="1.021cm" svg:x="24.912cm" svg:y="16.0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4.572cm" svg:y1="16.554cm" svg:x2="24.912cm" svg:y2="16.555cm" draw:start-shape="id173" draw:start-glue-point="10" draw:end-shape="id174" draw:end-glue-point="6" svg:d="M24572 16554h170v1h170" svg:viewBox="0 0 341 2">
          <text:p/>
        </draw:connector>
        <draw:connector draw:style-name="gr3" draw:text-style-name="P1" draw:layer="layout" draw:type="line" svg:x1="24.32cm" svg:y1="17.064cm" svg:x2="23.623cm" svg:y2="18.956cm" draw:start-shape="id173" draw:start-glue-point="8" draw:end-shape="id169" draw:end-glue-point="4" svg:d="M24320 17064l-697 1892" svg:viewBox="0 0 698 1893">
          <text:p/>
        </draw:connector>
        <draw:connector draw:style-name="gr3" draw:text-style-name="P1" draw:layer="layout" draw:type="line" svg:x1="24.32cm" svg:y1="17.064cm" svg:x2="25.065cm" svg:y2="18.956cm" draw:start-shape="id173" draw:start-glue-point="8" draw:end-shape="id171" draw:end-glue-point="4" svg:d="M24320 17064l745 1892" svg:viewBox="0 0 746 1893">
          <text:p/>
        </draw:connector>
        <draw:connector draw:style-name="gr3" draw:text-style-name="P1" draw:layer="layout" draw:type="line" svg:x1="24.469cm" svg:y1="18.957cm" svg:x2="25.165cm" svg:y2="17.065cm" draw:start-shape="id170" draw:start-glue-point="4" draw:end-shape="id174" draw:end-glue-point="8" svg:d="M24469 18957l696-1892" svg:viewBox="0 0 697 1893">
          <text:p/>
        </draw:connector>
        <draw:connector draw:style-name="gr3" draw:text-style-name="P1" draw:layer="layout" draw:type="line" svg:x1="25.165cm" svg:y1="17.065cm" svg:x2="25.91cm" svg:y2="18.957cm" draw:start-shape="id174" draw:start-glue-point="8" draw:end-shape="id172" draw:end-glue-point="4" svg:d="M25165 17065l745 1892" svg:viewBox="0 0 746 1893">
          <text:p/>
        </draw:connector>
        <draw:custom-shape draw:style-name="gr5" draw:text-style-name="P1" xml:id="id175" draw:id="id175" draw:layer="Layout" svg:width="0.505cm" svg:height="1.021cm" svg:x="22.525cm" svg:y="13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76" draw:id="id176" draw:layer="Layout" svg:width="0.505cm" svg:height="1.021cm" svg:x="23.37cm" svg:y="13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3.03cm" svg:y1="14.337cm" svg:x2="23.37cm" svg:y2="14.338cm" draw:start-shape="id175" draw:start-glue-point="10" draw:end-shape="id176" draw:end-glue-point="6" svg:d="M23030 14337h170v1h170" svg:viewBox="0 0 341 2">
          <text:p/>
        </draw:connector>
        <draw:connector draw:style-name="gr3" draw:text-style-name="P1" draw:layer="layout" draw:type="line" svg:x1="21.238cm" svg:y1="16.042cm" svg:x2="22.778cm" svg:y2="14.847cm" draw:start-shape="id167" draw:start-glue-point="4" draw:end-shape="id175" draw:end-glue-point="8" svg:d="M21238 16042l1540-1195" svg:viewBox="0 0 1541 1196">
          <text:p/>
        </draw:connector>
        <draw:connector draw:style-name="gr3" draw:text-style-name="P1" draw:layer="layout" draw:type="line" svg:x1="24.32cm" svg:y1="16.043cm" svg:x2="22.778cm" svg:y2="14.847cm" draw:start-shape="id173" draw:start-glue-point="4" draw:end-shape="id175" draw:end-glue-point="8" svg:d="M24320 16043l-1542-1196" svg:viewBox="0 0 1543 1197">
          <text:p/>
        </draw:connector>
        <draw:connector draw:style-name="gr3" draw:text-style-name="P1" draw:layer="layout" draw:type="line" svg:x1="22.083cm" svg:y1="16.043cm" svg:x2="23.623cm" svg:y2="14.848cm" draw:start-shape="id168" draw:start-glue-point="4" draw:end-shape="id176" draw:end-glue-point="8" svg:d="M22083 16043l1540-1195" svg:viewBox="0 0 1541 1196">
          <text:p/>
        </draw:connector>
        <draw:connector draw:style-name="gr3" draw:text-style-name="P1" draw:layer="layout" draw:type="line" svg:x1="25.165cm" svg:y1="16.044cm" svg:x2="23.623cm" svg:y2="14.848cm" draw:start-shape="id174" draw:start-glue-point="4" draw:end-shape="id176" draw:end-glue-point="8" svg:d="M25165 16044l-1542-1196" svg:viewBox="0 0 1543 1197">
          <text:p/>
        </draw:connector>
        <draw:custom-shape draw:style-name="gr5" draw:text-style-name="P1" xml:id="id163" draw:id="id163" draw:layer="Layout" svg:width="0.505cm" svg:height="1.021cm" svg:x="20.23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16.466cm" svg:y1="13.825cm" svg:x2="19.458cm" svg:y2="12.662cm" draw:start-shape="id161" draw:start-glue-point="4" draw:end-shape="id148" draw:end-glue-point="8" svg:d="M16466 13825l2992-1163" svg:viewBox="0 0 2993 1164">
          <text:p/>
        </draw:connector>
        <draw:connector draw:style-name="gr3" draw:text-style-name="P1" draw:layer="layout" draw:type="line" svg:x1="17.311cm" svg:y1="13.826cm" svg:x2="20.303cm" svg:y2="12.663cm" draw:start-shape="id162" draw:start-glue-point="4" draw:end-shape="id149" draw:end-glue-point="8" svg:d="M17311 13826l2992-1163" svg:viewBox="0 0 2993 1164">
          <text:p/>
        </draw:connector>
        <draw:connector draw:style-name="gr3" draw:text-style-name="P1" draw:layer="layout" draw:type="line" svg:x1="19.458cm" svg:y1="12.662cm" svg:x2="22.778cm" svg:y2="13.826cm" draw:start-shape="id148" draw:start-glue-point="8" draw:end-shape="id175" draw:end-glue-point="4" svg:d="M19458 12662l3320 1164" svg:viewBox="0 0 3321 1165">
          <text:p/>
        </draw:connector>
        <draw:connector draw:style-name="gr3" draw:text-style-name="P1" draw:layer="layout" draw:type="line" svg:x1="20.303cm" svg:y1="12.663cm" svg:x2="23.623cm" svg:y2="13.827cm" draw:start-shape="id149" draw:start-glue-point="8" draw:end-shape="id176" draw:end-glue-point="4" svg:d="M20303 12663l3320 1164" svg:viewBox="0 0 3321 1165">
          <text:p/>
        </draw:connector>
        <draw:custom-shape draw:style-name="gr5" draw:text-style-name="P1" xml:id="id177" draw:id="id177" draw:layer="Layout" svg:width="0.505cm" svg:height="1.021cm" svg:x="12.105cm" svg:y="8.1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78" draw:id="id178" draw:layer="Layout" svg:width="0.505cm" svg:height="1.021cm" svg:x="12.95cm" svg:y="8.1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6.758cm" svg:y1="11.641cm" svg:x2="12.358cm" svg:y2="9.162cm" draw:start-shape="id147" draw:start-glue-point="4" draw:end-shape="id177" draw:end-glue-point="8" svg:d="M6758 11641l5600-2479" svg:viewBox="0 0 5601 2480">
          <text:p/>
        </draw:connector>
        <draw:connector draw:style-name="gr3" draw:text-style-name="P1" draw:layer="layout" draw:type="line" svg:x1="12.358cm" svg:y1="9.162cm" svg:x2="19.458cm" svg:y2="11.641cm" draw:start-shape="id177" draw:start-glue-point="8" draw:end-shape="id148" draw:end-glue-point="4" svg:d="M12358 9162l7100 2479" svg:viewBox="0 0 7101 2480">
          <text:p/>
        </draw:connector>
        <draw:connector draw:style-name="gr3" draw:text-style-name="P1" draw:layer="layout" draw:type="line" svg:x1="13.203cm" svg:y1="9.163cm" svg:x2="20.303cm" svg:y2="11.642cm" draw:start-shape="id178" draw:start-glue-point="8" draw:end-shape="id149" draw:end-glue-point="4" svg:d="M13203 9163l7100 2479" svg:viewBox="0 0 7101 2480">
          <text:p/>
        </draw:connector>
        <draw:connector draw:style-name="gr3" draw:text-style-name="P1" draw:layer="layout" draw:type="line" svg:x1="12.95cm" svg:y1="8.653cm" svg:x2="12.61cm" svg:y2="8.652cm" draw:start-shape="id178" draw:start-glue-point="6" draw:end-shape="id177" draw:end-glue-point="10" svg:d="M12950 8653l-340-1" svg:viewBox="0 0 341 2">
          <text:p/>
        </draw:connector>
        <draw:connector draw:style-name="gr7" draw:text-style-name="P1" draw:layer="layout" draw:type="line" svg:x1="7.83cm" svg:y1="12.705cm" svg:x2="10.923cm" svg:y2="13.827cm" draw:start-shape="id145" draw:start-glue-point="8" draw:end-shape="id146" draw:end-glue-point="4" svg:d="M7830 12705l3093 1122" svg:viewBox="0 0 3094 1123">
          <text:p/>
        </draw:connector>
        <draw:connector draw:style-name="gr8" draw:text-style-name="P1" draw:layer="layout" draw:type="line" svg:x1="7.83cm" svg:y1="11.684cm" svg:x2="13.203cm" svg:y2="9.163cm" draw:start-shape="id145" draw:start-glue-point="4" draw:end-shape="id178" draw:end-glue-point="8" svg:d="M7830 11684l5373-2521" svg:viewBox="0 0 5374 2522">
          <text:p/>
        </draw:connecto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" draw:text-style-name="P1" xml:id="id206" draw:id="id206" draw:layer="Layout" svg:width="0.505cm" svg:height="1.021cm" svg:x="6.505cm" svg:y="11.6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505cm" svg:height="1.021cm" svg:x="1.326cm" svg:y="18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9" draw:id="id179" draw:layer="Layout" svg:width="0.505cm" svg:height="1.021cm" svg:x="2.122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.732cm" svg:y1="19.465cm" svg:x2="2.122cm" svg:y2="19.466cm" draw:end-shape="id179" draw:end-glue-point="6" svg:d="M1732 19465h-112v1h502" svg:viewBox="0 0 503 2">
          <text:p/>
        </draw:connector>
        <draw:custom-shape draw:style-name="gr5" draw:text-style-name="P1" xml:id="id180" draw:id="id180" draw:layer="Layout" svg:width="0.505cm" svg:height="1.021cm" svg:x="2.718cm" svg:y="18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81" draw:id="id181" draw:layer="Layout" svg:width="0.505cm" svg:height="1.021cm" svg:x="3.563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3.223cm" svg:y1="19.465cm" svg:x2="3.563cm" svg:y2="19.466cm" draw:start-shape="id180" draw:start-glue-point="10" draw:end-shape="id181" draw:end-glue-point="6" svg:d="M3223 19465h170v1h170" svg:viewBox="0 0 341 2">
          <text:p/>
        </draw:connector>
        <draw:custom-shape draw:style-name="gr5" draw:text-style-name="P1" xml:id="id182" draw:id="id182" draw:layer="Layout" svg:width="0.505cm" svg:height="1.021cm" svg:x="1.973cm" svg:y="16.0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83" draw:id="id183" draw:layer="Layout" svg:width="0.505cm" svg:height="1.021cm" svg:x="2.818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.478cm" svg:y1="16.552cm" svg:x2="2.818cm" svg:y2="16.553cm" draw:start-shape="id182" draw:start-glue-point="10" draw:end-shape="id183" draw:end-glue-point="6" svg:d="M2478 16552h170v1h170" svg:viewBox="0 0 341 2">
          <text:p/>
        </draw:connector>
        <draw:connector draw:style-name="gr3" draw:text-style-name="P1" draw:layer="layout" draw:type="line" svg:x1="2.226cm" svg:y1="17.062cm" svg:x2="1.479cm" svg:y2="18.954cm" draw:start-shape="id182" draw:start-glue-point="8" svg:d="M2226 17062l-747 1892" svg:viewBox="0 0 748 1893">
          <text:p/>
        </draw:connector>
        <draw:connector draw:style-name="gr3" draw:text-style-name="P1" draw:layer="layout" draw:type="line" svg:x1="2.226cm" svg:y1="17.062cm" svg:x2="2.971cm" svg:y2="18.954cm" draw:start-shape="id182" draw:start-glue-point="8" draw:end-shape="id180" draw:end-glue-point="4" svg:d="M2226 17062l745 1892" svg:viewBox="0 0 746 1893">
          <text:p/>
        </draw:connector>
        <draw:connector draw:style-name="gr3" draw:text-style-name="P1" draw:layer="layout" draw:type="line" svg:x1="2.375cm" svg:y1="18.955cm" svg:x2="3.071cm" svg:y2="17.063cm" draw:start-shape="id179" draw:start-glue-point="4" draw:end-shape="id183" draw:end-glue-point="8" svg:d="M2375 18955l696-1892" svg:viewBox="0 0 697 1893">
          <text:p/>
        </draw:connector>
        <draw:connector draw:style-name="gr3" draw:text-style-name="P1" draw:layer="layout" draw:type="line" svg:x1="3.071cm" svg:y1="17.063cm" svg:x2="3.816cm" svg:y2="18.955cm" draw:start-shape="id183" draw:start-glue-point="8" draw:end-shape="id181" draw:end-glue-point="4" svg:d="M3071 17063l745 1892" svg:viewBox="0 0 746 1893">
          <text:p/>
        </draw:connector>
        <draw:custom-shape draw:style-name="gr5" draw:text-style-name="P1" xml:id="id184" draw:id="id184" draw:layer="Layout" svg:width="0.505cm" svg:height="1.021cm" svg:x="4.358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85" draw:id="id185" draw:layer="Layout" svg:width="0.504cm" svg:height="1.021cm" svg:x="5.20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4.863cm" svg:y1="19.466cm" svg:x2="5.204cm" svg:y2="19.467cm" draw:start-shape="id184" draw:start-glue-point="10" draw:end-shape="id185" draw:end-glue-point="6" svg:d="M4863 19466h171v1h170" svg:viewBox="0 0 342 2">
          <text:p/>
        </draw:connector>
        <draw:custom-shape draw:style-name="gr5" draw:text-style-name="P1" xml:id="id186" draw:id="id186" draw:layer="Layout" svg:width="0.505cm" svg:height="1.021cm" svg:x="5.79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87" draw:id="id187" draw:layer="Layout" svg:width="0.505cm" svg:height="1.021cm" svg:x="6.64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6.304cm" svg:y1="19.466cm" svg:x2="6.645cm" svg:y2="19.467cm" draw:start-shape="id186" draw:start-glue-point="10" draw:end-shape="id187" draw:end-glue-point="6" svg:d="M6304 19466h170v1h171" svg:viewBox="0 0 342 2">
          <text:p/>
        </draw:connector>
        <draw:custom-shape draw:style-name="gr5" draw:text-style-name="P1" xml:id="id188" draw:id="id188" draw:layer="Layout" svg:width="0.505cm" svg:height="1.021cm" svg:x="5.054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89" draw:id="id189" draw:layer="Layout" svg:width="0.505cm" svg:height="1.021cm" svg:x="5.9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5.559cm" svg:y1="16.553cm" svg:x2="5.9cm" svg:y2="16.554cm" draw:start-shape="id188" draw:start-glue-point="10" draw:end-shape="id189" draw:end-glue-point="6" svg:d="M5559 16553h170v1h171" svg:viewBox="0 0 342 2">
          <text:p/>
        </draw:connector>
        <draw:connector draw:style-name="gr3" draw:text-style-name="P1" draw:layer="layout" draw:type="line" svg:x1="5.307cm" svg:y1="17.063cm" svg:x2="4.611cm" svg:y2="18.955cm" draw:start-shape="id188" draw:start-glue-point="8" draw:end-shape="id184" draw:end-glue-point="4" svg:d="M5307 17063l-696 1892" svg:viewBox="0 0 697 1893">
          <text:p/>
        </draw:connector>
        <draw:connector draw:style-name="gr3" draw:text-style-name="P1" draw:layer="layout" draw:type="line" svg:x1="5.307cm" svg:y1="17.063cm" svg:x2="6.052cm" svg:y2="18.955cm" draw:start-shape="id188" draw:start-glue-point="8" draw:end-shape="id186" draw:end-glue-point="4" svg:d="M5307 17063l745 1892" svg:viewBox="0 0 746 1893">
          <text:p/>
        </draw:connector>
        <draw:connector draw:style-name="gr3" draw:text-style-name="P1" draw:layer="layout" draw:type="line" svg:x1="5.456cm" svg:y1="18.956cm" svg:x2="6.153cm" svg:y2="17.064cm" draw:start-shape="id185" draw:start-glue-point="4" draw:end-shape="id189" draw:end-glue-point="8" svg:d="M5456 18956l697-1892" svg:viewBox="0 0 698 1893">
          <text:p/>
        </draw:connector>
        <draw:connector draw:style-name="gr3" draw:text-style-name="P1" draw:layer="layout" draw:type="line" svg:x1="6.153cm" svg:y1="17.064cm" svg:x2="6.898cm" svg:y2="18.956cm" draw:start-shape="id189" draw:start-glue-point="8" draw:end-shape="id187" draw:end-glue-point="4" svg:d="M6153 17064l745 1892" svg:viewBox="0 0 746 1893">
          <text:p/>
        </draw:connector>
        <draw:custom-shape draw:style-name="gr5" draw:text-style-name="P1" xml:id="id190" draw:id="id190" draw:layer="Layout" svg:width="0.505cm" svg:height="1.021cm" svg:x="3.513cm" svg:y="13.8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91" draw:id="id191" draw:layer="Layout" svg:width="0.505cm" svg:height="1.021cm" svg:x="4.358cm" svg:y="13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4.018cm" svg:y1="14.336cm" svg:x2="4.358cm" svg:y2="14.337cm" draw:start-shape="id190" draw:start-glue-point="10" draw:end-shape="id191" draw:end-glue-point="6" svg:d="M4018 14336h170v1h170" svg:viewBox="0 0 341 2">
          <text:p/>
        </draw:connector>
        <draw:connector draw:style-name="gr3" draw:text-style-name="P1" draw:layer="layout" draw:type="line" svg:x1="2.226cm" svg:y1="16.041cm" svg:x2="3.766cm" svg:y2="14.846cm" draw:start-shape="id182" draw:start-glue-point="4" draw:end-shape="id190" draw:end-glue-point="8" svg:d="M2226 16041l1540-1195" svg:viewBox="0 0 1541 1196">
          <text:p/>
        </draw:connector>
        <draw:connector draw:style-name="gr3" draw:text-style-name="P1" draw:layer="layout" draw:type="line" svg:x1="5.307cm" svg:y1="16.042cm" svg:x2="3.766cm" svg:y2="14.846cm" draw:start-shape="id188" draw:start-glue-point="4" draw:end-shape="id190" draw:end-glue-point="8" svg:d="M5307 16042l-1541-1196" svg:viewBox="0 0 1542 1197">
          <text:p/>
        </draw:connector>
        <draw:connector draw:style-name="gr3" draw:text-style-name="P1" draw:layer="layout" draw:type="line" svg:x1="3.071cm" svg:y1="16.042cm" svg:x2="4.611cm" svg:y2="14.847cm" draw:start-shape="id183" draw:start-glue-point="4" draw:end-shape="id191" draw:end-glue-point="8" svg:d="M3071 16042l1540-1195" svg:viewBox="0 0 1541 1196">
          <text:p/>
        </draw:connector>
        <draw:connector draw:style-name="gr3" draw:text-style-name="P1" draw:layer="layout" draw:type="line" svg:x1="6.153cm" svg:y1="16.043cm" svg:x2="4.611cm" svg:y2="14.847cm" draw:start-shape="id189" draw:start-glue-point="4" draw:end-shape="id191" draw:end-glue-point="8" svg:d="M6153 16043l-1542-1196" svg:viewBox="0 0 1543 1197">
          <text:p/>
        </draw:connector>
        <draw:custom-shape draw:style-name="gr5" draw:text-style-name="P1" xml:id="id193" draw:id="id193" draw:layer="Layout" svg:width="0.505cm" svg:height="1.021cm" svg:x="8.43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8.044cm" svg:y1="19.466cm" svg:x2="8.434cm" svg:y2="19.467cm" draw:start-shape="id192" draw:start-glue-point="10" draw:end-shape="id193" draw:end-glue-point="6" svg:d="M8044 19466h195v1h195" svg:viewBox="0 0 391 2">
          <text:p/>
        </draw:connector>
        <draw:custom-shape draw:style-name="gr5" draw:text-style-name="P1" xml:id="id194" draw:id="id194" draw:layer="Layout" svg:width="0.505cm" svg:height="1.021cm" svg:x="9.03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95" draw:id="id195" draw:layer="Layout" svg:width="0.505cm" svg:height="1.021cm" svg:x="9.87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9.535cm" svg:y1="19.466cm" svg:x2="9.875cm" svg:y2="19.467cm" draw:start-shape="id194" draw:start-glue-point="10" draw:end-shape="id195" draw:end-glue-point="6" svg:d="M9535 19466h170v1h170" svg:viewBox="0 0 341 2">
          <text:p/>
        </draw:connector>
        <draw:custom-shape draw:style-name="gr5" draw:text-style-name="P1" xml:id="id196" draw:id="id196" draw:layer="Layout" svg:width="0.505cm" svg:height="1.021cm" svg:x="8.285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97" draw:id="id197" draw:layer="Layout" svg:width="0.505cm" svg:height="1.021cm" svg:x="9.383cm" svg:y="13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8.538cm" svg:y1="17.063cm" svg:x2="7.792cm" svg:y2="18.955cm" draw:start-shape="id196" draw:start-glue-point="8" draw:end-shape="id192" draw:end-glue-point="4" svg:d="M8538 17063l-746 1892" svg:viewBox="0 0 747 1893">
          <text:p/>
        </draw:connector>
        <draw:connector draw:style-name="gr3" draw:text-style-name="P1" draw:layer="layout" draw:type="line" svg:x1="8.79cm" svg:y1="16.553cm" svg:x2="9.03cm" svg:y2="19.466cm" draw:start-shape="id196" draw:start-glue-point="10" draw:end-shape="id194" draw:end-glue-point="6" svg:d="M8790 16553l240 2913" svg:viewBox="0 0 241 2914">
          <text:p/>
        </draw:connector>
        <draw:connector draw:style-name="gr3" draw:text-style-name="P1" draw:layer="layout" draw:type="line" svg:x1="8.687cm" svg:y1="18.956cm" svg:x2="9.636cm" svg:y2="14.848cm" draw:start-shape="id193" draw:start-glue-point="4" draw:end-shape="id197" draw:end-glue-point="8" svg:d="M8687 18956l949-4108" svg:viewBox="0 0 950 4109">
          <text:p/>
        </draw:connector>
        <draw:connector draw:style-name="gr3" draw:text-style-name="P1" draw:layer="layout" draw:type="line" svg:x1="9.636cm" svg:y1="14.848cm" svg:x2="10.128cm" svg:y2="18.956cm" draw:start-shape="id197" draw:start-glue-point="8" draw:end-shape="id195" draw:end-glue-point="4" svg:d="M9636 14848l492 4108" svg:viewBox="0 0 493 4109">
          <text:p/>
        </draw:connector>
        <draw:custom-shape draw:style-name="gr5" draw:text-style-name="P1" xml:id="id198" draw:id="id198" draw:layer="Layout" svg:width="0.505cm" svg:height="1.021cm" svg:x="10.67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99" draw:id="id199" draw:layer="Layout" svg:width="0.505cm" svg:height="1.021cm" svg:x="11.516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1.175cm" svg:y1="19.467cm" svg:x2="11.516cm" svg:y2="19.468cm" draw:start-shape="id198" draw:start-glue-point="10" draw:end-shape="id199" draw:end-glue-point="6" svg:d="M11175 19467h170v1h171" svg:viewBox="0 0 342 2">
          <text:p/>
        </draw:connector>
        <draw:custom-shape draw:style-name="gr5" draw:text-style-name="P1" xml:id="id200" draw:id="id200" draw:layer="Layout" svg:width="0.505cm" svg:height="1.021cm" svg:x="12.112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01" draw:id="id201" draw:layer="Layout" svg:width="0.505cm" svg:height="1.021cm" svg:x="12.957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2.617cm" svg:y1="19.467cm" svg:x2="12.957cm" svg:y2="19.468cm" draw:start-shape="id200" draw:start-glue-point="10" draw:end-shape="id201" draw:end-glue-point="6" svg:d="M12617 19467h170v1h170" svg:viewBox="0 0 341 2">
          <text:p/>
        </draw:connector>
        <draw:custom-shape draw:style-name="gr5" draw:text-style-name="P1" xml:id="id202" draw:id="id202" draw:layer="Layout" svg:width="0.505cm" svg:height="1.021cm" svg:x="11.367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03" draw:id="id203" draw:layer="Layout" svg:width="0.505cm" svg:height="1.021cm" svg:x="12.212cm" svg:y="16.0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1.872cm" svg:y1="16.554cm" svg:x2="12.212cm" svg:y2="16.555cm" draw:start-shape="id202" draw:start-glue-point="10" draw:end-shape="id203" draw:end-glue-point="6" svg:d="M11872 16554h170v1h170" svg:viewBox="0 0 341 2">
          <text:p/>
        </draw:connector>
        <draw:connector draw:style-name="gr3" draw:text-style-name="P1" draw:layer="layout" draw:type="line" svg:x1="11.62cm" svg:y1="17.064cm" svg:x2="10.923cm" svg:y2="18.956cm" draw:start-shape="id202" draw:start-glue-point="8" draw:end-shape="id198" draw:end-glue-point="4" svg:d="M11620 17064l-697 1892" svg:viewBox="0 0 698 1893">
          <text:p/>
        </draw:connector>
        <draw:connector draw:style-name="gr3" draw:text-style-name="P1" draw:layer="layout" draw:type="line" svg:x1="11.62cm" svg:y1="17.064cm" svg:x2="12.365cm" svg:y2="18.956cm" draw:start-shape="id202" draw:start-glue-point="8" draw:end-shape="id200" draw:end-glue-point="4" svg:d="M11620 17064l745 1892" svg:viewBox="0 0 746 1893">
          <text:p/>
        </draw:connector>
        <draw:connector draw:style-name="gr3" draw:text-style-name="P1" draw:layer="layout" draw:type="line" svg:x1="11.769cm" svg:y1="18.957cm" svg:x2="12.465cm" svg:y2="17.065cm" draw:start-shape="id199" draw:start-glue-point="4" draw:end-shape="id203" draw:end-glue-point="8" svg:d="M11769 18957l696-1892" svg:viewBox="0 0 697 1893">
          <text:p/>
        </draw:connector>
        <draw:connector draw:style-name="gr3" draw:text-style-name="P1" draw:layer="layout" draw:type="line" svg:x1="12.465cm" svg:y1="17.065cm" svg:x2="13.21cm" svg:y2="18.957cm" draw:start-shape="id203" draw:start-glue-point="8" draw:end-shape="id201" draw:end-glue-point="4" svg:d="M12465 17065l745 1892" svg:viewBox="0 0 746 1893">
          <text:p/>
        </draw:connector>
        <draw:custom-shape draw:style-name="gr5" draw:text-style-name="P1" xml:id="id204" draw:id="id204" draw:layer="Layout" svg:width="0.505cm" svg:height="1.021cm" svg:x="7.577cm" svg:y="11.6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05" draw:id="id205" draw:layer="Layout" svg:width="0.505cm" svg:height="1.021cm" svg:x="10.67cm" svg:y="13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8.538cm" svg:y1="16.042cm" svg:x2="7.83cm" svg:y2="12.705cm" draw:start-shape="id196" draw:start-glue-point="4" draw:end-shape="id204" draw:end-glue-point="8" svg:d="M8538 16042l-708-3337" svg:viewBox="0 0 709 3338">
          <text:p/>
        </draw:connector>
        <draw:connector draw:style-name="gr3" draw:text-style-name="P1" draw:layer="layout" draw:type="line" svg:x1="11.62cm" svg:y1="16.043cm" svg:x2="7.83cm" svg:y2="12.705cm" draw:start-shape="id202" draw:start-glue-point="4" draw:end-shape="id204" draw:end-glue-point="8" svg:d="M11620 16043l-3790-3338" svg:viewBox="0 0 3791 3339">
          <text:p/>
        </draw:connector>
        <draw:connector draw:style-name="gr7" draw:text-style-name="P1" draw:layer="layout" draw:type="line" svg:x1="9.888cm" svg:y1="14.338cm" svg:x2="10.67cm" svg:y2="14.338cm" draw:start-shape="id197" draw:start-glue-point="10" draw:end-shape="id205" draw:end-glue-point="6" svg:d="M9888 14338h782" svg:viewBox="0 0 783 1">
          <text:p/>
        </draw:connector>
        <draw:connector draw:style-name="gr3" draw:text-style-name="P1" draw:layer="layout" draw:type="line" svg:x1="12.465cm" svg:y1="16.044cm" svg:x2="10.923cm" svg:y2="14.848cm" draw:start-shape="id203" draw:start-glue-point="4" draw:end-shape="id205" draw:end-glue-point="8" svg:d="M12465 16044l-1542-1196" svg:viewBox="0 0 1543 1197">
          <text:p/>
        </draw:connector>
        <draw:custom-shape draw:style-name="gr5" draw:text-style-name="P1" xml:id="id192" draw:id="id192" draw:layer="Layout" svg:width="0.505cm" svg:height="1.021cm" svg:x="7.53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3.766cm" svg:y1="13.825cm" svg:x2="6.758cm" svg:y2="12.662cm" draw:start-shape="id190" draw:start-glue-point="4" draw:end-shape="id206" draw:end-glue-point="8" svg:d="M3766 13825l2992-1163" svg:viewBox="0 0 2993 1164">
          <text:p/>
        </draw:connector>
        <draw:connector draw:style-name="gr7" draw:text-style-name="P1" draw:layer="layout" draw:type="line" svg:x1="7.01cm" svg:y1="12.152cm" svg:x2="7.577cm" svg:y2="12.195cm" draw:start-shape="id206" draw:start-glue-point="10" draw:end-shape="id204" draw:end-glue-point="6" svg:d="M7010 12152l567 43" svg:viewBox="0 0 568 44">
          <text:p/>
        </draw:connector>
        <draw:custom-shape draw:style-name="gr5" draw:text-style-name="P1" xml:id="id207" draw:id="id207" draw:layer="Layout" svg:width="0.505cm" svg:height="1.021cm" svg:x="19.205cm" svg:y="11.6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08" draw:id="id208" draw:layer="Layout" svg:width="0.505cm" svg:height="1.021cm" svg:x="20.05cm" svg:y="11.6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9.71cm" svg:y1="12.152cm" svg:x2="20.05cm" svg:y2="12.153cm" draw:start-shape="id207" draw:start-glue-point="10" draw:end-shape="id208" draw:end-glue-point="6" svg:d="M19710 12152h170v1h170" svg:viewBox="0 0 341 2">
          <text:p/>
        </draw:connector>
        <draw:custom-shape draw:style-name="gr5" draw:text-style-name="P1" draw:layer="Layout" svg:width="0.505cm" svg:height="1.021cm" svg:x="14.026cm" svg:y="18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09" draw:id="id209" draw:layer="Layout" svg:width="0.505cm" svg:height="1.021cm" svg:x="14.822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4.432cm" svg:y1="19.465cm" svg:x2="14.822cm" svg:y2="19.466cm" draw:end-shape="id209" draw:end-glue-point="6" svg:d="M14432 19465h-112v1h502" svg:viewBox="0 0 503 2">
          <text:p/>
        </draw:connector>
        <draw:custom-shape draw:style-name="gr5" draw:text-style-name="P1" xml:id="id210" draw:id="id210" draw:layer="Layout" svg:width="0.505cm" svg:height="1.021cm" svg:x="15.418cm" svg:y="18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11" draw:id="id211" draw:layer="Layout" svg:width="0.505cm" svg:height="1.021cm" svg:x="16.263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5.923cm" svg:y1="19.465cm" svg:x2="16.263cm" svg:y2="19.466cm" draw:start-shape="id210" draw:start-glue-point="10" draw:end-shape="id211" draw:end-glue-point="6" svg:d="M15923 19465h170v1h170" svg:viewBox="0 0 341 2">
          <text:p/>
        </draw:connector>
        <draw:custom-shape draw:style-name="gr5" draw:text-style-name="P1" xml:id="id212" draw:id="id212" draw:layer="Layout" svg:width="0.505cm" svg:height="1.021cm" svg:x="14.673cm" svg:y="16.0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13" draw:id="id213" draw:layer="Layout" svg:width="0.505cm" svg:height="1.021cm" svg:x="15.518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5.178cm" svg:y1="16.552cm" svg:x2="15.518cm" svg:y2="16.553cm" draw:start-shape="id212" draw:start-glue-point="10" draw:end-shape="id213" draw:end-glue-point="6" svg:d="M15178 16552h170v1h170" svg:viewBox="0 0 341 2">
          <text:p/>
        </draw:connector>
        <draw:connector draw:style-name="gr3" draw:text-style-name="P1" draw:layer="layout" draw:type="line" svg:x1="14.926cm" svg:y1="17.062cm" svg:x2="14.179cm" svg:y2="18.954cm" draw:start-shape="id212" draw:start-glue-point="8" svg:d="M14926 17062l-747 1892" svg:viewBox="0 0 748 1893">
          <text:p/>
        </draw:connector>
        <draw:connector draw:style-name="gr3" draw:text-style-name="P1" draw:layer="layout" draw:type="line" svg:x1="14.926cm" svg:y1="17.062cm" svg:x2="15.671cm" svg:y2="18.954cm" draw:start-shape="id212" draw:start-glue-point="8" draw:end-shape="id210" draw:end-glue-point="4" svg:d="M14926 17062l745 1892" svg:viewBox="0 0 746 1893">
          <text:p/>
        </draw:connector>
        <draw:connector draw:style-name="gr3" draw:text-style-name="P1" draw:layer="layout" draw:type="line" svg:x1="15.075cm" svg:y1="18.955cm" svg:x2="15.771cm" svg:y2="17.063cm" draw:start-shape="id209" draw:start-glue-point="4" draw:end-shape="id213" draw:end-glue-point="8" svg:d="M15075 18955l696-1892" svg:viewBox="0 0 697 1893">
          <text:p/>
        </draw:connector>
        <draw:connector draw:style-name="gr3" draw:text-style-name="P1" draw:layer="layout" draw:type="line" svg:x1="15.771cm" svg:y1="17.063cm" svg:x2="16.516cm" svg:y2="18.955cm" draw:start-shape="id213" draw:start-glue-point="8" draw:end-shape="id211" draw:end-glue-point="4" svg:d="M15771 17063l745 1892" svg:viewBox="0 0 746 1893">
          <text:p/>
        </draw:connector>
        <draw:custom-shape draw:style-name="gr5" draw:text-style-name="P1" xml:id="id214" draw:id="id214" draw:layer="Layout" svg:width="0.505cm" svg:height="1.021cm" svg:x="17.058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15" draw:id="id215" draw:layer="Layout" svg:width="0.504cm" svg:height="1.021cm" svg:x="17.90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7.563cm" svg:y1="19.466cm" svg:x2="17.904cm" svg:y2="19.467cm" draw:start-shape="id214" draw:start-glue-point="10" draw:end-shape="id215" draw:end-glue-point="6" svg:d="M17563 19466h171v1h170" svg:viewBox="0 0 342 2">
          <text:p/>
        </draw:connector>
        <draw:custom-shape draw:style-name="gr5" draw:text-style-name="P1" xml:id="id216" draw:id="id216" draw:layer="Layout" svg:width="0.505cm" svg:height="1.021cm" svg:x="18.49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17" draw:id="id217" draw:layer="Layout" svg:width="0.505cm" svg:height="1.021cm" svg:x="19.34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9.004cm" svg:y1="19.466cm" svg:x2="19.345cm" svg:y2="19.467cm" draw:start-shape="id216" draw:start-glue-point="10" draw:end-shape="id217" draw:end-glue-point="6" svg:d="M19004 19466h170v1h171" svg:viewBox="0 0 342 2">
          <text:p/>
        </draw:connector>
        <draw:custom-shape draw:style-name="gr5" draw:text-style-name="P1" xml:id="id218" draw:id="id218" draw:layer="Layout" svg:width="0.505cm" svg:height="1.021cm" svg:x="17.754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19" draw:id="id219" draw:layer="Layout" svg:width="0.505cm" svg:height="1.021cm" svg:x="18.6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8.259cm" svg:y1="16.553cm" svg:x2="18.6cm" svg:y2="16.554cm" draw:start-shape="id218" draw:start-glue-point="10" draw:end-shape="id219" draw:end-glue-point="6" svg:d="M18259 16553h170v1h171" svg:viewBox="0 0 342 2">
          <text:p/>
        </draw:connector>
        <draw:connector draw:style-name="gr3" draw:text-style-name="P1" draw:layer="layout" draw:type="line" svg:x1="18.007cm" svg:y1="17.063cm" svg:x2="17.311cm" svg:y2="18.955cm" draw:start-shape="id218" draw:start-glue-point="8" draw:end-shape="id214" draw:end-glue-point="4" svg:d="M18007 17063l-696 1892" svg:viewBox="0 0 697 1893">
          <text:p/>
        </draw:connector>
        <draw:connector draw:style-name="gr3" draw:text-style-name="P1" draw:layer="layout" draw:type="line" svg:x1="18.007cm" svg:y1="17.063cm" svg:x2="18.752cm" svg:y2="18.955cm" draw:start-shape="id218" draw:start-glue-point="8" draw:end-shape="id216" draw:end-glue-point="4" svg:d="M18007 17063l745 1892" svg:viewBox="0 0 746 1893">
          <text:p/>
        </draw:connector>
        <draw:connector draw:style-name="gr3" draw:text-style-name="P1" draw:layer="layout" draw:type="line" svg:x1="18.156cm" svg:y1="18.956cm" svg:x2="18.853cm" svg:y2="17.064cm" draw:start-shape="id215" draw:start-glue-point="4" draw:end-shape="id219" draw:end-glue-point="8" svg:d="M18156 18956l697-1892" svg:viewBox="0 0 698 1893">
          <text:p/>
        </draw:connector>
        <draw:connector draw:style-name="gr3" draw:text-style-name="P1" draw:layer="layout" draw:type="line" svg:x1="18.853cm" svg:y1="17.064cm" svg:x2="19.598cm" svg:y2="18.956cm" draw:start-shape="id219" draw:start-glue-point="8" draw:end-shape="id217" draw:end-glue-point="4" svg:d="M18853 17064l745 1892" svg:viewBox="0 0 746 1893">
          <text:p/>
        </draw:connector>
        <draw:custom-shape draw:style-name="gr5" draw:text-style-name="P1" xml:id="id220" draw:id="id220" draw:layer="Layout" svg:width="0.505cm" svg:height="1.021cm" svg:x="16.213cm" svg:y="13.8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21" draw:id="id221" draw:layer="Layout" svg:width="0.505cm" svg:height="1.021cm" svg:x="17.058cm" svg:y="13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6.718cm" svg:y1="14.336cm" svg:x2="17.058cm" svg:y2="14.337cm" draw:start-shape="id220" draw:start-glue-point="10" draw:end-shape="id221" draw:end-glue-point="6" svg:d="M16718 14336h170v1h170" svg:viewBox="0 0 341 2">
          <text:p/>
        </draw:connector>
        <draw:connector draw:style-name="gr3" draw:text-style-name="P1" draw:layer="layout" draw:type="line" svg:x1="14.926cm" svg:y1="16.041cm" svg:x2="16.466cm" svg:y2="14.846cm" draw:start-shape="id212" draw:start-glue-point="4" draw:end-shape="id220" draw:end-glue-point="8" svg:d="M14926 16041l1540-1195" svg:viewBox="0 0 1541 1196">
          <text:p/>
        </draw:connector>
        <draw:connector draw:style-name="gr3" draw:text-style-name="P1" draw:layer="layout" draw:type="line" svg:x1="18.007cm" svg:y1="16.042cm" svg:x2="16.466cm" svg:y2="14.846cm" draw:start-shape="id218" draw:start-glue-point="4" draw:end-shape="id220" draw:end-glue-point="8" svg:d="M18007 16042l-1541-1196" svg:viewBox="0 0 1542 1197">
          <text:p/>
        </draw:connector>
        <draw:connector draw:style-name="gr3" draw:text-style-name="P1" draw:layer="layout" draw:type="line" svg:x1="15.771cm" svg:y1="16.042cm" svg:x2="17.311cm" svg:y2="14.847cm" draw:start-shape="id213" draw:start-glue-point="4" draw:end-shape="id221" draw:end-glue-point="8" svg:d="M15771 16042l1540-1195" svg:viewBox="0 0 1541 1196">
          <text:p/>
        </draw:connector>
        <draw:connector draw:style-name="gr3" draw:text-style-name="P1" draw:layer="layout" draw:type="line" svg:x1="18.853cm" svg:y1="16.043cm" svg:x2="17.311cm" svg:y2="14.847cm" draw:start-shape="id219" draw:start-glue-point="4" draw:end-shape="id221" draw:end-glue-point="8" svg:d="M18853 16043l-1542-1196" svg:viewBox="0 0 1543 1197">
          <text:p/>
        </draw:connector>
        <draw:custom-shape draw:style-name="gr5" draw:text-style-name="P1" xml:id="id223" draw:id="id223" draw:layer="Layout" svg:width="0.505cm" svg:height="1.021cm" svg:x="21.13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0.744cm" svg:y1="19.466cm" svg:x2="21.134cm" svg:y2="19.467cm" draw:start-shape="id222" draw:start-glue-point="10" draw:end-shape="id223" draw:end-glue-point="6" svg:d="M20744 19466h195v1h195" svg:viewBox="0 0 391 2">
          <text:p/>
        </draw:connector>
        <draw:custom-shape draw:style-name="gr5" draw:text-style-name="P1" xml:id="id224" draw:id="id224" draw:layer="Layout" svg:width="0.505cm" svg:height="1.021cm" svg:x="21.73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25" draw:id="id225" draw:layer="Layout" svg:width="0.505cm" svg:height="1.021cm" svg:x="22.57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2.235cm" svg:y1="19.466cm" svg:x2="22.575cm" svg:y2="19.467cm" draw:start-shape="id224" draw:start-glue-point="10" draw:end-shape="id225" draw:end-glue-point="6" svg:d="M22235 19466h170v1h170" svg:viewBox="0 0 341 2">
          <text:p/>
        </draw:connector>
        <draw:custom-shape draw:style-name="gr5" draw:text-style-name="P1" xml:id="id226" draw:id="id226" draw:layer="Layout" svg:width="0.505cm" svg:height="1.021cm" svg:x="20.985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27" draw:id="id227" draw:layer="Layout" svg:width="0.505cm" svg:height="1.021cm" svg:x="21.83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1.49cm" svg:y1="16.553cm" svg:x2="21.83cm" svg:y2="16.554cm" draw:start-shape="id226" draw:start-glue-point="10" draw:end-shape="id227" draw:end-glue-point="6" svg:d="M21490 16553h170v1h170" svg:viewBox="0 0 341 2">
          <text:p/>
        </draw:connector>
        <draw:connector draw:style-name="gr3" draw:text-style-name="P1" draw:layer="layout" draw:type="line" svg:x1="21.238cm" svg:y1="17.063cm" svg:x2="20.492cm" svg:y2="18.955cm" draw:start-shape="id226" draw:start-glue-point="8" draw:end-shape="id222" draw:end-glue-point="4" svg:d="M21238 17063l-746 1892" svg:viewBox="0 0 747 1893">
          <text:p/>
        </draw:connector>
        <draw:connector draw:style-name="gr3" draw:text-style-name="P1" draw:layer="layout" draw:type="line" svg:x1="21.238cm" svg:y1="17.063cm" svg:x2="21.983cm" svg:y2="18.955cm" draw:start-shape="id226" draw:start-glue-point="8" draw:end-shape="id224" draw:end-glue-point="4" svg:d="M21238 17063l745 1892" svg:viewBox="0 0 746 1893">
          <text:p/>
        </draw:connector>
        <draw:connector draw:style-name="gr3" draw:text-style-name="P1" draw:layer="layout" draw:type="line" svg:x1="21.387cm" svg:y1="18.956cm" svg:x2="22.083cm" svg:y2="17.064cm" draw:start-shape="id223" draw:start-glue-point="4" draw:end-shape="id227" draw:end-glue-point="8" svg:d="M21387 18956l696-1892" svg:viewBox="0 0 697 1893">
          <text:p/>
        </draw:connector>
        <draw:connector draw:style-name="gr3" draw:text-style-name="P1" draw:layer="layout" draw:type="line" svg:x1="22.083cm" svg:y1="17.064cm" svg:x2="22.828cm" svg:y2="18.956cm" draw:start-shape="id227" draw:start-glue-point="8" draw:end-shape="id225" draw:end-glue-point="4" svg:d="M22083 17064l745 1892" svg:viewBox="0 0 746 1893">
          <text:p/>
        </draw:connector>
        <draw:custom-shape draw:style-name="gr5" draw:text-style-name="P1" xml:id="id228" draw:id="id228" draw:layer="Layout" svg:width="0.505cm" svg:height="1.021cm" svg:x="23.37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29" draw:id="id229" draw:layer="Layout" svg:width="0.505cm" svg:height="1.021cm" svg:x="24.216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3.875cm" svg:y1="19.467cm" svg:x2="24.216cm" svg:y2="19.468cm" draw:start-shape="id228" draw:start-glue-point="10" draw:end-shape="id229" draw:end-glue-point="6" svg:d="M23875 19467h170v1h171" svg:viewBox="0 0 342 2">
          <text:p/>
        </draw:connector>
        <draw:custom-shape draw:style-name="gr5" draw:text-style-name="P1" xml:id="id230" draw:id="id230" draw:layer="Layout" svg:width="0.505cm" svg:height="1.021cm" svg:x="24.812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31" draw:id="id231" draw:layer="Layout" svg:width="0.505cm" svg:height="1.021cm" svg:x="25.657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5.317cm" svg:y1="19.467cm" svg:x2="25.657cm" svg:y2="19.468cm" draw:start-shape="id230" draw:start-glue-point="10" draw:end-shape="id231" draw:end-glue-point="6" svg:d="M25317 19467h170v1h170" svg:viewBox="0 0 341 2">
          <text:p/>
        </draw:connector>
        <draw:custom-shape draw:style-name="gr5" draw:text-style-name="P1" xml:id="id232" draw:id="id232" draw:layer="Layout" svg:width="0.505cm" svg:height="1.021cm" svg:x="24.067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33" draw:id="id233" draw:layer="Layout" svg:width="0.505cm" svg:height="1.021cm" svg:x="24.912cm" svg:y="16.0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4.572cm" svg:y1="16.554cm" svg:x2="24.912cm" svg:y2="16.555cm" draw:start-shape="id232" draw:start-glue-point="10" draw:end-shape="id233" draw:end-glue-point="6" svg:d="M24572 16554h170v1h170" svg:viewBox="0 0 341 2">
          <text:p/>
        </draw:connector>
        <draw:connector draw:style-name="gr3" draw:text-style-name="P1" draw:layer="layout" draw:type="line" svg:x1="24.32cm" svg:y1="17.064cm" svg:x2="23.623cm" svg:y2="18.956cm" draw:start-shape="id232" draw:start-glue-point="8" draw:end-shape="id228" draw:end-glue-point="4" svg:d="M24320 17064l-697 1892" svg:viewBox="0 0 698 1893">
          <text:p/>
        </draw:connector>
        <draw:connector draw:style-name="gr3" draw:text-style-name="P1" draw:layer="layout" draw:type="line" svg:x1="24.32cm" svg:y1="17.064cm" svg:x2="25.065cm" svg:y2="18.956cm" draw:start-shape="id232" draw:start-glue-point="8" draw:end-shape="id230" draw:end-glue-point="4" svg:d="M24320 17064l745 1892" svg:viewBox="0 0 746 1893">
          <text:p/>
        </draw:connector>
        <draw:connector draw:style-name="gr3" draw:text-style-name="P1" draw:layer="layout" draw:type="line" svg:x1="24.469cm" svg:y1="18.957cm" svg:x2="25.165cm" svg:y2="17.065cm" draw:start-shape="id229" draw:start-glue-point="4" draw:end-shape="id233" draw:end-glue-point="8" svg:d="M24469 18957l696-1892" svg:viewBox="0 0 697 1893">
          <text:p/>
        </draw:connector>
        <draw:connector draw:style-name="gr3" draw:text-style-name="P1" draw:layer="layout" draw:type="line" svg:x1="25.165cm" svg:y1="17.065cm" svg:x2="25.91cm" svg:y2="18.957cm" draw:start-shape="id233" draw:start-glue-point="8" draw:end-shape="id231" draw:end-glue-point="4" svg:d="M25165 17065l745 1892" svg:viewBox="0 0 746 1893">
          <text:p/>
        </draw:connector>
        <draw:custom-shape draw:style-name="gr5" draw:text-style-name="P1" xml:id="id234" draw:id="id234" draw:layer="Layout" svg:width="0.505cm" svg:height="1.021cm" svg:x="22.525cm" svg:y="13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35" draw:id="id235" draw:layer="Layout" svg:width="0.505cm" svg:height="1.021cm" svg:x="23.37cm" svg:y="13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3.03cm" svg:y1="14.337cm" svg:x2="23.37cm" svg:y2="14.338cm" draw:start-shape="id234" draw:start-glue-point="10" draw:end-shape="id235" draw:end-glue-point="6" svg:d="M23030 14337h170v1h170" svg:viewBox="0 0 341 2">
          <text:p/>
        </draw:connector>
        <draw:connector draw:style-name="gr3" draw:text-style-name="P1" draw:layer="layout" draw:type="line" svg:x1="21.238cm" svg:y1="16.042cm" svg:x2="22.778cm" svg:y2="14.847cm" draw:start-shape="id226" draw:start-glue-point="4" draw:end-shape="id234" draw:end-glue-point="8" svg:d="M21238 16042l1540-1195" svg:viewBox="0 0 1541 1196">
          <text:p/>
        </draw:connector>
        <draw:connector draw:style-name="gr3" draw:text-style-name="P1" draw:layer="layout" draw:type="line" svg:x1="24.32cm" svg:y1="16.043cm" svg:x2="22.778cm" svg:y2="14.847cm" draw:start-shape="id232" draw:start-glue-point="4" draw:end-shape="id234" draw:end-glue-point="8" svg:d="M24320 16043l-1542-1196" svg:viewBox="0 0 1543 1197">
          <text:p/>
        </draw:connector>
        <draw:connector draw:style-name="gr3" draw:text-style-name="P1" draw:layer="layout" draw:type="line" svg:x1="22.083cm" svg:y1="16.043cm" svg:x2="23.623cm" svg:y2="14.848cm" draw:start-shape="id227" draw:start-glue-point="4" draw:end-shape="id235" draw:end-glue-point="8" svg:d="M22083 16043l1540-1195" svg:viewBox="0 0 1541 1196">
          <text:p/>
        </draw:connector>
        <draw:connector draw:style-name="gr3" draw:text-style-name="P1" draw:layer="layout" draw:type="line" svg:x1="25.165cm" svg:y1="16.044cm" svg:x2="23.623cm" svg:y2="14.848cm" draw:start-shape="id233" draw:start-glue-point="4" draw:end-shape="id235" draw:end-glue-point="8" svg:d="M25165 16044l-1542-1196" svg:viewBox="0 0 1543 1197">
          <text:p/>
        </draw:connector>
        <draw:custom-shape draw:style-name="gr5" draw:text-style-name="P1" xml:id="id222" draw:id="id222" draw:layer="Layout" svg:width="0.505cm" svg:height="1.021cm" svg:x="20.23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16.466cm" svg:y1="13.825cm" svg:x2="19.458cm" svg:y2="12.662cm" draw:start-shape="id220" draw:start-glue-point="4" draw:end-shape="id207" draw:end-glue-point="8" svg:d="M16466 13825l2992-1163" svg:viewBox="0 0 2993 1164">
          <text:p/>
        </draw:connector>
        <draw:connector draw:style-name="gr3" draw:text-style-name="P1" draw:layer="layout" draw:type="line" svg:x1="17.311cm" svg:y1="13.826cm" svg:x2="20.303cm" svg:y2="12.663cm" draw:start-shape="id221" draw:start-glue-point="4" draw:end-shape="id208" draw:end-glue-point="8" svg:d="M17311 13826l2992-1163" svg:viewBox="0 0 2993 1164">
          <text:p/>
        </draw:connector>
        <draw:connector draw:style-name="gr3" draw:text-style-name="P1" draw:layer="layout" draw:type="line" svg:x1="19.458cm" svg:y1="12.662cm" svg:x2="22.778cm" svg:y2="13.826cm" draw:start-shape="id207" draw:start-glue-point="8" draw:end-shape="id234" draw:end-glue-point="4" svg:d="M19458 12662l3320 1164" svg:viewBox="0 0 3321 1165">
          <text:p/>
        </draw:connector>
        <draw:connector draw:style-name="gr3" draw:text-style-name="P1" draw:layer="layout" draw:type="line" svg:x1="20.303cm" svg:y1="12.663cm" svg:x2="23.623cm" svg:y2="13.827cm" draw:start-shape="id208" draw:start-glue-point="8" draw:end-shape="id235" draw:end-glue-point="4" svg:d="M20303 12663l3320 1164" svg:viewBox="0 0 3321 1165">
          <text:p/>
        </draw:connector>
        <draw:custom-shape draw:style-name="gr5" draw:text-style-name="P1" xml:id="id236" draw:id="id236" draw:layer="Layout" svg:width="0.505cm" svg:height="1.021cm" svg:x="12.105cm" svg:y="8.1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37" draw:id="id237" draw:layer="Layout" svg:width="0.505cm" svg:height="1.021cm" svg:x="12.95cm" svg:y="8.1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6.758cm" svg:y1="11.641cm" svg:x2="12.358cm" svg:y2="9.162cm" draw:start-shape="id206" draw:start-glue-point="4" draw:end-shape="id236" draw:end-glue-point="8" svg:d="M6758 11641l5600-2479" svg:viewBox="0 0 5601 2480">
          <text:p/>
        </draw:connector>
        <draw:connector draw:style-name="gr3" draw:text-style-name="P1" draw:layer="layout" draw:type="line" svg:x1="12.358cm" svg:y1="9.162cm" svg:x2="19.458cm" svg:y2="11.641cm" draw:start-shape="id236" draw:start-glue-point="8" draw:end-shape="id207" draw:end-glue-point="4" svg:d="M12358 9162l7100 2479" svg:viewBox="0 0 7101 2480">
          <text:p/>
        </draw:connector>
        <draw:connector draw:style-name="gr3" draw:text-style-name="P1" draw:layer="layout" draw:type="line" svg:x1="13.203cm" svg:y1="9.163cm" svg:x2="20.303cm" svg:y2="11.642cm" draw:start-shape="id237" draw:start-glue-point="8" draw:end-shape="id208" draw:end-glue-point="4" svg:d="M13203 9163l7100 2479" svg:viewBox="0 0 7101 2480">
          <text:p/>
        </draw:connector>
        <draw:connector draw:style-name="gr3" draw:text-style-name="P1" draw:layer="layout" draw:type="line" svg:x1="12.95cm" svg:y1="8.653cm" svg:x2="12.61cm" svg:y2="8.652cm" draw:start-shape="id237" draw:start-glue-point="6" draw:end-shape="id236" draw:end-glue-point="10" svg:d="M12950 8653l-340-1" svg:viewBox="0 0 341 2">
          <text:p/>
        </draw:connector>
        <draw:connector draw:style-name="gr7" draw:text-style-name="P1" draw:layer="layout" draw:type="line" svg:x1="7.83cm" svg:y1="12.705cm" svg:x2="10.923cm" svg:y2="13.827cm" draw:start-shape="id204" draw:start-glue-point="8" draw:end-shape="id205" draw:end-glue-point="4" svg:d="M7830 12705l3093 1122" svg:viewBox="0 0 3094 1123">
          <text:p/>
        </draw:connector>
        <draw:connector draw:style-name="gr8" draw:text-style-name="P1" draw:layer="layout" draw:type="line" svg:x1="7.83cm" svg:y1="11.684cm" svg:x2="13.203cm" svg:y2="9.163cm" draw:start-shape="id204" draw:start-glue-point="4" draw:end-shape="id237" draw:end-glue-point="8" svg:d="M7830 11684l5373-2521" svg:viewBox="0 0 5374 2522">
          <text:p/>
        </draw:connector>
        <draw:connector draw:style-name="gr7" draw:text-style-name="P1" draw:layer="layout" draw:type="line" svg:x1="9.636cm" svg:y1="14.848cm" svg:x2="8.538cm" svg:y2="16.042cm" draw:start-shape="id197" draw:start-glue-point="8" draw:end-shape="id196" draw:end-glue-point="4" svg:d="M9636 14848l-1098 1194" svg:viewBox="0 0 1099 1195">
          <text:p/>
        </draw:connecto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5" draw:text-style-name="P1" xml:id="id265" draw:id="id265" draw:layer="Layout" svg:width="0.505cm" svg:height="1.021cm" svg:x="6.505cm" svg:y="11.6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505cm" svg:height="1.021cm" svg:x="1.326cm" svg:y="18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38" draw:id="id238" draw:layer="Layout" svg:width="0.505cm" svg:height="1.021cm" svg:x="2.122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.732cm" svg:y1="19.465cm" svg:x2="2.122cm" svg:y2="19.466cm" draw:end-shape="id238" draw:end-glue-point="6" svg:d="M1732 19465h-112v1h502" svg:viewBox="0 0 503 2">
          <text:p/>
        </draw:connector>
        <draw:custom-shape draw:style-name="gr5" draw:text-style-name="P1" xml:id="id239" draw:id="id239" draw:layer="Layout" svg:width="0.505cm" svg:height="1.021cm" svg:x="2.718cm" svg:y="18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40" draw:id="id240" draw:layer="Layout" svg:width="0.505cm" svg:height="1.021cm" svg:x="3.563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3.223cm" svg:y1="19.465cm" svg:x2="3.563cm" svg:y2="19.466cm" draw:start-shape="id239" draw:start-glue-point="10" draw:end-shape="id240" draw:end-glue-point="6" svg:d="M3223 19465h170v1h170" svg:viewBox="0 0 341 2">
          <text:p/>
        </draw:connector>
        <draw:custom-shape draw:style-name="gr5" draw:text-style-name="P1" xml:id="id241" draw:id="id241" draw:layer="Layout" svg:width="0.505cm" svg:height="1.021cm" svg:x="1.973cm" svg:y="16.0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42" draw:id="id242" draw:layer="Layout" svg:width="0.505cm" svg:height="1.021cm" svg:x="2.818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.478cm" svg:y1="16.552cm" svg:x2="2.818cm" svg:y2="16.553cm" draw:start-shape="id241" draw:start-glue-point="10" draw:end-shape="id242" draw:end-glue-point="6" svg:d="M2478 16552h170v1h170" svg:viewBox="0 0 341 2">
          <text:p/>
        </draw:connector>
        <draw:connector draw:style-name="gr3" draw:text-style-name="P1" draw:layer="layout" draw:type="line" svg:x1="2.226cm" svg:y1="17.062cm" svg:x2="1.479cm" svg:y2="18.954cm" draw:start-shape="id241" draw:start-glue-point="8" svg:d="M2226 17062l-747 1892" svg:viewBox="0 0 748 1893">
          <text:p/>
        </draw:connector>
        <draw:connector draw:style-name="gr3" draw:text-style-name="P1" draw:layer="layout" draw:type="line" svg:x1="2.226cm" svg:y1="17.062cm" svg:x2="2.971cm" svg:y2="18.954cm" draw:start-shape="id241" draw:start-glue-point="8" draw:end-shape="id239" draw:end-glue-point="4" svg:d="M2226 17062l745 1892" svg:viewBox="0 0 746 1893">
          <text:p/>
        </draw:connector>
        <draw:connector draw:style-name="gr3" draw:text-style-name="P1" draw:layer="layout" draw:type="line" svg:x1="2.375cm" svg:y1="18.955cm" svg:x2="3.071cm" svg:y2="17.063cm" draw:start-shape="id238" draw:start-glue-point="4" draw:end-shape="id242" draw:end-glue-point="8" svg:d="M2375 18955l696-1892" svg:viewBox="0 0 697 1893">
          <text:p/>
        </draw:connector>
        <draw:connector draw:style-name="gr3" draw:text-style-name="P1" draw:layer="layout" draw:type="line" svg:x1="3.071cm" svg:y1="17.063cm" svg:x2="3.816cm" svg:y2="18.955cm" draw:start-shape="id242" draw:start-glue-point="8" draw:end-shape="id240" draw:end-glue-point="4" svg:d="M3071 17063l745 1892" svg:viewBox="0 0 746 1893">
          <text:p/>
        </draw:connector>
        <draw:custom-shape draw:style-name="gr5" draw:text-style-name="P1" xml:id="id243" draw:id="id243" draw:layer="Layout" svg:width="0.505cm" svg:height="1.021cm" svg:x="4.358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44" draw:id="id244" draw:layer="Layout" svg:width="0.504cm" svg:height="1.021cm" svg:x="5.20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4.863cm" svg:y1="19.466cm" svg:x2="5.204cm" svg:y2="19.467cm" draw:start-shape="id243" draw:start-glue-point="10" draw:end-shape="id244" draw:end-glue-point="6" svg:d="M4863 19466h171v1h170" svg:viewBox="0 0 342 2">
          <text:p/>
        </draw:connector>
        <draw:custom-shape draw:style-name="gr5" draw:text-style-name="P1" xml:id="id245" draw:id="id245" draw:layer="Layout" svg:width="0.505cm" svg:height="1.021cm" svg:x="5.79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46" draw:id="id246" draw:layer="Layout" svg:width="0.505cm" svg:height="1.021cm" svg:x="6.64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6.304cm" svg:y1="19.466cm" svg:x2="6.645cm" svg:y2="19.467cm" draw:start-shape="id245" draw:start-glue-point="10" draw:end-shape="id246" draw:end-glue-point="6" svg:d="M6304 19466h170v1h171" svg:viewBox="0 0 342 2">
          <text:p/>
        </draw:connector>
        <draw:custom-shape draw:style-name="gr5" draw:text-style-name="P1" xml:id="id247" draw:id="id247" draw:layer="Layout" svg:width="0.505cm" svg:height="1.021cm" svg:x="5.054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48" draw:id="id248" draw:layer="Layout" svg:width="0.505cm" svg:height="1.021cm" svg:x="5.9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5.559cm" svg:y1="16.553cm" svg:x2="5.9cm" svg:y2="16.554cm" draw:start-shape="id247" draw:start-glue-point="10" draw:end-shape="id248" draw:end-glue-point="6" svg:d="M5559 16553h170v1h171" svg:viewBox="0 0 342 2">
          <text:p/>
        </draw:connector>
        <draw:connector draw:style-name="gr3" draw:text-style-name="P1" draw:layer="layout" draw:type="line" svg:x1="5.307cm" svg:y1="17.063cm" svg:x2="4.611cm" svg:y2="18.955cm" draw:start-shape="id247" draw:start-glue-point="8" draw:end-shape="id243" draw:end-glue-point="4" svg:d="M5307 17063l-696 1892" svg:viewBox="0 0 697 1893">
          <text:p/>
        </draw:connector>
        <draw:connector draw:style-name="gr3" draw:text-style-name="P1" draw:layer="layout" draw:type="line" svg:x1="5.307cm" svg:y1="17.063cm" svg:x2="6.052cm" svg:y2="18.955cm" draw:start-shape="id247" draw:start-glue-point="8" draw:end-shape="id245" draw:end-glue-point="4" svg:d="M5307 17063l745 1892" svg:viewBox="0 0 746 1893">
          <text:p/>
        </draw:connector>
        <draw:connector draw:style-name="gr3" draw:text-style-name="P1" draw:layer="layout" draw:type="line" svg:x1="5.456cm" svg:y1="18.956cm" svg:x2="6.153cm" svg:y2="17.064cm" draw:start-shape="id244" draw:start-glue-point="4" draw:end-shape="id248" draw:end-glue-point="8" svg:d="M5456 18956l697-1892" svg:viewBox="0 0 698 1893">
          <text:p/>
        </draw:connector>
        <draw:connector draw:style-name="gr3" draw:text-style-name="P1" draw:layer="layout" draw:type="line" svg:x1="6.153cm" svg:y1="17.064cm" svg:x2="6.898cm" svg:y2="18.956cm" draw:start-shape="id248" draw:start-glue-point="8" draw:end-shape="id246" draw:end-glue-point="4" svg:d="M6153 17064l745 1892" svg:viewBox="0 0 746 1893">
          <text:p/>
        </draw:connector>
        <draw:custom-shape draw:style-name="gr5" draw:text-style-name="P1" xml:id="id249" draw:id="id249" draw:layer="Layout" svg:width="0.505cm" svg:height="1.021cm" svg:x="3.513cm" svg:y="13.8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50" draw:id="id250" draw:layer="Layout" svg:width="0.505cm" svg:height="1.021cm" svg:x="4.358cm" svg:y="13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4.018cm" svg:y1="14.336cm" svg:x2="4.358cm" svg:y2="14.337cm" draw:start-shape="id249" draw:start-glue-point="10" draw:end-shape="id250" draw:end-glue-point="6" svg:d="M4018 14336h170v1h170" svg:viewBox="0 0 341 2">
          <text:p/>
        </draw:connector>
        <draw:connector draw:style-name="gr3" draw:text-style-name="P1" draw:layer="layout" draw:type="line" svg:x1="2.226cm" svg:y1="16.041cm" svg:x2="3.766cm" svg:y2="14.846cm" draw:start-shape="id241" draw:start-glue-point="4" draw:end-shape="id249" draw:end-glue-point="8" svg:d="M2226 16041l1540-1195" svg:viewBox="0 0 1541 1196">
          <text:p/>
        </draw:connector>
        <draw:connector draw:style-name="gr3" draw:text-style-name="P1" draw:layer="layout" draw:type="line" svg:x1="5.307cm" svg:y1="16.042cm" svg:x2="3.766cm" svg:y2="14.846cm" draw:start-shape="id247" draw:start-glue-point="4" draw:end-shape="id249" draw:end-glue-point="8" svg:d="M5307 16042l-1541-1196" svg:viewBox="0 0 1542 1197">
          <text:p/>
        </draw:connector>
        <draw:connector draw:style-name="gr3" draw:text-style-name="P1" draw:layer="layout" draw:type="line" svg:x1="3.071cm" svg:y1="16.042cm" svg:x2="4.611cm" svg:y2="14.847cm" draw:start-shape="id242" draw:start-glue-point="4" draw:end-shape="id250" draw:end-glue-point="8" svg:d="M3071 16042l1540-1195" svg:viewBox="0 0 1541 1196">
          <text:p/>
        </draw:connector>
        <draw:connector draw:style-name="gr3" draw:text-style-name="P1" draw:layer="layout" draw:type="line" svg:x1="6.153cm" svg:y1="16.043cm" svg:x2="4.611cm" svg:y2="14.847cm" draw:start-shape="id248" draw:start-glue-point="4" draw:end-shape="id250" draw:end-glue-point="8" svg:d="M6153 16043l-1542-1196" svg:viewBox="0 0 1543 1197">
          <text:p/>
        </draw:connector>
        <draw:custom-shape draw:style-name="gr5" draw:text-style-name="P1" xml:id="id252" draw:id="id252" draw:layer="Layout" svg:width="0.505cm" svg:height="1.021cm" svg:x="8.43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8.044cm" svg:y1="19.466cm" svg:x2="8.434cm" svg:y2="19.467cm" draw:start-shape="id251" draw:start-glue-point="10" draw:end-shape="id252" draw:end-glue-point="6" svg:d="M8044 19466h195v1h195" svg:viewBox="0 0 391 2">
          <text:p/>
        </draw:connector>
        <draw:custom-shape draw:style-name="gr5" draw:text-style-name="P1" xml:id="id254" draw:id="id254" draw:layer="Layout" svg:width="0.505cm" svg:height="1.021cm" svg:x="9.131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56" draw:id="id256" draw:layer="Layout" svg:width="0.505cm" svg:height="1.021cm" svg:x="9.87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53" draw:id="id253" draw:layer="Layout" svg:width="0.505cm" svg:height="1.021cm" svg:x="8.285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55" draw:id="id255" draw:layer="Layout" svg:width="0.505cm" svg:height="1.021cm" svg:x="9.383cm" svg:y="13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8.538cm" svg:y1="17.063cm" svg:x2="7.792cm" svg:y2="18.955cm" draw:start-shape="id253" draw:start-glue-point="8" draw:end-shape="id251" draw:end-glue-point="4" svg:d="M8538 17063l-746 1892" svg:viewBox="0 0 747 1893">
          <text:p/>
        </draw:connector>
        <draw:connector draw:style-name="gr7" draw:text-style-name="P1" draw:layer="layout" draw:type="line" svg:x1="8.79cm" svg:y1="16.553cm" svg:x2="9.131cm" svg:y2="16.554cm" draw:start-shape="id253" draw:start-glue-point="10" draw:end-shape="id254" draw:end-glue-point="6" svg:d="M8790 16553l341 1" svg:viewBox="0 0 342 2">
          <text:p/>
        </draw:connector>
        <draw:connector draw:style-name="gr3" draw:text-style-name="P1" draw:layer="layout" draw:type="line" svg:x1="8.687cm" svg:y1="18.956cm" svg:x2="9.636cm" svg:y2="14.848cm" draw:start-shape="id252" draw:start-glue-point="4" draw:end-shape="id255" draw:end-glue-point="8" svg:d="M8687 18956l949-4108" svg:viewBox="0 0 950 4109">
          <text:p/>
        </draw:connector>
        <draw:connector draw:style-name="gr3" draw:text-style-name="P1" draw:layer="layout" draw:type="line" svg:x1="9.636cm" svg:y1="14.848cm" svg:x2="10.128cm" svg:y2="18.956cm" draw:start-shape="id255" draw:start-glue-point="8" draw:end-shape="id256" draw:end-glue-point="4" svg:d="M9636 14848l492 4108" svg:viewBox="0 0 493 4109">
          <text:p/>
        </draw:connector>
        <draw:custom-shape draw:style-name="gr5" draw:text-style-name="P1" xml:id="id257" draw:id="id257" draw:layer="Layout" svg:width="0.505cm" svg:height="1.021cm" svg:x="10.67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58" draw:id="id258" draw:layer="Layout" svg:width="0.505cm" svg:height="1.021cm" svg:x="11.516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1.175cm" svg:y1="19.467cm" svg:x2="11.516cm" svg:y2="19.468cm" draw:start-shape="id257" draw:start-glue-point="10" draw:end-shape="id258" draw:end-glue-point="6" svg:d="M11175 19467h170v1h171" svg:viewBox="0 0 342 2">
          <text:p/>
        </draw:connector>
        <draw:custom-shape draw:style-name="gr5" draw:text-style-name="P1" xml:id="id259" draw:id="id259" draw:layer="Layout" svg:width="0.505cm" svg:height="1.021cm" svg:x="12.112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60" draw:id="id260" draw:layer="Layout" svg:width="0.505cm" svg:height="1.021cm" svg:x="12.957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2.617cm" svg:y1="19.467cm" svg:x2="12.957cm" svg:y2="19.468cm" draw:start-shape="id259" draw:start-glue-point="10" draw:end-shape="id260" draw:end-glue-point="6" svg:d="M12617 19467h170v1h170" svg:viewBox="0 0 341 2">
          <text:p/>
        </draw:connector>
        <draw:custom-shape draw:style-name="gr5" draw:text-style-name="P1" xml:id="id261" draw:id="id261" draw:layer="Layout" svg:width="0.505cm" svg:height="1.021cm" svg:x="11.367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62" draw:id="id262" draw:layer="Layout" svg:width="0.505cm" svg:height="1.021cm" svg:x="12.212cm" svg:y="16.0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1.872cm" svg:y1="16.554cm" svg:x2="12.212cm" svg:y2="16.555cm" draw:start-shape="id261" draw:start-glue-point="10" draw:end-shape="id262" draw:end-glue-point="6" svg:d="M11872 16554h170v1h170" svg:viewBox="0 0 341 2">
          <text:p/>
        </draw:connector>
        <draw:connector draw:style-name="gr3" draw:text-style-name="P1" draw:layer="layout" draw:type="line" svg:x1="11.62cm" svg:y1="17.064cm" svg:x2="10.923cm" svg:y2="18.956cm" draw:start-shape="id261" draw:start-glue-point="8" draw:end-shape="id257" draw:end-glue-point="4" svg:d="M11620 17064l-697 1892" svg:viewBox="0 0 698 1893">
          <text:p/>
        </draw:connector>
        <draw:connector draw:style-name="gr3" draw:text-style-name="P1" draw:layer="layout" draw:type="line" svg:x1="11.62cm" svg:y1="17.064cm" svg:x2="12.365cm" svg:y2="18.956cm" draw:start-shape="id261" draw:start-glue-point="8" draw:end-shape="id259" draw:end-glue-point="4" svg:d="M11620 17064l745 1892" svg:viewBox="0 0 746 1893">
          <text:p/>
        </draw:connector>
        <draw:connector draw:style-name="gr3" draw:text-style-name="P1" draw:layer="layout" draw:type="line" svg:x1="11.769cm" svg:y1="18.957cm" svg:x2="12.465cm" svg:y2="17.065cm" draw:start-shape="id258" draw:start-glue-point="4" draw:end-shape="id262" draw:end-glue-point="8" svg:d="M11769 18957l696-1892" svg:viewBox="0 0 697 1893">
          <text:p/>
        </draw:connector>
        <draw:connector draw:style-name="gr3" draw:text-style-name="P1" draw:layer="layout" draw:type="line" svg:x1="12.465cm" svg:y1="17.065cm" svg:x2="13.21cm" svg:y2="18.957cm" draw:start-shape="id262" draw:start-glue-point="8" draw:end-shape="id260" draw:end-glue-point="4" svg:d="M12465 17065l745 1892" svg:viewBox="0 0 746 1893">
          <text:p/>
        </draw:connector>
        <draw:custom-shape draw:style-name="gr5" draw:text-style-name="P1" xml:id="id263" draw:id="id263" draw:layer="Layout" svg:width="0.505cm" svg:height="1.021cm" svg:x="7.577cm" svg:y="11.6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64" draw:id="id264" draw:layer="Layout" svg:width="0.505cm" svg:height="1.021cm" svg:x="10.67cm" svg:y="13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8.538cm" svg:y1="16.042cm" svg:x2="7.83cm" svg:y2="12.705cm" draw:start-shape="id253" draw:start-glue-point="4" draw:end-shape="id263" draw:end-glue-point="8" svg:d="M8538 16042l-708-3337" svg:viewBox="0 0 709 3338">
          <text:p/>
        </draw:connector>
        <draw:connector draw:style-name="gr3" draw:text-style-name="P1" draw:layer="layout" draw:type="line" svg:x1="11.62cm" svg:y1="16.043cm" svg:x2="7.83cm" svg:y2="12.705cm" draw:start-shape="id261" draw:start-glue-point="4" draw:end-shape="id263" draw:end-glue-point="8" svg:d="M11620 16043l-3790-3338" svg:viewBox="0 0 3791 3339">
          <text:p/>
        </draw:connector>
        <draw:connector draw:style-name="gr7" draw:text-style-name="P1" draw:layer="layout" draw:type="line" svg:x1="9.888cm" svg:y1="14.338cm" svg:x2="10.67cm" svg:y2="14.338cm" draw:start-shape="id255" draw:start-glue-point="10" draw:end-shape="id264" draw:end-glue-point="6" svg:d="M9888 14338h782" svg:viewBox="0 0 783 1">
          <text:p/>
        </draw:connector>
        <draw:connector draw:style-name="gr3" draw:text-style-name="P1" draw:layer="layout" draw:type="line" svg:x1="12.465cm" svg:y1="16.044cm" svg:x2="10.923cm" svg:y2="14.848cm" draw:start-shape="id262" draw:start-glue-point="4" draw:end-shape="id264" draw:end-glue-point="8" svg:d="M12465 16044l-1542-1196" svg:viewBox="0 0 1543 1197">
          <text:p/>
        </draw:connector>
        <draw:custom-shape draw:style-name="gr5" draw:text-style-name="P1" xml:id="id251" draw:id="id251" draw:layer="Layout" svg:width="0.505cm" svg:height="1.021cm" svg:x="7.53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3.766cm" svg:y1="13.825cm" svg:x2="6.758cm" svg:y2="12.662cm" draw:start-shape="id249" draw:start-glue-point="4" draw:end-shape="id265" draw:end-glue-point="8" svg:d="M3766 13825l2992-1163" svg:viewBox="0 0 2993 1164">
          <text:p/>
        </draw:connector>
        <draw:connector draw:style-name="gr7" draw:text-style-name="P1" draw:layer="layout" draw:type="line" svg:x1="7.01cm" svg:y1="12.152cm" svg:x2="7.577cm" svg:y2="12.195cm" draw:start-shape="id265" draw:start-glue-point="10" draw:end-shape="id263" draw:end-glue-point="6" svg:d="M7010 12152l567 43" svg:viewBox="0 0 568 44">
          <text:p/>
        </draw:connector>
        <draw:custom-shape draw:style-name="gr5" draw:text-style-name="P1" xml:id="id266" draw:id="id266" draw:layer="Layout" svg:width="0.505cm" svg:height="1.021cm" svg:x="19.205cm" svg:y="11.6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67" draw:id="id267" draw:layer="Layout" svg:width="0.505cm" svg:height="1.021cm" svg:x="20.05cm" svg:y="11.6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9.71cm" svg:y1="12.152cm" svg:x2="20.05cm" svg:y2="12.153cm" draw:start-shape="id266" draw:start-glue-point="10" draw:end-shape="id267" draw:end-glue-point="6" svg:d="M19710 12152h170v1h170" svg:viewBox="0 0 341 2">
          <text:p/>
        </draw:connector>
        <draw:custom-shape draw:style-name="gr5" draw:text-style-name="P1" draw:layer="Layout" svg:width="0.505cm" svg:height="1.021cm" svg:x="14.026cm" svg:y="18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68" draw:id="id268" draw:layer="Layout" svg:width="0.505cm" svg:height="1.021cm" svg:x="14.822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4.432cm" svg:y1="19.465cm" svg:x2="14.822cm" svg:y2="19.466cm" draw:end-shape="id268" draw:end-glue-point="6" svg:d="M14432 19465h-112v1h502" svg:viewBox="0 0 503 2">
          <text:p/>
        </draw:connector>
        <draw:custom-shape draw:style-name="gr5" draw:text-style-name="P1" xml:id="id269" draw:id="id269" draw:layer="Layout" svg:width="0.505cm" svg:height="1.021cm" svg:x="15.418cm" svg:y="18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70" draw:id="id270" draw:layer="Layout" svg:width="0.505cm" svg:height="1.021cm" svg:x="16.263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5.923cm" svg:y1="19.465cm" svg:x2="16.263cm" svg:y2="19.466cm" draw:start-shape="id269" draw:start-glue-point="10" draw:end-shape="id270" draw:end-glue-point="6" svg:d="M15923 19465h170v1h170" svg:viewBox="0 0 341 2">
          <text:p/>
        </draw:connector>
        <draw:custom-shape draw:style-name="gr5" draw:text-style-name="P1" xml:id="id271" draw:id="id271" draw:layer="Layout" svg:width="0.505cm" svg:height="1.021cm" svg:x="14.673cm" svg:y="16.0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72" draw:id="id272" draw:layer="Layout" svg:width="0.505cm" svg:height="1.021cm" svg:x="15.518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5.178cm" svg:y1="16.552cm" svg:x2="15.518cm" svg:y2="16.553cm" draw:start-shape="id271" draw:start-glue-point="10" draw:end-shape="id272" draw:end-glue-point="6" svg:d="M15178 16552h170v1h170" svg:viewBox="0 0 341 2">
          <text:p/>
        </draw:connector>
        <draw:connector draw:style-name="gr3" draw:text-style-name="P1" draw:layer="layout" draw:type="line" svg:x1="14.926cm" svg:y1="17.062cm" svg:x2="14.179cm" svg:y2="18.954cm" draw:start-shape="id271" draw:start-glue-point="8" svg:d="M14926 17062l-747 1892" svg:viewBox="0 0 748 1893">
          <text:p/>
        </draw:connector>
        <draw:connector draw:style-name="gr3" draw:text-style-name="P1" draw:layer="layout" draw:type="line" svg:x1="14.926cm" svg:y1="17.062cm" svg:x2="15.671cm" svg:y2="18.954cm" draw:start-shape="id271" draw:start-glue-point="8" draw:end-shape="id269" draw:end-glue-point="4" svg:d="M14926 17062l745 1892" svg:viewBox="0 0 746 1893">
          <text:p/>
        </draw:connector>
        <draw:connector draw:style-name="gr3" draw:text-style-name="P1" draw:layer="layout" draw:type="line" svg:x1="15.075cm" svg:y1="18.955cm" svg:x2="15.771cm" svg:y2="17.063cm" draw:start-shape="id268" draw:start-glue-point="4" draw:end-shape="id272" draw:end-glue-point="8" svg:d="M15075 18955l696-1892" svg:viewBox="0 0 697 1893">
          <text:p/>
        </draw:connector>
        <draw:connector draw:style-name="gr3" draw:text-style-name="P1" draw:layer="layout" draw:type="line" svg:x1="15.771cm" svg:y1="17.063cm" svg:x2="16.516cm" svg:y2="18.955cm" draw:start-shape="id272" draw:start-glue-point="8" draw:end-shape="id270" draw:end-glue-point="4" svg:d="M15771 17063l745 1892" svg:viewBox="0 0 746 1893">
          <text:p/>
        </draw:connector>
        <draw:custom-shape draw:style-name="gr5" draw:text-style-name="P1" xml:id="id273" draw:id="id273" draw:layer="Layout" svg:width="0.505cm" svg:height="1.021cm" svg:x="17.058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74" draw:id="id274" draw:layer="Layout" svg:width="0.504cm" svg:height="1.021cm" svg:x="17.90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7.563cm" svg:y1="19.466cm" svg:x2="17.904cm" svg:y2="19.467cm" draw:start-shape="id273" draw:start-glue-point="10" draw:end-shape="id274" draw:end-glue-point="6" svg:d="M17563 19466h171v1h170" svg:viewBox="0 0 342 2">
          <text:p/>
        </draw:connector>
        <draw:custom-shape draw:style-name="gr5" draw:text-style-name="P1" xml:id="id275" draw:id="id275" draw:layer="Layout" svg:width="0.505cm" svg:height="1.021cm" svg:x="18.49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76" draw:id="id276" draw:layer="Layout" svg:width="0.505cm" svg:height="1.021cm" svg:x="19.34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9.004cm" svg:y1="19.466cm" svg:x2="19.345cm" svg:y2="19.467cm" draw:start-shape="id275" draw:start-glue-point="10" draw:end-shape="id276" draw:end-glue-point="6" svg:d="M19004 19466h170v1h171" svg:viewBox="0 0 342 2">
          <text:p/>
        </draw:connector>
        <draw:custom-shape draw:style-name="gr5" draw:text-style-name="P1" xml:id="id277" draw:id="id277" draw:layer="Layout" svg:width="0.505cm" svg:height="1.021cm" svg:x="17.754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78" draw:id="id278" draw:layer="Layout" svg:width="0.505cm" svg:height="1.021cm" svg:x="18.6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8.259cm" svg:y1="16.553cm" svg:x2="18.6cm" svg:y2="16.554cm" draw:start-shape="id277" draw:start-glue-point="10" draw:end-shape="id278" draw:end-glue-point="6" svg:d="M18259 16553h170v1h171" svg:viewBox="0 0 342 2">
          <text:p/>
        </draw:connector>
        <draw:connector draw:style-name="gr3" draw:text-style-name="P1" draw:layer="layout" draw:type="line" svg:x1="18.007cm" svg:y1="17.063cm" svg:x2="17.311cm" svg:y2="18.955cm" draw:start-shape="id277" draw:start-glue-point="8" draw:end-shape="id273" draw:end-glue-point="4" svg:d="M18007 17063l-696 1892" svg:viewBox="0 0 697 1893">
          <text:p/>
        </draw:connector>
        <draw:connector draw:style-name="gr3" draw:text-style-name="P1" draw:layer="layout" draw:type="line" svg:x1="18.007cm" svg:y1="17.063cm" svg:x2="18.752cm" svg:y2="18.955cm" draw:start-shape="id277" draw:start-glue-point="8" draw:end-shape="id275" draw:end-glue-point="4" svg:d="M18007 17063l745 1892" svg:viewBox="0 0 746 1893">
          <text:p/>
        </draw:connector>
        <draw:connector draw:style-name="gr3" draw:text-style-name="P1" draw:layer="layout" draw:type="line" svg:x1="18.156cm" svg:y1="18.956cm" svg:x2="18.853cm" svg:y2="17.064cm" draw:start-shape="id274" draw:start-glue-point="4" draw:end-shape="id278" draw:end-glue-point="8" svg:d="M18156 18956l697-1892" svg:viewBox="0 0 698 1893">
          <text:p/>
        </draw:connector>
        <draw:connector draw:style-name="gr3" draw:text-style-name="P1" draw:layer="layout" draw:type="line" svg:x1="18.853cm" svg:y1="17.064cm" svg:x2="19.598cm" svg:y2="18.956cm" draw:start-shape="id278" draw:start-glue-point="8" draw:end-shape="id276" draw:end-glue-point="4" svg:d="M18853 17064l745 1892" svg:viewBox="0 0 746 1893">
          <text:p/>
        </draw:connector>
        <draw:custom-shape draw:style-name="gr5" draw:text-style-name="P1" xml:id="id279" draw:id="id279" draw:layer="Layout" svg:width="0.505cm" svg:height="1.021cm" svg:x="16.213cm" svg:y="13.8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80" draw:id="id280" draw:layer="Layout" svg:width="0.505cm" svg:height="1.021cm" svg:x="17.058cm" svg:y="13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6.718cm" svg:y1="14.336cm" svg:x2="17.058cm" svg:y2="14.337cm" draw:start-shape="id279" draw:start-glue-point="10" draw:end-shape="id280" draw:end-glue-point="6" svg:d="M16718 14336h170v1h170" svg:viewBox="0 0 341 2">
          <text:p/>
        </draw:connector>
        <draw:connector draw:style-name="gr3" draw:text-style-name="P1" draw:layer="layout" draw:type="line" svg:x1="14.926cm" svg:y1="16.041cm" svg:x2="16.466cm" svg:y2="14.846cm" draw:start-shape="id271" draw:start-glue-point="4" draw:end-shape="id279" draw:end-glue-point="8" svg:d="M14926 16041l1540-1195" svg:viewBox="0 0 1541 1196">
          <text:p/>
        </draw:connector>
        <draw:connector draw:style-name="gr3" draw:text-style-name="P1" draw:layer="layout" draw:type="line" svg:x1="18.007cm" svg:y1="16.042cm" svg:x2="16.466cm" svg:y2="14.846cm" draw:start-shape="id277" draw:start-glue-point="4" draw:end-shape="id279" draw:end-glue-point="8" svg:d="M18007 16042l-1541-1196" svg:viewBox="0 0 1542 1197">
          <text:p/>
        </draw:connector>
        <draw:connector draw:style-name="gr3" draw:text-style-name="P1" draw:layer="layout" draw:type="line" svg:x1="15.771cm" svg:y1="16.042cm" svg:x2="17.311cm" svg:y2="14.847cm" draw:start-shape="id272" draw:start-glue-point="4" draw:end-shape="id280" draw:end-glue-point="8" svg:d="M15771 16042l1540-1195" svg:viewBox="0 0 1541 1196">
          <text:p/>
        </draw:connector>
        <draw:connector draw:style-name="gr3" draw:text-style-name="P1" draw:layer="layout" draw:type="line" svg:x1="18.853cm" svg:y1="16.043cm" svg:x2="17.311cm" svg:y2="14.847cm" draw:start-shape="id278" draw:start-glue-point="4" draw:end-shape="id280" draw:end-glue-point="8" svg:d="M18853 16043l-1542-1196" svg:viewBox="0 0 1543 1197">
          <text:p/>
        </draw:connector>
        <draw:custom-shape draw:style-name="gr5" draw:text-style-name="P1" xml:id="id282" draw:id="id282" draw:layer="Layout" svg:width="0.505cm" svg:height="1.021cm" svg:x="21.13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0.744cm" svg:y1="19.466cm" svg:x2="21.134cm" svg:y2="19.467cm" draw:start-shape="id281" draw:start-glue-point="10" draw:end-shape="id282" draw:end-glue-point="6" svg:d="M20744 19466h195v1h195" svg:viewBox="0 0 391 2">
          <text:p/>
        </draw:connector>
        <draw:custom-shape draw:style-name="gr5" draw:text-style-name="P1" xml:id="id283" draw:id="id283" draw:layer="Layout" svg:width="0.505cm" svg:height="1.021cm" svg:x="21.73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84" draw:id="id284" draw:layer="Layout" svg:width="0.505cm" svg:height="1.021cm" svg:x="22.57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2.235cm" svg:y1="19.466cm" svg:x2="22.575cm" svg:y2="19.467cm" draw:start-shape="id283" draw:start-glue-point="10" draw:end-shape="id284" draw:end-glue-point="6" svg:d="M22235 19466h170v1h170" svg:viewBox="0 0 341 2">
          <text:p/>
        </draw:connector>
        <draw:custom-shape draw:style-name="gr5" draw:text-style-name="P1" xml:id="id285" draw:id="id285" draw:layer="Layout" svg:width="0.505cm" svg:height="1.021cm" svg:x="20.985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86" draw:id="id286" draw:layer="Layout" svg:width="0.505cm" svg:height="1.021cm" svg:x="21.83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1.49cm" svg:y1="16.553cm" svg:x2="21.83cm" svg:y2="16.554cm" draw:start-shape="id285" draw:start-glue-point="10" draw:end-shape="id286" draw:end-glue-point="6" svg:d="M21490 16553h170v1h170" svg:viewBox="0 0 341 2">
          <text:p/>
        </draw:connector>
        <draw:connector draw:style-name="gr3" draw:text-style-name="P1" draw:layer="layout" draw:type="line" svg:x1="21.238cm" svg:y1="17.063cm" svg:x2="20.492cm" svg:y2="18.955cm" draw:start-shape="id285" draw:start-glue-point="8" draw:end-shape="id281" draw:end-glue-point="4" svg:d="M21238 17063l-746 1892" svg:viewBox="0 0 747 1893">
          <text:p/>
        </draw:connector>
        <draw:connector draw:style-name="gr3" draw:text-style-name="P1" draw:layer="layout" draw:type="line" svg:x1="21.238cm" svg:y1="17.063cm" svg:x2="21.983cm" svg:y2="18.955cm" draw:start-shape="id285" draw:start-glue-point="8" draw:end-shape="id283" draw:end-glue-point="4" svg:d="M21238 17063l745 1892" svg:viewBox="0 0 746 1893">
          <text:p/>
        </draw:connector>
        <draw:connector draw:style-name="gr3" draw:text-style-name="P1" draw:layer="layout" draw:type="line" svg:x1="21.387cm" svg:y1="18.956cm" svg:x2="22.083cm" svg:y2="17.064cm" draw:start-shape="id282" draw:start-glue-point="4" draw:end-shape="id286" draw:end-glue-point="8" svg:d="M21387 18956l696-1892" svg:viewBox="0 0 697 1893">
          <text:p/>
        </draw:connector>
        <draw:connector draw:style-name="gr3" draw:text-style-name="P1" draw:layer="layout" draw:type="line" svg:x1="22.083cm" svg:y1="17.064cm" svg:x2="22.828cm" svg:y2="18.956cm" draw:start-shape="id286" draw:start-glue-point="8" draw:end-shape="id284" draw:end-glue-point="4" svg:d="M22083 17064l745 1892" svg:viewBox="0 0 746 1893">
          <text:p/>
        </draw:connector>
        <draw:custom-shape draw:style-name="gr5" draw:text-style-name="P1" xml:id="id287" draw:id="id287" draw:layer="Layout" svg:width="0.505cm" svg:height="1.021cm" svg:x="23.37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88" draw:id="id288" draw:layer="Layout" svg:width="0.505cm" svg:height="1.021cm" svg:x="24.216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3.875cm" svg:y1="19.467cm" svg:x2="24.216cm" svg:y2="19.468cm" draw:start-shape="id287" draw:start-glue-point="10" draw:end-shape="id288" draw:end-glue-point="6" svg:d="M23875 19467h170v1h171" svg:viewBox="0 0 342 2">
          <text:p/>
        </draw:connector>
        <draw:custom-shape draw:style-name="gr5" draw:text-style-name="P1" xml:id="id289" draw:id="id289" draw:layer="Layout" svg:width="0.505cm" svg:height="1.021cm" svg:x="24.812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90" draw:id="id290" draw:layer="Layout" svg:width="0.505cm" svg:height="1.021cm" svg:x="25.657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5.317cm" svg:y1="19.467cm" svg:x2="25.657cm" svg:y2="19.468cm" draw:start-shape="id289" draw:start-glue-point="10" draw:end-shape="id290" draw:end-glue-point="6" svg:d="M25317 19467h170v1h170" svg:viewBox="0 0 341 2">
          <text:p/>
        </draw:connector>
        <draw:custom-shape draw:style-name="gr5" draw:text-style-name="P1" xml:id="id291" draw:id="id291" draw:layer="Layout" svg:width="0.505cm" svg:height="1.021cm" svg:x="24.067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92" draw:id="id292" draw:layer="Layout" svg:width="0.505cm" svg:height="1.021cm" svg:x="24.912cm" svg:y="16.0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4.572cm" svg:y1="16.554cm" svg:x2="24.912cm" svg:y2="16.555cm" draw:start-shape="id291" draw:start-glue-point="10" draw:end-shape="id292" draw:end-glue-point="6" svg:d="M24572 16554h170v1h170" svg:viewBox="0 0 341 2">
          <text:p/>
        </draw:connector>
        <draw:connector draw:style-name="gr3" draw:text-style-name="P1" draw:layer="layout" draw:type="line" svg:x1="24.32cm" svg:y1="17.064cm" svg:x2="23.623cm" svg:y2="18.956cm" draw:start-shape="id291" draw:start-glue-point="8" draw:end-shape="id287" draw:end-glue-point="4" svg:d="M24320 17064l-697 1892" svg:viewBox="0 0 698 1893">
          <text:p/>
        </draw:connector>
        <draw:connector draw:style-name="gr3" draw:text-style-name="P1" draw:layer="layout" draw:type="line" svg:x1="24.32cm" svg:y1="17.064cm" svg:x2="25.065cm" svg:y2="18.956cm" draw:start-shape="id291" draw:start-glue-point="8" draw:end-shape="id289" draw:end-glue-point="4" svg:d="M24320 17064l745 1892" svg:viewBox="0 0 746 1893">
          <text:p/>
        </draw:connector>
        <draw:connector draw:style-name="gr3" draw:text-style-name="P1" draw:layer="layout" draw:type="line" svg:x1="24.469cm" svg:y1="18.957cm" svg:x2="25.165cm" svg:y2="17.065cm" draw:start-shape="id288" draw:start-glue-point="4" draw:end-shape="id292" draw:end-glue-point="8" svg:d="M24469 18957l696-1892" svg:viewBox="0 0 697 1893">
          <text:p/>
        </draw:connector>
        <draw:connector draw:style-name="gr3" draw:text-style-name="P1" draw:layer="layout" draw:type="line" svg:x1="25.165cm" svg:y1="17.065cm" svg:x2="25.91cm" svg:y2="18.957cm" draw:start-shape="id292" draw:start-glue-point="8" draw:end-shape="id290" draw:end-glue-point="4" svg:d="M25165 17065l745 1892" svg:viewBox="0 0 746 1893">
          <text:p/>
        </draw:connector>
        <draw:custom-shape draw:style-name="gr5" draw:text-style-name="P1" xml:id="id293" draw:id="id293" draw:layer="Layout" svg:width="0.505cm" svg:height="1.021cm" svg:x="22.525cm" svg:y="13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94" draw:id="id294" draw:layer="Layout" svg:width="0.505cm" svg:height="1.021cm" svg:x="23.37cm" svg:y="13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3.03cm" svg:y1="14.337cm" svg:x2="23.37cm" svg:y2="14.338cm" draw:start-shape="id293" draw:start-glue-point="10" draw:end-shape="id294" draw:end-glue-point="6" svg:d="M23030 14337h170v1h170" svg:viewBox="0 0 341 2">
          <text:p/>
        </draw:connector>
        <draw:connector draw:style-name="gr3" draw:text-style-name="P1" draw:layer="layout" draw:type="line" svg:x1="21.238cm" svg:y1="16.042cm" svg:x2="22.778cm" svg:y2="14.847cm" draw:start-shape="id285" draw:start-glue-point="4" draw:end-shape="id293" draw:end-glue-point="8" svg:d="M21238 16042l1540-1195" svg:viewBox="0 0 1541 1196">
          <text:p/>
        </draw:connector>
        <draw:connector draw:style-name="gr3" draw:text-style-name="P1" draw:layer="layout" draw:type="line" svg:x1="24.32cm" svg:y1="16.043cm" svg:x2="22.778cm" svg:y2="14.847cm" draw:start-shape="id291" draw:start-glue-point="4" draw:end-shape="id293" draw:end-glue-point="8" svg:d="M24320 16043l-1542-1196" svg:viewBox="0 0 1543 1197">
          <text:p/>
        </draw:connector>
        <draw:connector draw:style-name="gr3" draw:text-style-name="P1" draw:layer="layout" draw:type="line" svg:x1="22.083cm" svg:y1="16.043cm" svg:x2="23.623cm" svg:y2="14.848cm" draw:start-shape="id286" draw:start-glue-point="4" draw:end-shape="id294" draw:end-glue-point="8" svg:d="M22083 16043l1540-1195" svg:viewBox="0 0 1541 1196">
          <text:p/>
        </draw:connector>
        <draw:connector draw:style-name="gr3" draw:text-style-name="P1" draw:layer="layout" draw:type="line" svg:x1="25.165cm" svg:y1="16.044cm" svg:x2="23.623cm" svg:y2="14.848cm" draw:start-shape="id292" draw:start-glue-point="4" draw:end-shape="id294" draw:end-glue-point="8" svg:d="M25165 16044l-1542-1196" svg:viewBox="0 0 1543 1197">
          <text:p/>
        </draw:connector>
        <draw:custom-shape draw:style-name="gr5" draw:text-style-name="P1" xml:id="id281" draw:id="id281" draw:layer="Layout" svg:width="0.505cm" svg:height="1.021cm" svg:x="20.23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16.466cm" svg:y1="13.825cm" svg:x2="19.458cm" svg:y2="12.662cm" draw:start-shape="id279" draw:start-glue-point="4" draw:end-shape="id266" draw:end-glue-point="8" svg:d="M16466 13825l2992-1163" svg:viewBox="0 0 2993 1164">
          <text:p/>
        </draw:connector>
        <draw:connector draw:style-name="gr3" draw:text-style-name="P1" draw:layer="layout" draw:type="line" svg:x1="17.311cm" svg:y1="13.826cm" svg:x2="20.303cm" svg:y2="12.663cm" draw:start-shape="id280" draw:start-glue-point="4" draw:end-shape="id267" draw:end-glue-point="8" svg:d="M17311 13826l2992-1163" svg:viewBox="0 0 2993 1164">
          <text:p/>
        </draw:connector>
        <draw:connector draw:style-name="gr3" draw:text-style-name="P1" draw:layer="layout" draw:type="line" svg:x1="19.458cm" svg:y1="12.662cm" svg:x2="22.778cm" svg:y2="13.826cm" draw:start-shape="id266" draw:start-glue-point="8" draw:end-shape="id293" draw:end-glue-point="4" svg:d="M19458 12662l3320 1164" svg:viewBox="0 0 3321 1165">
          <text:p/>
        </draw:connector>
        <draw:connector draw:style-name="gr3" draw:text-style-name="P1" draw:layer="layout" draw:type="line" svg:x1="20.303cm" svg:y1="12.663cm" svg:x2="23.623cm" svg:y2="13.827cm" draw:start-shape="id267" draw:start-glue-point="8" draw:end-shape="id294" draw:end-glue-point="4" svg:d="M20303 12663l3320 1164" svg:viewBox="0 0 3321 1165">
          <text:p/>
        </draw:connector>
        <draw:custom-shape draw:style-name="gr5" draw:text-style-name="P1" xml:id="id295" draw:id="id295" draw:layer="Layout" svg:width="0.505cm" svg:height="1.021cm" svg:x="12.105cm" svg:y="8.1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96" draw:id="id296" draw:layer="Layout" svg:width="0.505cm" svg:height="1.021cm" svg:x="12.95cm" svg:y="8.1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6.758cm" svg:y1="11.641cm" svg:x2="12.358cm" svg:y2="9.162cm" draw:start-shape="id265" draw:start-glue-point="4" draw:end-shape="id295" draw:end-glue-point="8" svg:d="M6758 11641l5600-2479" svg:viewBox="0 0 5601 2480">
          <text:p/>
        </draw:connector>
        <draw:connector draw:style-name="gr3" draw:text-style-name="P1" draw:layer="layout" draw:type="line" svg:x1="12.358cm" svg:y1="9.162cm" svg:x2="19.458cm" svg:y2="11.641cm" draw:start-shape="id295" draw:start-glue-point="8" draw:end-shape="id266" draw:end-glue-point="4" svg:d="M12358 9162l7100 2479" svg:viewBox="0 0 7101 2480">
          <text:p/>
        </draw:connector>
        <draw:connector draw:style-name="gr3" draw:text-style-name="P1" draw:layer="layout" draw:type="line" svg:x1="13.203cm" svg:y1="9.163cm" svg:x2="20.303cm" svg:y2="11.642cm" draw:start-shape="id296" draw:start-glue-point="8" draw:end-shape="id267" draw:end-glue-point="4" svg:d="M13203 9163l7100 2479" svg:viewBox="0 0 7101 2480">
          <text:p/>
        </draw:connector>
        <draw:connector draw:style-name="gr3" draw:text-style-name="P1" draw:layer="layout" draw:type="line" svg:x1="12.95cm" svg:y1="8.653cm" svg:x2="12.61cm" svg:y2="8.652cm" draw:start-shape="id296" draw:start-glue-point="6" draw:end-shape="id295" draw:end-glue-point="10" svg:d="M12950 8653l-340-1" svg:viewBox="0 0 341 2">
          <text:p/>
        </draw:connector>
        <draw:connector draw:style-name="gr7" draw:text-style-name="P1" draw:layer="layout" draw:type="line" svg:x1="7.83cm" svg:y1="12.705cm" svg:x2="10.923cm" svg:y2="13.827cm" draw:start-shape="id263" draw:start-glue-point="8" draw:end-shape="id264" draw:end-glue-point="4" svg:d="M7830 12705l3093 1122" svg:viewBox="0 0 3094 1123">
          <text:p/>
        </draw:connector>
        <draw:connector draw:style-name="gr8" draw:text-style-name="P1" draw:layer="layout" draw:type="line" svg:x1="7.83cm" svg:y1="11.684cm" svg:x2="13.203cm" svg:y2="9.163cm" draw:start-shape="id263" draw:start-glue-point="4" draw:end-shape="id296" draw:end-glue-point="8" svg:d="M7830 11684l5373-2521" svg:viewBox="0 0 5374 2522">
          <text:p/>
        </draw:connector>
        <draw:connector draw:style-name="gr7" draw:text-style-name="P1" draw:layer="layout" draw:type="line" svg:x1="9.636cm" svg:y1="14.848cm" svg:x2="8.538cm" svg:y2="16.042cm" draw:start-shape="id255" draw:start-glue-point="8" draw:end-shape="id253" draw:end-glue-point="4" svg:d="M9636 14848l-1098 1194" svg:viewBox="0 0 1099 1195">
          <text:p/>
        </draw:connector>
        <draw:connector draw:style-name="gr7" draw:text-style-name="P1" draw:layer="layout" draw:type="line" svg:x1="9.384cm" svg:y1="17.064cm" svg:x2="10.128cm" svg:y2="18.956cm" draw:start-shape="id254" draw:start-glue-point="8" draw:end-shape="id256" draw:end-glue-point="4" svg:d="M9384 17064l744 1892" svg:viewBox="0 0 745 1893">
          <text:p/>
        </draw:connector>
        <draw:connector draw:style-name="gr8" draw:text-style-name="P1" draw:layer="layout" draw:type="line" svg:x1="9.562cm" svg:y1="16.192cm" svg:x2="10.923cm" svg:y2="14.848cm" draw:start-shape="id254" draw:start-glue-point="11" draw:end-shape="id264" draw:end-glue-point="8" svg:d="M9562 16192l1361-1344" svg:viewBox="0 0 1362 1345">
          <text:p/>
        </draw:connecto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5" draw:text-style-name="P1" xml:id="id324" draw:id="id324" draw:layer="Layout" svg:width="0.505cm" svg:height="1.021cm" svg:x="6.505cm" svg:y="11.6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505cm" svg:height="1.021cm" svg:x="1.326cm" svg:y="18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97" draw:id="id297" draw:layer="Layout" svg:width="0.505cm" svg:height="1.021cm" svg:x="2.122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.732cm" svg:y1="19.465cm" svg:x2="2.122cm" svg:y2="19.466cm" draw:end-shape="id297" draw:end-glue-point="6" svg:d="M1732 19465h-112v1h502" svg:viewBox="0 0 503 2">
          <text:p/>
        </draw:connector>
        <draw:custom-shape draw:style-name="gr5" draw:text-style-name="P1" xml:id="id298" draw:id="id298" draw:layer="Layout" svg:width="0.505cm" svg:height="1.021cm" svg:x="2.718cm" svg:y="18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99" draw:id="id299" draw:layer="Layout" svg:width="0.505cm" svg:height="1.021cm" svg:x="3.563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3.223cm" svg:y1="19.465cm" svg:x2="3.563cm" svg:y2="19.466cm" draw:start-shape="id298" draw:start-glue-point="10" draw:end-shape="id299" draw:end-glue-point="6" svg:d="M3223 19465h170v1h170" svg:viewBox="0 0 341 2">
          <text:p/>
        </draw:connector>
        <draw:custom-shape draw:style-name="gr5" draw:text-style-name="P1" xml:id="id300" draw:id="id300" draw:layer="Layout" svg:width="0.505cm" svg:height="1.021cm" svg:x="1.973cm" svg:y="16.0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01" draw:id="id301" draw:layer="Layout" svg:width="0.505cm" svg:height="1.021cm" svg:x="2.818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.478cm" svg:y1="16.552cm" svg:x2="2.818cm" svg:y2="16.553cm" draw:start-shape="id300" draw:start-glue-point="10" draw:end-shape="id301" draw:end-glue-point="6" svg:d="M2478 16552h170v1h170" svg:viewBox="0 0 341 2">
          <text:p/>
        </draw:connector>
        <draw:connector draw:style-name="gr3" draw:text-style-name="P1" draw:layer="layout" draw:type="line" svg:x1="2.226cm" svg:y1="17.062cm" svg:x2="1.479cm" svg:y2="18.954cm" draw:start-shape="id300" draw:start-glue-point="8" svg:d="M2226 17062l-747 1892" svg:viewBox="0 0 748 1893">
          <text:p/>
        </draw:connector>
        <draw:connector draw:style-name="gr3" draw:text-style-name="P1" draw:layer="layout" draw:type="line" svg:x1="2.226cm" svg:y1="17.062cm" svg:x2="2.971cm" svg:y2="18.954cm" draw:start-shape="id300" draw:start-glue-point="8" draw:end-shape="id298" draw:end-glue-point="4" svg:d="M2226 17062l745 1892" svg:viewBox="0 0 746 1893">
          <text:p/>
        </draw:connector>
        <draw:connector draw:style-name="gr3" draw:text-style-name="P1" draw:layer="layout" draw:type="line" svg:x1="2.375cm" svg:y1="18.955cm" svg:x2="3.071cm" svg:y2="17.063cm" draw:start-shape="id297" draw:start-glue-point="4" draw:end-shape="id301" draw:end-glue-point="8" svg:d="M2375 18955l696-1892" svg:viewBox="0 0 697 1893">
          <text:p/>
        </draw:connector>
        <draw:connector draw:style-name="gr3" draw:text-style-name="P1" draw:layer="layout" draw:type="line" svg:x1="3.071cm" svg:y1="17.063cm" svg:x2="3.816cm" svg:y2="18.955cm" draw:start-shape="id301" draw:start-glue-point="8" draw:end-shape="id299" draw:end-glue-point="4" svg:d="M3071 17063l745 1892" svg:viewBox="0 0 746 1893">
          <text:p/>
        </draw:connector>
        <draw:custom-shape draw:style-name="gr5" draw:text-style-name="P1" xml:id="id302" draw:id="id302" draw:layer="Layout" svg:width="0.505cm" svg:height="1.021cm" svg:x="4.358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03" draw:id="id303" draw:layer="Layout" svg:width="0.504cm" svg:height="1.021cm" svg:x="5.20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4.863cm" svg:y1="19.466cm" svg:x2="5.204cm" svg:y2="19.467cm" draw:start-shape="id302" draw:start-glue-point="10" draw:end-shape="id303" draw:end-glue-point="6" svg:d="M4863 19466h171v1h170" svg:viewBox="0 0 342 2">
          <text:p/>
        </draw:connector>
        <draw:custom-shape draw:style-name="gr5" draw:text-style-name="P1" xml:id="id304" draw:id="id304" draw:layer="Layout" svg:width="0.505cm" svg:height="1.021cm" svg:x="5.79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05" draw:id="id305" draw:layer="Layout" svg:width="0.505cm" svg:height="1.021cm" svg:x="6.64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6.304cm" svg:y1="19.466cm" svg:x2="6.645cm" svg:y2="19.467cm" draw:start-shape="id304" draw:start-glue-point="10" draw:end-shape="id305" draw:end-glue-point="6" svg:d="M6304 19466h170v1h171" svg:viewBox="0 0 342 2">
          <text:p/>
        </draw:connector>
        <draw:custom-shape draw:style-name="gr5" draw:text-style-name="P1" xml:id="id306" draw:id="id306" draw:layer="Layout" svg:width="0.505cm" svg:height="1.021cm" svg:x="5.054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07" draw:id="id307" draw:layer="Layout" svg:width="0.505cm" svg:height="1.021cm" svg:x="5.9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5.559cm" svg:y1="16.553cm" svg:x2="5.9cm" svg:y2="16.554cm" draw:start-shape="id306" draw:start-glue-point="10" draw:end-shape="id307" draw:end-glue-point="6" svg:d="M5559 16553h170v1h171" svg:viewBox="0 0 342 2">
          <text:p/>
        </draw:connector>
        <draw:connector draw:style-name="gr3" draw:text-style-name="P1" draw:layer="layout" draw:type="line" svg:x1="5.307cm" svg:y1="17.063cm" svg:x2="4.611cm" svg:y2="18.955cm" draw:start-shape="id306" draw:start-glue-point="8" draw:end-shape="id302" draw:end-glue-point="4" svg:d="M5307 17063l-696 1892" svg:viewBox="0 0 697 1893">
          <text:p/>
        </draw:connector>
        <draw:connector draw:style-name="gr3" draw:text-style-name="P1" draw:layer="layout" draw:type="line" svg:x1="5.307cm" svg:y1="17.063cm" svg:x2="6.052cm" svg:y2="18.955cm" draw:start-shape="id306" draw:start-glue-point="8" draw:end-shape="id304" draw:end-glue-point="4" svg:d="M5307 17063l745 1892" svg:viewBox="0 0 746 1893">
          <text:p/>
        </draw:connector>
        <draw:connector draw:style-name="gr3" draw:text-style-name="P1" draw:layer="layout" draw:type="line" svg:x1="5.456cm" svg:y1="18.956cm" svg:x2="6.153cm" svg:y2="17.064cm" draw:start-shape="id303" draw:start-glue-point="4" draw:end-shape="id307" draw:end-glue-point="8" svg:d="M5456 18956l697-1892" svg:viewBox="0 0 698 1893">
          <text:p/>
        </draw:connector>
        <draw:connector draw:style-name="gr3" draw:text-style-name="P1" draw:layer="layout" draw:type="line" svg:x1="6.153cm" svg:y1="17.064cm" svg:x2="6.898cm" svg:y2="18.956cm" draw:start-shape="id307" draw:start-glue-point="8" draw:end-shape="id305" draw:end-glue-point="4" svg:d="M6153 17064l745 1892" svg:viewBox="0 0 746 1893">
          <text:p/>
        </draw:connector>
        <draw:custom-shape draw:style-name="gr5" draw:text-style-name="P1" xml:id="id308" draw:id="id308" draw:layer="Layout" svg:width="0.505cm" svg:height="1.021cm" svg:x="3.513cm" svg:y="13.8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09" draw:id="id309" draw:layer="Layout" svg:width="0.505cm" svg:height="1.021cm" svg:x="4.358cm" svg:y="13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4.018cm" svg:y1="14.336cm" svg:x2="4.358cm" svg:y2="14.337cm" draw:start-shape="id308" draw:start-glue-point="10" draw:end-shape="id309" draw:end-glue-point="6" svg:d="M4018 14336h170v1h170" svg:viewBox="0 0 341 2">
          <text:p/>
        </draw:connector>
        <draw:connector draw:style-name="gr3" draw:text-style-name="P1" draw:layer="layout" draw:type="line" svg:x1="2.226cm" svg:y1="16.041cm" svg:x2="3.766cm" svg:y2="14.846cm" draw:start-shape="id300" draw:start-glue-point="4" draw:end-shape="id308" draw:end-glue-point="8" svg:d="M2226 16041l1540-1195" svg:viewBox="0 0 1541 1196">
          <text:p/>
        </draw:connector>
        <draw:connector draw:style-name="gr3" draw:text-style-name="P1" draw:layer="layout" draw:type="line" svg:x1="5.307cm" svg:y1="16.042cm" svg:x2="3.766cm" svg:y2="14.846cm" draw:start-shape="id306" draw:start-glue-point="4" draw:end-shape="id308" draw:end-glue-point="8" svg:d="M5307 16042l-1541-1196" svg:viewBox="0 0 1542 1197">
          <text:p/>
        </draw:connector>
        <draw:connector draw:style-name="gr3" draw:text-style-name="P1" draw:layer="layout" draw:type="line" svg:x1="3.071cm" svg:y1="16.042cm" svg:x2="4.611cm" svg:y2="14.847cm" draw:start-shape="id301" draw:start-glue-point="4" draw:end-shape="id309" draw:end-glue-point="8" svg:d="M3071 16042l1540-1195" svg:viewBox="0 0 1541 1196">
          <text:p/>
        </draw:connector>
        <draw:connector draw:style-name="gr3" draw:text-style-name="P1" draw:layer="layout" draw:type="line" svg:x1="6.153cm" svg:y1="16.043cm" svg:x2="4.611cm" svg:y2="14.847cm" draw:start-shape="id307" draw:start-glue-point="4" draw:end-shape="id309" draw:end-glue-point="8" svg:d="M6153 16043l-1542-1196" svg:viewBox="0 0 1543 1197">
          <text:p/>
        </draw:connector>
        <draw:custom-shape draw:style-name="gr5" draw:text-style-name="P1" xml:id="id311" draw:id="id311" draw:layer="Layout" svg:width="0.505cm" svg:height="1.021cm" svg:x="8.43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8.044cm" svg:y1="19.466cm" svg:x2="8.434cm" svg:y2="19.467cm" draw:start-shape="id310" draw:start-glue-point="10" draw:end-shape="id311" draw:end-glue-point="6" svg:d="M8044 19466h195v1h195" svg:viewBox="0 0 391 2">
          <text:p/>
        </draw:connector>
        <draw:custom-shape draw:style-name="gr5" draw:text-style-name="P1" xml:id="id313" draw:id="id313" draw:layer="Layout" svg:width="0.505cm" svg:height="1.021cm" svg:x="9.131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15" draw:id="id315" draw:layer="Layout" svg:width="0.505cm" svg:height="1.021cm" svg:x="9.87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12" draw:id="id312" draw:layer="Layout" svg:width="0.505cm" svg:height="1.021cm" svg:x="8.285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14" draw:id="id314" draw:layer="Layout" svg:width="0.505cm" svg:height="1.021cm" svg:x="9.383cm" svg:y="13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8.538cm" svg:y1="17.063cm" svg:x2="7.792cm" svg:y2="18.955cm" draw:start-shape="id312" draw:start-glue-point="8" draw:end-shape="id310" draw:end-glue-point="4" svg:d="M8538 17063l-746 1892" svg:viewBox="0 0 747 1893">
          <text:p/>
        </draw:connector>
        <draw:connector draw:style-name="gr7" draw:text-style-name="P1" draw:layer="layout" draw:type="line" svg:x1="8.79cm" svg:y1="16.553cm" svg:x2="9.131cm" svg:y2="16.554cm" draw:start-shape="id312" draw:start-glue-point="10" draw:end-shape="id313" draw:end-glue-point="6" svg:d="M8790 16553l341 1" svg:viewBox="0 0 342 2">
          <text:p/>
        </draw:connector>
        <draw:connector draw:style-name="gr3" draw:text-style-name="P1" draw:layer="layout" draw:type="line" svg:x1="8.687cm" svg:y1="18.956cm" svg:x2="9.636cm" svg:y2="14.848cm" draw:start-shape="id311" draw:start-glue-point="4" draw:end-shape="id314" draw:end-glue-point="8" svg:d="M8687 18956l949-4108" svg:viewBox="0 0 950 4109">
          <text:p/>
        </draw:connector>
        <draw:connector draw:style-name="gr3" draw:text-style-name="P1" draw:layer="layout" draw:type="line" svg:x1="9.636cm" svg:y1="14.848cm" svg:x2="10.128cm" svg:y2="18.956cm" draw:start-shape="id314" draw:start-glue-point="8" draw:end-shape="id315" draw:end-glue-point="4" svg:d="M9636 14848l492 4108" svg:viewBox="0 0 493 4109">
          <text:p/>
        </draw:connector>
        <draw:custom-shape draw:style-name="gr5" draw:text-style-name="P1" xml:id="id316" draw:id="id316" draw:layer="Layout" svg:width="0.505cm" svg:height="1.021cm" svg:x="10.67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17" draw:id="id317" draw:layer="Layout" svg:width="0.505cm" svg:height="1.021cm" svg:x="11.516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1.175cm" svg:y1="19.467cm" svg:x2="11.516cm" svg:y2="19.468cm" draw:start-shape="id316" draw:start-glue-point="10" draw:end-shape="id317" draw:end-glue-point="6" svg:d="M11175 19467h170v1h171" svg:viewBox="0 0 342 2">
          <text:p/>
        </draw:connector>
        <draw:custom-shape draw:style-name="gr5" draw:text-style-name="P1" xml:id="id318" draw:id="id318" draw:layer="Layout" svg:width="0.505cm" svg:height="1.021cm" svg:x="12.112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19" draw:id="id319" draw:layer="Layout" svg:width="0.505cm" svg:height="1.021cm" svg:x="12.957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2.617cm" svg:y1="19.467cm" svg:x2="12.957cm" svg:y2="19.468cm" draw:start-shape="id318" draw:start-glue-point="10" draw:end-shape="id319" draw:end-glue-point="6" svg:d="M12617 19467h170v1h170" svg:viewBox="0 0 341 2">
          <text:p/>
        </draw:connector>
        <draw:custom-shape draw:style-name="gr5" draw:text-style-name="P1" xml:id="id320" draw:id="id320" draw:layer="Layout" svg:width="0.505cm" svg:height="1.021cm" svg:x="11.367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21" draw:id="id321" draw:layer="Layout" svg:width="0.505cm" svg:height="1.021cm" svg:x="12.212cm" svg:y="16.0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1.872cm" svg:y1="16.554cm" svg:x2="12.212cm" svg:y2="16.555cm" draw:start-shape="id320" draw:start-glue-point="10" draw:end-shape="id321" draw:end-glue-point="6" svg:d="M11872 16554h170v1h170" svg:viewBox="0 0 341 2">
          <text:p/>
        </draw:connector>
        <draw:connector draw:style-name="gr3" draw:text-style-name="P1" draw:layer="layout" draw:type="line" svg:x1="11.62cm" svg:y1="17.064cm" svg:x2="10.923cm" svg:y2="18.956cm" draw:start-shape="id320" draw:start-glue-point="8" draw:end-shape="id316" draw:end-glue-point="4" svg:d="M11620 17064l-697 1892" svg:viewBox="0 0 698 1893">
          <text:p/>
        </draw:connector>
        <draw:connector draw:style-name="gr3" draw:text-style-name="P1" draw:layer="layout" draw:type="line" svg:x1="11.62cm" svg:y1="17.064cm" svg:x2="12.365cm" svg:y2="18.956cm" draw:start-shape="id320" draw:start-glue-point="8" draw:end-shape="id318" draw:end-glue-point="4" svg:d="M11620 17064l745 1892" svg:viewBox="0 0 746 1893">
          <text:p/>
        </draw:connector>
        <draw:connector draw:style-name="gr3" draw:text-style-name="P1" draw:layer="layout" draw:type="line" svg:x1="11.769cm" svg:y1="18.957cm" svg:x2="12.465cm" svg:y2="17.065cm" draw:start-shape="id317" draw:start-glue-point="4" draw:end-shape="id321" draw:end-glue-point="8" svg:d="M11769 18957l696-1892" svg:viewBox="0 0 697 1893">
          <text:p/>
        </draw:connector>
        <draw:connector draw:style-name="gr3" draw:text-style-name="P1" draw:layer="layout" draw:type="line" svg:x1="12.465cm" svg:y1="17.065cm" svg:x2="13.21cm" svg:y2="18.957cm" draw:start-shape="id321" draw:start-glue-point="8" draw:end-shape="id319" draw:end-glue-point="4" svg:d="M12465 17065l745 1892" svg:viewBox="0 0 746 1893">
          <text:p/>
        </draw:connector>
        <draw:custom-shape draw:style-name="gr5" draw:text-style-name="P1" xml:id="id322" draw:id="id322" draw:layer="Layout" svg:width="0.505cm" svg:height="1.021cm" svg:x="7.577cm" svg:y="11.6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23" draw:id="id323" draw:layer="Layout" svg:width="0.505cm" svg:height="1.021cm" svg:x="10.67cm" svg:y="13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8.538cm" svg:y1="16.042cm" svg:x2="7.83cm" svg:y2="12.705cm" draw:start-shape="id312" draw:start-glue-point="4" draw:end-shape="id322" draw:end-glue-point="8" svg:d="M8538 16042l-708-3337" svg:viewBox="0 0 709 3338">
          <text:p/>
        </draw:connector>
        <draw:connector draw:style-name="gr3" draw:text-style-name="P1" draw:layer="layout" draw:type="line" svg:x1="11.62cm" svg:y1="16.043cm" svg:x2="7.83cm" svg:y2="12.705cm" draw:start-shape="id320" draw:start-glue-point="4" draw:end-shape="id322" draw:end-glue-point="8" svg:d="M11620 16043l-3790-3338" svg:viewBox="0 0 3791 3339">
          <text:p/>
        </draw:connector>
        <draw:connector draw:style-name="gr7" draw:text-style-name="P1" draw:layer="layout" draw:type="line" svg:x1="9.888cm" svg:y1="14.338cm" svg:x2="10.67cm" svg:y2="14.338cm" draw:start-shape="id314" draw:start-glue-point="10" draw:end-shape="id323" draw:end-glue-point="6" svg:d="M9888 14338h782" svg:viewBox="0 0 783 1">
          <text:p/>
        </draw:connector>
        <draw:connector draw:style-name="gr3" draw:text-style-name="P1" draw:layer="layout" draw:type="line" svg:x1="12.465cm" svg:y1="16.044cm" svg:x2="10.923cm" svg:y2="14.848cm" draw:start-shape="id321" draw:start-glue-point="4" draw:end-shape="id323" draw:end-glue-point="8" svg:d="M12465 16044l-1542-1196" svg:viewBox="0 0 1543 1197">
          <text:p/>
        </draw:connector>
        <draw:custom-shape draw:style-name="gr5" draw:text-style-name="P1" xml:id="id310" draw:id="id310" draw:layer="Layout" svg:width="0.505cm" svg:height="1.021cm" svg:x="7.53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3.766cm" svg:y1="13.825cm" svg:x2="6.758cm" svg:y2="12.662cm" draw:start-shape="id308" draw:start-glue-point="4" draw:end-shape="id324" draw:end-glue-point="8" svg:d="M3766 13825l2992-1163" svg:viewBox="0 0 2993 1164">
          <text:p/>
        </draw:connector>
        <draw:connector draw:style-name="gr7" draw:text-style-name="P1" draw:layer="layout" draw:type="line" svg:x1="7.01cm" svg:y1="12.152cm" svg:x2="7.577cm" svg:y2="12.195cm" draw:start-shape="id324" draw:start-glue-point="10" draw:end-shape="id322" draw:end-glue-point="6" svg:d="M7010 12152l567 43" svg:viewBox="0 0 568 44">
          <text:p/>
        </draw:connector>
        <draw:custom-shape draw:style-name="gr5" draw:text-style-name="P1" xml:id="id325" draw:id="id325" draw:layer="Layout" svg:width="0.505cm" svg:height="1.021cm" svg:x="19.205cm" svg:y="11.6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26" draw:id="id326" draw:layer="Layout" svg:width="0.505cm" svg:height="1.021cm" svg:x="20.05cm" svg:y="11.6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9.71cm" svg:y1="12.152cm" svg:x2="20.05cm" svg:y2="12.153cm" draw:start-shape="id325" draw:start-glue-point="10" draw:end-shape="id326" draw:end-glue-point="6" svg:d="M19710 12152h170v1h170" svg:viewBox="0 0 341 2">
          <text:p/>
        </draw:connector>
        <draw:custom-shape draw:style-name="gr5" draw:text-style-name="P1" draw:layer="Layout" svg:width="0.505cm" svg:height="1.021cm" svg:x="14.026cm" svg:y="18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27" draw:id="id327" draw:layer="Layout" svg:width="0.505cm" svg:height="1.021cm" svg:x="14.822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4.432cm" svg:y1="19.465cm" svg:x2="14.822cm" svg:y2="19.466cm" draw:end-shape="id327" draw:end-glue-point="6" svg:d="M14432 19465h-112v1h502" svg:viewBox="0 0 503 2">
          <text:p/>
        </draw:connector>
        <draw:custom-shape draw:style-name="gr5" draw:text-style-name="P1" xml:id="id328" draw:id="id328" draw:layer="Layout" svg:width="0.505cm" svg:height="1.021cm" svg:x="15.418cm" svg:y="18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29" draw:id="id329" draw:layer="Layout" svg:width="0.505cm" svg:height="1.021cm" svg:x="16.263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5.923cm" svg:y1="19.465cm" svg:x2="16.263cm" svg:y2="19.466cm" draw:start-shape="id328" draw:start-glue-point="10" draw:end-shape="id329" draw:end-glue-point="6" svg:d="M15923 19465h170v1h170" svg:viewBox="0 0 341 2">
          <text:p/>
        </draw:connector>
        <draw:custom-shape draw:style-name="gr5" draw:text-style-name="P1" xml:id="id330" draw:id="id330" draw:layer="Layout" svg:width="0.505cm" svg:height="1.021cm" svg:x="14.673cm" svg:y="16.0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31" draw:id="id331" draw:layer="Layout" svg:width="0.505cm" svg:height="1.021cm" svg:x="15.518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5.178cm" svg:y1="16.552cm" svg:x2="15.518cm" svg:y2="16.553cm" draw:start-shape="id330" draw:start-glue-point="10" draw:end-shape="id331" draw:end-glue-point="6" svg:d="M15178 16552h170v1h170" svg:viewBox="0 0 341 2">
          <text:p/>
        </draw:connector>
        <draw:connector draw:style-name="gr3" draw:text-style-name="P1" draw:layer="layout" draw:type="line" svg:x1="14.926cm" svg:y1="17.062cm" svg:x2="14.179cm" svg:y2="18.954cm" draw:start-shape="id330" draw:start-glue-point="8" svg:d="M14926 17062l-747 1892" svg:viewBox="0 0 748 1893">
          <text:p/>
        </draw:connector>
        <draw:connector draw:style-name="gr3" draw:text-style-name="P1" draw:layer="layout" draw:type="line" svg:x1="14.926cm" svg:y1="17.062cm" svg:x2="15.671cm" svg:y2="18.954cm" draw:start-shape="id330" draw:start-glue-point="8" draw:end-shape="id328" draw:end-glue-point="4" svg:d="M14926 17062l745 1892" svg:viewBox="0 0 746 1893">
          <text:p/>
        </draw:connector>
        <draw:connector draw:style-name="gr3" draw:text-style-name="P1" draw:layer="layout" draw:type="line" svg:x1="15.075cm" svg:y1="18.955cm" svg:x2="15.771cm" svg:y2="17.063cm" draw:start-shape="id327" draw:start-glue-point="4" draw:end-shape="id331" draw:end-glue-point="8" svg:d="M15075 18955l696-1892" svg:viewBox="0 0 697 1893">
          <text:p/>
        </draw:connector>
        <draw:connector draw:style-name="gr3" draw:text-style-name="P1" draw:layer="layout" draw:type="line" svg:x1="15.771cm" svg:y1="17.063cm" svg:x2="16.516cm" svg:y2="18.955cm" draw:start-shape="id331" draw:start-glue-point="8" draw:end-shape="id329" draw:end-glue-point="4" svg:d="M15771 17063l745 1892" svg:viewBox="0 0 746 1893">
          <text:p/>
        </draw:connector>
        <draw:custom-shape draw:style-name="gr5" draw:text-style-name="P1" xml:id="id332" draw:id="id332" draw:layer="Layout" svg:width="0.505cm" svg:height="1.021cm" svg:x="17.058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33" draw:id="id333" draw:layer="Layout" svg:width="0.504cm" svg:height="1.021cm" svg:x="17.90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7.563cm" svg:y1="19.466cm" svg:x2="17.904cm" svg:y2="19.467cm" draw:start-shape="id332" draw:start-glue-point="10" draw:end-shape="id333" draw:end-glue-point="6" svg:d="M17563 19466h171v1h170" svg:viewBox="0 0 342 2">
          <text:p/>
        </draw:connector>
        <draw:custom-shape draw:style-name="gr5" draw:text-style-name="P1" xml:id="id334" draw:id="id334" draw:layer="Layout" svg:width="0.505cm" svg:height="1.021cm" svg:x="18.49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35" draw:id="id335" draw:layer="Layout" svg:width="0.505cm" svg:height="1.021cm" svg:x="19.34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9.004cm" svg:y1="19.466cm" svg:x2="19.345cm" svg:y2="19.467cm" draw:start-shape="id334" draw:start-glue-point="10" draw:end-shape="id335" draw:end-glue-point="6" svg:d="M19004 19466h170v1h171" svg:viewBox="0 0 342 2">
          <text:p/>
        </draw:connector>
        <draw:custom-shape draw:style-name="gr5" draw:text-style-name="P1" xml:id="id336" draw:id="id336" draw:layer="Layout" svg:width="0.505cm" svg:height="1.021cm" svg:x="17.754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37" draw:id="id337" draw:layer="Layout" svg:width="0.505cm" svg:height="1.021cm" svg:x="18.6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8.259cm" svg:y1="16.553cm" svg:x2="18.6cm" svg:y2="16.554cm" draw:start-shape="id336" draw:start-glue-point="10" draw:end-shape="id337" draw:end-glue-point="6" svg:d="M18259 16553h170v1h171" svg:viewBox="0 0 342 2">
          <text:p/>
        </draw:connector>
        <draw:connector draw:style-name="gr3" draw:text-style-name="P1" draw:layer="layout" draw:type="line" svg:x1="18.007cm" svg:y1="17.063cm" svg:x2="17.311cm" svg:y2="18.955cm" draw:start-shape="id336" draw:start-glue-point="8" draw:end-shape="id332" draw:end-glue-point="4" svg:d="M18007 17063l-696 1892" svg:viewBox="0 0 697 1893">
          <text:p/>
        </draw:connector>
        <draw:connector draw:style-name="gr3" draw:text-style-name="P1" draw:layer="layout" draw:type="line" svg:x1="18.007cm" svg:y1="17.063cm" svg:x2="18.752cm" svg:y2="18.955cm" draw:start-shape="id336" draw:start-glue-point="8" draw:end-shape="id334" draw:end-glue-point="4" svg:d="M18007 17063l745 1892" svg:viewBox="0 0 746 1893">
          <text:p/>
        </draw:connector>
        <draw:connector draw:style-name="gr3" draw:text-style-name="P1" draw:layer="layout" draw:type="line" svg:x1="18.156cm" svg:y1="18.956cm" svg:x2="18.853cm" svg:y2="17.064cm" draw:start-shape="id333" draw:start-glue-point="4" draw:end-shape="id337" draw:end-glue-point="8" svg:d="M18156 18956l697-1892" svg:viewBox="0 0 698 1893">
          <text:p/>
        </draw:connector>
        <draw:connector draw:style-name="gr3" draw:text-style-name="P1" draw:layer="layout" draw:type="line" svg:x1="18.853cm" svg:y1="17.064cm" svg:x2="19.598cm" svg:y2="18.956cm" draw:start-shape="id337" draw:start-glue-point="8" draw:end-shape="id335" draw:end-glue-point="4" svg:d="M18853 17064l745 1892" svg:viewBox="0 0 746 1893">
          <text:p/>
        </draw:connector>
        <draw:custom-shape draw:style-name="gr5" draw:text-style-name="P1" xml:id="id338" draw:id="id338" draw:layer="Layout" svg:width="0.505cm" svg:height="1.021cm" svg:x="16.213cm" svg:y="13.8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39" draw:id="id339" draw:layer="Layout" svg:width="0.505cm" svg:height="1.021cm" svg:x="17.058cm" svg:y="13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6.718cm" svg:y1="14.336cm" svg:x2="17.058cm" svg:y2="14.337cm" draw:start-shape="id338" draw:start-glue-point="10" draw:end-shape="id339" draw:end-glue-point="6" svg:d="M16718 14336h170v1h170" svg:viewBox="0 0 341 2">
          <text:p/>
        </draw:connector>
        <draw:connector draw:style-name="gr3" draw:text-style-name="P1" draw:layer="layout" draw:type="line" svg:x1="14.926cm" svg:y1="16.041cm" svg:x2="16.466cm" svg:y2="14.846cm" draw:start-shape="id330" draw:start-glue-point="4" draw:end-shape="id338" draw:end-glue-point="8" svg:d="M14926 16041l1540-1195" svg:viewBox="0 0 1541 1196">
          <text:p/>
        </draw:connector>
        <draw:connector draw:style-name="gr3" draw:text-style-name="P1" draw:layer="layout" draw:type="line" svg:x1="18.007cm" svg:y1="16.042cm" svg:x2="16.466cm" svg:y2="14.846cm" draw:start-shape="id336" draw:start-glue-point="4" draw:end-shape="id338" draw:end-glue-point="8" svg:d="M18007 16042l-1541-1196" svg:viewBox="0 0 1542 1197">
          <text:p/>
        </draw:connector>
        <draw:connector draw:style-name="gr3" draw:text-style-name="P1" draw:layer="layout" draw:type="line" svg:x1="15.771cm" svg:y1="16.042cm" svg:x2="17.311cm" svg:y2="14.847cm" draw:start-shape="id331" draw:start-glue-point="4" draw:end-shape="id339" draw:end-glue-point="8" svg:d="M15771 16042l1540-1195" svg:viewBox="0 0 1541 1196">
          <text:p/>
        </draw:connector>
        <draw:connector draw:style-name="gr3" draw:text-style-name="P1" draw:layer="layout" draw:type="line" svg:x1="18.853cm" svg:y1="16.043cm" svg:x2="17.311cm" svg:y2="14.847cm" draw:start-shape="id337" draw:start-glue-point="4" draw:end-shape="id339" draw:end-glue-point="8" svg:d="M18853 16043l-1542-1196" svg:viewBox="0 0 1543 1197">
          <text:p/>
        </draw:connector>
        <draw:custom-shape draw:style-name="gr5" draw:text-style-name="P1" xml:id="id341" draw:id="id341" draw:layer="Layout" svg:width="0.505cm" svg:height="1.021cm" svg:x="21.134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0.744cm" svg:y1="19.466cm" svg:x2="21.134cm" svg:y2="19.467cm" draw:start-shape="id340" draw:start-glue-point="10" draw:end-shape="id341" draw:end-glue-point="6" svg:d="M20744 19466h195v1h195" svg:viewBox="0 0 391 2">
          <text:p/>
        </draw:connector>
        <draw:custom-shape draw:style-name="gr5" draw:text-style-name="P1" xml:id="id342" draw:id="id342" draw:layer="Layout" svg:width="0.505cm" svg:height="1.021cm" svg:x="21.73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43" draw:id="id343" draw:layer="Layout" svg:width="0.505cm" svg:height="1.021cm" svg:x="22.575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2.235cm" svg:y1="19.466cm" svg:x2="22.575cm" svg:y2="19.467cm" draw:start-shape="id342" draw:start-glue-point="10" draw:end-shape="id343" draw:end-glue-point="6" svg:d="M22235 19466h170v1h170" svg:viewBox="0 0 341 2">
          <text:p/>
        </draw:connector>
        <draw:custom-shape draw:style-name="gr5" draw:text-style-name="P1" xml:id="id344" draw:id="id344" draw:layer="Layout" svg:width="0.505cm" svg:height="1.021cm" svg:x="20.985cm" svg:y="16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45" draw:id="id345" draw:layer="Layout" svg:width="0.505cm" svg:height="1.021cm" svg:x="21.83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1.49cm" svg:y1="16.553cm" svg:x2="21.83cm" svg:y2="16.554cm" draw:start-shape="id344" draw:start-glue-point="10" draw:end-shape="id345" draw:end-glue-point="6" svg:d="M21490 16553h170v1h170" svg:viewBox="0 0 341 2">
          <text:p/>
        </draw:connector>
        <draw:connector draw:style-name="gr3" draw:text-style-name="P1" draw:layer="layout" draw:type="line" svg:x1="21.238cm" svg:y1="17.063cm" svg:x2="20.492cm" svg:y2="18.955cm" draw:start-shape="id344" draw:start-glue-point="8" draw:end-shape="id340" draw:end-glue-point="4" svg:d="M21238 17063l-746 1892" svg:viewBox="0 0 747 1893">
          <text:p/>
        </draw:connector>
        <draw:connector draw:style-name="gr3" draw:text-style-name="P1" draw:layer="layout" draw:type="line" svg:x1="21.238cm" svg:y1="17.063cm" svg:x2="21.983cm" svg:y2="18.955cm" draw:start-shape="id344" draw:start-glue-point="8" draw:end-shape="id342" draw:end-glue-point="4" svg:d="M21238 17063l745 1892" svg:viewBox="0 0 746 1893">
          <text:p/>
        </draw:connector>
        <draw:connector draw:style-name="gr3" draw:text-style-name="P1" draw:layer="layout" draw:type="line" svg:x1="21.387cm" svg:y1="18.956cm" svg:x2="22.083cm" svg:y2="17.064cm" draw:start-shape="id341" draw:start-glue-point="4" draw:end-shape="id345" draw:end-glue-point="8" svg:d="M21387 18956l696-1892" svg:viewBox="0 0 697 1893">
          <text:p/>
        </draw:connector>
        <draw:connector draw:style-name="gr3" draw:text-style-name="P1" draw:layer="layout" draw:type="line" svg:x1="22.083cm" svg:y1="17.064cm" svg:x2="22.828cm" svg:y2="18.956cm" draw:start-shape="id345" draw:start-glue-point="8" draw:end-shape="id343" draw:end-glue-point="4" svg:d="M22083 17064l745 1892" svg:viewBox="0 0 746 1893">
          <text:p/>
        </draw:connector>
        <draw:custom-shape draw:style-name="gr5" draw:text-style-name="P1" xml:id="id346" draw:id="id346" draw:layer="Layout" svg:width="0.505cm" svg:height="1.021cm" svg:x="23.37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47" draw:id="id347" draw:layer="Layout" svg:width="0.505cm" svg:height="1.021cm" svg:x="24.216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3.875cm" svg:y1="19.467cm" svg:x2="24.216cm" svg:y2="19.468cm" draw:start-shape="id346" draw:start-glue-point="10" draw:end-shape="id347" draw:end-glue-point="6" svg:d="M23875 19467h170v1h171" svg:viewBox="0 0 342 2">
          <text:p/>
        </draw:connector>
        <draw:custom-shape draw:style-name="gr5" draw:text-style-name="P1" xml:id="id348" draw:id="id348" draw:layer="Layout" svg:width="0.505cm" svg:height="1.021cm" svg:x="24.812cm" svg:y="18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49" draw:id="id349" draw:layer="Layout" svg:width="0.505cm" svg:height="1.021cm" svg:x="25.657cm" svg:y="18.9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5.317cm" svg:y1="19.467cm" svg:x2="25.657cm" svg:y2="19.468cm" draw:start-shape="id348" draw:start-glue-point="10" draw:end-shape="id349" draw:end-glue-point="6" svg:d="M25317 19467h170v1h170" svg:viewBox="0 0 341 2">
          <text:p/>
        </draw:connector>
        <draw:custom-shape draw:style-name="gr5" draw:text-style-name="P1" xml:id="id350" draw:id="id350" draw:layer="Layout" svg:width="0.505cm" svg:height="1.021cm" svg:x="24.067cm" svg:y="16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51" draw:id="id351" draw:layer="Layout" svg:width="0.505cm" svg:height="1.021cm" svg:x="24.912cm" svg:y="16.0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4.572cm" svg:y1="16.554cm" svg:x2="24.912cm" svg:y2="16.555cm" draw:start-shape="id350" draw:start-glue-point="10" draw:end-shape="id351" draw:end-glue-point="6" svg:d="M24572 16554h170v1h170" svg:viewBox="0 0 341 2">
          <text:p/>
        </draw:connector>
        <draw:connector draw:style-name="gr3" draw:text-style-name="P1" draw:layer="layout" draw:type="line" svg:x1="24.32cm" svg:y1="17.064cm" svg:x2="23.623cm" svg:y2="18.956cm" draw:start-shape="id350" draw:start-glue-point="8" draw:end-shape="id346" draw:end-glue-point="4" svg:d="M24320 17064l-697 1892" svg:viewBox="0 0 698 1893">
          <text:p/>
        </draw:connector>
        <draw:connector draw:style-name="gr3" draw:text-style-name="P1" draw:layer="layout" draw:type="line" svg:x1="24.32cm" svg:y1="17.064cm" svg:x2="25.065cm" svg:y2="18.956cm" draw:start-shape="id350" draw:start-glue-point="8" draw:end-shape="id348" draw:end-glue-point="4" svg:d="M24320 17064l745 1892" svg:viewBox="0 0 746 1893">
          <text:p/>
        </draw:connector>
        <draw:connector draw:style-name="gr3" draw:text-style-name="P1" draw:layer="layout" draw:type="line" svg:x1="24.469cm" svg:y1="18.957cm" svg:x2="25.165cm" svg:y2="17.065cm" draw:start-shape="id347" draw:start-glue-point="4" draw:end-shape="id351" draw:end-glue-point="8" svg:d="M24469 18957l696-1892" svg:viewBox="0 0 697 1893">
          <text:p/>
        </draw:connector>
        <draw:connector draw:style-name="gr3" draw:text-style-name="P1" draw:layer="layout" draw:type="line" svg:x1="25.165cm" svg:y1="17.065cm" svg:x2="25.91cm" svg:y2="18.957cm" draw:start-shape="id351" draw:start-glue-point="8" draw:end-shape="id349" draw:end-glue-point="4" svg:d="M25165 17065l745 1892" svg:viewBox="0 0 746 1893">
          <text:p/>
        </draw:connector>
        <draw:custom-shape draw:style-name="gr5" draw:text-style-name="P1" xml:id="id352" draw:id="id352" draw:layer="Layout" svg:width="0.505cm" svg:height="1.021cm" svg:x="22.525cm" svg:y="13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53" draw:id="id353" draw:layer="Layout" svg:width="0.505cm" svg:height="1.021cm" svg:x="23.37cm" svg:y="13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23.03cm" svg:y1="14.337cm" svg:x2="23.37cm" svg:y2="14.338cm" draw:start-shape="id352" draw:start-glue-point="10" draw:end-shape="id353" draw:end-glue-point="6" svg:d="M23030 14337h170v1h170" svg:viewBox="0 0 341 2">
          <text:p/>
        </draw:connector>
        <draw:connector draw:style-name="gr3" draw:text-style-name="P1" draw:layer="layout" draw:type="line" svg:x1="21.238cm" svg:y1="16.042cm" svg:x2="22.778cm" svg:y2="14.847cm" draw:start-shape="id344" draw:start-glue-point="4" draw:end-shape="id352" draw:end-glue-point="8" svg:d="M21238 16042l1540-1195" svg:viewBox="0 0 1541 1196">
          <text:p/>
        </draw:connector>
        <draw:connector draw:style-name="gr3" draw:text-style-name="P1" draw:layer="layout" draw:type="line" svg:x1="24.32cm" svg:y1="16.043cm" svg:x2="22.778cm" svg:y2="14.847cm" draw:start-shape="id350" draw:start-glue-point="4" draw:end-shape="id352" draw:end-glue-point="8" svg:d="M24320 16043l-1542-1196" svg:viewBox="0 0 1543 1197">
          <text:p/>
        </draw:connector>
        <draw:connector draw:style-name="gr3" draw:text-style-name="P1" draw:layer="layout" draw:type="line" svg:x1="22.083cm" svg:y1="16.043cm" svg:x2="23.623cm" svg:y2="14.848cm" draw:start-shape="id345" draw:start-glue-point="4" draw:end-shape="id353" draw:end-glue-point="8" svg:d="M22083 16043l1540-1195" svg:viewBox="0 0 1541 1196">
          <text:p/>
        </draw:connector>
        <draw:connector draw:style-name="gr3" draw:text-style-name="P1" draw:layer="layout" draw:type="line" svg:x1="25.165cm" svg:y1="16.044cm" svg:x2="23.623cm" svg:y2="14.848cm" draw:start-shape="id351" draw:start-glue-point="4" draw:end-shape="id353" draw:end-glue-point="8" svg:d="M25165 16044l-1542-1196" svg:viewBox="0 0 1543 1197">
          <text:p/>
        </draw:connector>
        <draw:custom-shape draw:style-name="gr5" draw:text-style-name="P1" xml:id="id340" draw:id="id340" draw:layer="Layout" svg:width="0.505cm" svg:height="1.021cm" svg:x="20.239cm" svg:y="1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16.466cm" svg:y1="13.825cm" svg:x2="19.458cm" svg:y2="12.662cm" draw:start-shape="id338" draw:start-glue-point="4" draw:end-shape="id325" draw:end-glue-point="8" svg:d="M16466 13825l2992-1163" svg:viewBox="0 0 2993 1164">
          <text:p/>
        </draw:connector>
        <draw:connector draw:style-name="gr3" draw:text-style-name="P1" draw:layer="layout" draw:type="line" svg:x1="17.311cm" svg:y1="13.826cm" svg:x2="20.303cm" svg:y2="12.663cm" draw:start-shape="id339" draw:start-glue-point="4" draw:end-shape="id326" draw:end-glue-point="8" svg:d="M17311 13826l2992-1163" svg:viewBox="0 0 2993 1164">
          <text:p/>
        </draw:connector>
        <draw:connector draw:style-name="gr3" draw:text-style-name="P1" draw:layer="layout" draw:type="line" svg:x1="19.458cm" svg:y1="12.662cm" svg:x2="22.778cm" svg:y2="13.826cm" draw:start-shape="id325" draw:start-glue-point="8" draw:end-shape="id352" draw:end-glue-point="4" svg:d="M19458 12662l3320 1164" svg:viewBox="0 0 3321 1165">
          <text:p/>
        </draw:connector>
        <draw:connector draw:style-name="gr3" draw:text-style-name="P1" draw:layer="layout" draw:type="line" svg:x1="20.303cm" svg:y1="12.663cm" svg:x2="23.623cm" svg:y2="13.827cm" draw:start-shape="id326" draw:start-glue-point="8" draw:end-shape="id353" draw:end-glue-point="4" svg:d="M20303 12663l3320 1164" svg:viewBox="0 0 3321 1165">
          <text:p/>
        </draw:connector>
        <draw:custom-shape draw:style-name="gr5" draw:text-style-name="P1" xml:id="id354" draw:id="id354" draw:layer="Layout" svg:width="0.505cm" svg:height="1.021cm" svg:x="12.105cm" svg:y="8.1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55" draw:id="id355" draw:layer="Layout" svg:width="0.505cm" svg:height="1.021cm" svg:x="12.95cm" svg:y="8.1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6.758cm" svg:y1="11.641cm" svg:x2="12.358cm" svg:y2="9.162cm" draw:start-shape="id324" draw:start-glue-point="4" draw:end-shape="id354" draw:end-glue-point="8" svg:d="M6758 11641l5600-2479" svg:viewBox="0 0 5601 2480">
          <text:p/>
        </draw:connector>
        <draw:connector draw:style-name="gr3" draw:text-style-name="P1" draw:layer="layout" draw:type="line" svg:x1="12.358cm" svg:y1="9.162cm" svg:x2="19.458cm" svg:y2="11.641cm" draw:start-shape="id354" draw:start-glue-point="8" draw:end-shape="id325" draw:end-glue-point="4" svg:d="M12358 9162l7100 2479" svg:viewBox="0 0 7101 2480">
          <text:p/>
        </draw:connector>
        <draw:connector draw:style-name="gr3" draw:text-style-name="P1" draw:layer="layout" draw:type="line" svg:x1="13.203cm" svg:y1="9.163cm" svg:x2="20.303cm" svg:y2="11.642cm" draw:start-shape="id355" draw:start-glue-point="8" draw:end-shape="id326" draw:end-glue-point="4" svg:d="M13203 9163l7100 2479" svg:viewBox="0 0 7101 2480">
          <text:p/>
        </draw:connector>
        <draw:connector draw:style-name="gr3" draw:text-style-name="P1" draw:layer="layout" draw:type="line" svg:x1="12.95cm" svg:y1="8.653cm" svg:x2="12.61cm" svg:y2="8.652cm" draw:start-shape="id355" draw:start-glue-point="6" draw:end-shape="id354" draw:end-glue-point="10" svg:d="M12950 8653l-340-1" svg:viewBox="0 0 341 2">
          <text:p/>
        </draw:connector>
        <draw:connector draw:style-name="gr7" draw:text-style-name="P1" draw:layer="layout" draw:type="line" svg:x1="7.83cm" svg:y1="12.705cm" svg:x2="10.923cm" svg:y2="13.827cm" draw:start-shape="id322" draw:start-glue-point="8" draw:end-shape="id323" draw:end-glue-point="4" svg:d="M7830 12705l3093 1122" svg:viewBox="0 0 3094 1123">
          <text:p/>
        </draw:connector>
        <draw:connector draw:style-name="gr8" draw:text-style-name="P1" draw:layer="layout" draw:type="line" svg:x1="7.83cm" svg:y1="11.684cm" svg:x2="13.203cm" svg:y2="9.163cm" draw:start-shape="id322" draw:start-glue-point="4" draw:end-shape="id355" draw:end-glue-point="8" svg:d="M7830 11684l5373-2521" svg:viewBox="0 0 5374 2522">
          <text:p/>
        </draw:connector>
        <draw:connector draw:style-name="gr7" draw:text-style-name="P1" draw:layer="layout" draw:type="line" svg:x1="9.636cm" svg:y1="14.848cm" svg:x2="8.538cm" svg:y2="16.042cm" draw:start-shape="id314" draw:start-glue-point="8" draw:end-shape="id312" draw:end-glue-point="4" svg:d="M9636 14848l-1098 1194" svg:viewBox="0 0 1099 1195">
          <text:p/>
        </draw:connector>
        <draw:connector draw:style-name="gr7" draw:text-style-name="P1" draw:layer="layout" draw:type="line" svg:x1="9.384cm" svg:y1="17.064cm" svg:x2="10.128cm" svg:y2="18.956cm" draw:start-shape="id313" draw:start-glue-point="8" draw:end-shape="id315" draw:end-glue-point="4" svg:d="M9384 17064l744 1892" svg:viewBox="0 0 745 1893">
          <text:p/>
        </draw:connector>
        <draw:connector draw:style-name="gr8" draw:text-style-name="P1" draw:layer="layout" draw:type="line" svg:x1="9.562cm" svg:y1="16.192cm" svg:x2="10.923cm" svg:y2="14.848cm" draw:start-shape="id313" draw:start-glue-point="11" draw:end-shape="id323" draw:end-glue-point="8" svg:d="M9562 16192l1361-1344" svg:viewBox="0 0 1362 1345">
          <text:p/>
        </draw:connecto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6T19:26:31.008396141</meta:creation-date>
    <meta:editing-duration>PT1H22M6S</meta:editing-duration>
    <meta:editing-cycles>6</meta:editing-cycles>
    <dc:date>2015-01-26T21:19:21.561527964</dc:date>
    <meta:generator>LibreOffice/4.2.7.2$Linux_X86_64 LibreOffice_project/420m0$Build-2</meta:generator>
    <meta:document-statistic meta:object-count="932"/>
  </office:meta>
</office:document-meta>
</file>